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officeooo:rsid="001ff881" officeooo:paragraph-rsid="001ff881"/>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officeooo:rsid="0021de84" officeooo:paragraph-rsid="0021de84"/>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0" style:family="paragraph" style:parent-style-name="Standard">
      <style:paragraph-properties fo:text-align="center" style:justify-single-word="false"/>
      <style:text-properties fo:color="#000000" fo:font-size="15pt" fo:font-style="italic" fo:font-weight="bold" style:font-size-asian="15pt" style:font-style-asian="italic" style:font-weight-asian="bold" style:font-size-complex="15pt" style:font-style-complex="italic"/>
    </style:style>
    <style:style style:name="P11" style:family="paragraph" style:parent-style-name="Standard">
      <style:paragraph-properties fo:text-align="center" style:justify-single-word="false"/>
      <style:text-properties fo:color="#000000"/>
    </style:style>
    <style:style style:name="P12"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13" style:family="paragraph" style:parent-style-name="Paragraph">
      <style:paragraph-properties fo:break-before="page"/>
    </style:style>
    <style:style style:name="P14" style:family="paragraph" style:parent-style-name="Chapter_20_Title">
      <style:paragraph-properties fo:break-before="page"/>
      <style:text-properties officeooo:rsid="000a96af" officeooo:paragraph-rsid="000a96af"/>
    </style:style>
    <style:style style:name="P15" style:family="paragraph" style:parent-style-name="Chapter_20_Title">
      <style:paragraph-properties fo:break-before="page"/>
      <style:text-properties officeooo:rsid="003cedc2" officeooo:paragraph-rsid="003baf82"/>
    </style:style>
    <style:style style:name="P16" style:family="paragraph" style:parent-style-name="Chapter_20_Title">
      <style:paragraph-properties fo:break-before="page"/>
      <style:text-properties officeooo:rsid="0025713b" officeooo:paragraph-rsid="0025713b"/>
    </style:style>
    <style:style style:name="P17" style:family="paragraph" style:parent-style-name="Heading">
      <style:text-properties officeooo:paragraph-rsid="000a6551"/>
    </style:style>
    <style:style style:name="P18" style:family="paragraph" style:parent-style-name="Paragraphs">
      <style:text-properties officeooo:rsid="004eacde" officeooo:paragraph-rsid="004eacde"/>
    </style:style>
    <style:style style:name="P19" style:family="paragraph" style:parent-style-name="Paragraphs">
      <style:text-properties fo:font-style="italic" officeooo:rsid="015b9297" officeooo:paragraph-rsid="015b9297" style:font-style-asian="italic" style:font-style-complex="italic"/>
    </style:style>
    <style:style style:name="P20" style:family="paragraph" style:parent-style-name="Author_20_Name">
      <style:text-properties officeooo:rsid="000a6551" officeooo:paragraph-rsid="000a6551"/>
    </style:style>
    <style:style style:name="P21" style:family="paragraph" style:parent-style-name="Paragraph">
      <style:text-properties officeooo:rsid="000a96af" officeooo:paragraph-rsid="000c6819"/>
    </style:style>
    <style:style style:name="P22" style:family="paragraph" style:parent-style-name="Paragraph">
      <style:text-properties officeooo:rsid="000d279d" officeooo:paragraph-rsid="000d279d"/>
    </style:style>
    <style:style style:name="P23" style:family="paragraph" style:parent-style-name="Paragraph">
      <style:text-properties fo:font-style="italic" fo:font-weight="bold" officeooo:rsid="00a9bcf6" officeooo:paragraph-rsid="00a9bcf6" style:font-style-asian="italic" style:font-weight-asian="bold" style:font-style-complex="italic" style:font-weight-complex="bold"/>
    </style:style>
    <style:style style:name="P24"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25" style:family="paragraph" style:parent-style-name="Paragraph">
      <style:text-properties fo:font-style="italic" officeooo:rsid="0166d2c0" officeooo:paragraph-rsid="0166d2c0" style:font-style-asian="italic" style:font-style-complex="italic"/>
    </style:style>
    <style:style style:name="P26" style:family="paragraph" style:parent-style-name="Paragraph">
      <style:text-properties fo:font-style="italic" officeooo:rsid="018d92da" officeooo:paragraph-rsid="018d92da" style:font-style-asian="italic" style:font-style-complex="italic"/>
    </style:style>
    <style:style style:name="P27" style:family="paragraph" style:parent-style-name="Paragraph">
      <style:text-properties fo:font-style="italic" officeooo:rsid="0193d87b" officeooo:paragraph-rsid="0193d87b" style:font-style-asian="italic" style:font-style-complex="italic"/>
    </style:style>
    <style:style style:name="P28" style:family="paragraph" style:parent-style-name="Paragraph">
      <style:text-properties fo:font-style="italic" officeooo:rsid="01a7bda2" officeooo:paragraph-rsid="01a7bda2" style:font-style-asian="italic" style:font-style-complex="italic"/>
    </style:style>
    <style:style style:name="P29" style:family="paragraph" style:parent-style-name="Paragraph">
      <style:text-properties fo:font-style="italic" officeooo:rsid="01b5ab60" officeooo:paragraph-rsid="01bd084e" style:font-style-asian="italic" style:font-style-complex="italic"/>
    </style:style>
    <style:style style:name="P30" style:family="paragraph" style:parent-style-name="Paragraph">
      <style:text-properties fo:font-style="italic" officeooo:rsid="01c2fde3" officeooo:paragraph-rsid="01c2fde3" style:font-style-asian="italic" style:font-style-complex="italic"/>
    </style:style>
    <style:style style:name="P31" style:family="paragraph" style:parent-style-name="Paragraph">
      <style:text-properties fo:font-style="italic" officeooo:rsid="01d30d60" officeooo:paragraph-rsid="01d30d60" style:font-style-asian="italic" style:font-style-complex="italic"/>
    </style:style>
    <style:style style:name="P32" style:family="paragraph" style:parent-style-name="Paragraph">
      <style:text-properties fo:font-style="italic" officeooo:rsid="01d96aaa" officeooo:paragraph-rsid="01d96aaa" style:font-style-asian="italic" style:font-style-complex="italic"/>
    </style:style>
    <style:style style:name="P33"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34"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35" style:family="paragraph" style:parent-style-name="Paragraph">
      <style:text-properties officeooo:rsid="00262887" officeooo:paragraph-rsid="00280495"/>
    </style:style>
    <style:style style:name="P36" style:family="paragraph" style:parent-style-name="Paragraph">
      <style:text-properties officeooo:rsid="00280495" officeooo:paragraph-rsid="00280495"/>
    </style:style>
    <style:style style:name="P37" style:family="paragraph" style:parent-style-name="Paragraph">
      <style:text-properties officeooo:rsid="00295c2e" officeooo:paragraph-rsid="00295c2e"/>
    </style:style>
    <style:style style:name="P38" style:family="paragraph" style:parent-style-name="Paragraph">
      <style:text-properties officeooo:rsid="00295c2e" officeooo:paragraph-rsid="002d193b"/>
    </style:style>
    <style:style style:name="P39" style:family="paragraph" style:parent-style-name="Paragraph">
      <style:text-properties officeooo:rsid="002efc3a" officeooo:paragraph-rsid="003db748"/>
    </style:style>
    <style:style style:name="P40" style:family="paragraph" style:parent-style-name="Paragraph">
      <style:text-properties officeooo:rsid="002efc3a" officeooo:paragraph-rsid="00da4c7d"/>
    </style:style>
    <style:style style:name="P41" style:family="paragraph" style:parent-style-name="Paragraph">
      <style:text-properties fo:font-style="normal" officeooo:rsid="00295c2e" officeooo:paragraph-rsid="002d193b" style:font-style-asian="normal" style:font-style-complex="normal"/>
    </style:style>
    <style:style style:name="P42" style:family="paragraph" style:parent-style-name="Paragraph">
      <style:text-properties fo:font-style="normal" officeooo:rsid="0029c431" officeooo:paragraph-rsid="0029c431" style:font-style-asian="normal" style:font-style-complex="normal"/>
    </style:style>
    <style:style style:name="P43" style:family="paragraph" style:parent-style-name="Paragraph">
      <style:text-properties fo:font-style="normal" officeooo:rsid="0105b511" officeooo:paragraph-rsid="010c716f" style:font-style-asian="normal" style:font-style-complex="normal"/>
    </style:style>
    <style:style style:name="P44" style:family="paragraph" style:parent-style-name="Paragraph">
      <style:text-properties fo:font-style="normal" officeooo:rsid="0166d2c0" officeooo:paragraph-rsid="0166d2c0" style:font-style-asian="normal" style:font-style-complex="normal"/>
    </style:style>
    <style:style style:name="P45" style:family="paragraph" style:parent-style-name="Paragraph">
      <style:text-properties fo:font-style="normal" officeooo:rsid="01675255" officeooo:paragraph-rsid="01675255" style:font-style-asian="normal" style:font-style-complex="normal"/>
    </style:style>
    <style:style style:name="P46" style:family="paragraph" style:parent-style-name="Paragraph">
      <style:text-properties fo:font-style="normal" officeooo:rsid="015dce89" officeooo:paragraph-rsid="0193d87b" style:font-style-asian="normal" style:font-style-complex="normal"/>
    </style:style>
    <style:style style:name="P47" style:family="paragraph" style:parent-style-name="Paragraph">
      <style:text-properties fo:font-style="normal" officeooo:rsid="02075a8e" officeooo:paragraph-rsid="02075a8e" style:font-style-asian="normal" style:font-style-complex="normal"/>
    </style:style>
    <style:style style:name="P48" style:family="paragraph" style:parent-style-name="Paragraph">
      <style:text-properties fo:font-style="normal" fo:font-weight="normal" officeooo:rsid="003cedc2" officeooo:paragraph-rsid="003cedc2" style:font-style-asian="normal" style:font-weight-asian="normal" style:font-style-complex="normal" style:font-weight-complex="normal"/>
    </style:style>
    <style:style style:name="P49" style:family="paragraph" style:parent-style-name="Paragraph">
      <style:text-properties fo:font-style="normal" style:text-underline-style="none" fo:font-weight="normal" officeooo:rsid="019011db" officeooo:paragraph-rsid="019011db" style:font-style-asian="normal" style:font-weight-asian="normal" style:font-style-complex="normal" style:font-weight-complex="normal"/>
    </style:style>
    <style:style style:name="P50" style:family="paragraph" style:parent-style-name="Paragraph">
      <style:text-properties officeooo:paragraph-rsid="00d897b6"/>
    </style:style>
    <style:style style:name="P51" style:family="paragraph" style:parent-style-name="Paragraph">
      <style:text-properties officeooo:rsid="00289aa7" officeooo:paragraph-rsid="00d897b6"/>
    </style:style>
    <style:style style:name="P52" style:family="paragraph" style:parent-style-name="Paragraph">
      <style:text-properties officeooo:paragraph-rsid="00e49d5f"/>
    </style:style>
    <style:style style:name="P53" style:family="paragraph" style:parent-style-name="Paragraph">
      <style:text-properties officeooo:paragraph-rsid="00e74083"/>
    </style:style>
    <style:style style:name="P54" style:family="paragraph" style:parent-style-name="Paragraph">
      <style:text-properties officeooo:paragraph-rsid="00ed8a22"/>
    </style:style>
    <style:style style:name="P55" style:family="paragraph" style:parent-style-name="Paragraph">
      <style:text-properties officeooo:paragraph-rsid="00f3f518"/>
    </style:style>
    <style:style style:name="P56" style:family="paragraph" style:parent-style-name="Paragraph">
      <style:text-properties officeooo:paragraph-rsid="00f5d669"/>
    </style:style>
    <style:style style:name="P57" style:family="paragraph" style:parent-style-name="Paragraph">
      <style:text-properties officeooo:rsid="00f5d669" officeooo:paragraph-rsid="00f5d669"/>
    </style:style>
    <style:style style:name="P58" style:family="paragraph" style:parent-style-name="Paragraph">
      <style:text-properties officeooo:paragraph-rsid="00f68711"/>
    </style:style>
    <style:style style:name="P59" style:family="paragraph" style:parent-style-name="Paragraph">
      <style:text-properties officeooo:rsid="00bddc34" officeooo:paragraph-rsid="00bddc34"/>
    </style:style>
    <style:style style:name="P60" style:family="paragraph" style:parent-style-name="Paragraph">
      <style:text-properties officeooo:paragraph-rsid="00f7587f"/>
    </style:style>
    <style:style style:name="P61" style:family="paragraph" style:parent-style-name="Paragraph">
      <style:text-properties officeooo:rsid="0029c431" officeooo:paragraph-rsid="002b6163"/>
    </style:style>
    <style:style style:name="P62" style:family="paragraph" style:parent-style-name="Paragraph">
      <style:text-properties officeooo:rsid="00fbd112" officeooo:paragraph-rsid="00fbd112"/>
    </style:style>
    <style:style style:name="P63" style:family="paragraph" style:parent-style-name="Paragraph">
      <style:text-properties officeooo:rsid="00fbd112" officeooo:paragraph-rsid="00ffb647"/>
    </style:style>
    <style:style style:name="P64" style:family="paragraph" style:parent-style-name="Paragraph">
      <style:text-properties officeooo:paragraph-rsid="0108b231"/>
    </style:style>
    <style:style style:name="P65" style:family="paragraph" style:parent-style-name="Paragraph">
      <style:text-properties officeooo:paragraph-rsid="010e8ba0"/>
    </style:style>
    <style:style style:name="P66" style:family="paragraph" style:parent-style-name="Paragraph">
      <style:text-properties officeooo:paragraph-rsid="011f52eb"/>
    </style:style>
    <style:style style:name="P67" style:family="paragraph" style:parent-style-name="Paragraph">
      <style:paragraph-properties fo:line-height="100%"/>
      <style:text-properties officeooo:paragraph-rsid="011f52eb"/>
    </style:style>
    <style:style style:name="P68" style:family="paragraph" style:parent-style-name="Paragraph">
      <style:text-properties officeooo:rsid="00f68711" officeooo:paragraph-rsid="011dbfe9"/>
    </style:style>
    <style:style style:name="P69" style:family="paragraph" style:parent-style-name="Paragraph">
      <style:text-properties officeooo:rsid="00fc9645" officeooo:paragraph-rsid="00fc9645"/>
    </style:style>
    <style:style style:name="P70" style:family="paragraph" style:parent-style-name="Paragraph">
      <style:text-properties officeooo:paragraph-rsid="01455d8d"/>
    </style:style>
    <style:style style:name="P71" style:family="paragraph" style:parent-style-name="Paragraph">
      <style:text-properties officeooo:rsid="014d5104" officeooo:paragraph-rsid="014d5104"/>
    </style:style>
    <style:style style:name="P72" style:family="paragraph" style:parent-style-name="Paragraph">
      <style:text-properties officeooo:rsid="014d5104" officeooo:paragraph-rsid="0157af8c"/>
    </style:style>
    <style:style style:name="P73" style:family="paragraph" style:parent-style-name="Paragraph">
      <style:text-properties officeooo:rsid="0157dd30" officeooo:paragraph-rsid="0157dd30"/>
    </style:style>
    <style:style style:name="P74" style:family="paragraph" style:parent-style-name="Paragraph">
      <style:text-properties officeooo:rsid="0157dd30" officeooo:paragraph-rsid="015923bc"/>
    </style:style>
    <style:style style:name="P75" style:family="paragraph" style:parent-style-name="Paragraph">
      <style:text-properties officeooo:rsid="0157dd30" officeooo:paragraph-rsid="0159d819"/>
    </style:style>
    <style:style style:name="P76" style:family="paragraph" style:parent-style-name="Paragraph">
      <style:text-properties officeooo:rsid="01675255" officeooo:paragraph-rsid="01675255"/>
    </style:style>
    <style:style style:name="P77" style:family="paragraph" style:parent-style-name="Paragraph">
      <style:text-properties officeooo:rsid="01689791" officeooo:paragraph-rsid="01689791"/>
    </style:style>
    <style:style style:name="P78" style:family="paragraph" style:parent-style-name="Paragraph">
      <style:text-properties officeooo:rsid="016b639a" officeooo:paragraph-rsid="016b639a"/>
    </style:style>
    <style:style style:name="P79" style:family="paragraph" style:parent-style-name="Paragraph">
      <style:text-properties officeooo:rsid="016d41d7" officeooo:paragraph-rsid="016d41d7"/>
    </style:style>
    <style:style style:name="P80" style:family="paragraph" style:parent-style-name="Paragraph">
      <style:text-properties officeooo:rsid="016d44fb" officeooo:paragraph-rsid="016d44fb"/>
    </style:style>
    <style:style style:name="P81" style:family="paragraph" style:parent-style-name="Paragraph">
      <style:text-properties officeooo:rsid="016fe1c9" officeooo:paragraph-rsid="016fe1c9"/>
    </style:style>
    <style:style style:name="P82" style:family="paragraph" style:parent-style-name="Paragraph">
      <style:text-properties officeooo:rsid="0170c4d1" officeooo:paragraph-rsid="0170c4d1"/>
    </style:style>
    <style:style style:name="P83" style:family="paragraph" style:parent-style-name="Paragraph">
      <style:text-properties officeooo:rsid="0177a38c" officeooo:paragraph-rsid="01869373"/>
    </style:style>
    <style:style style:name="P84" style:family="paragraph" style:parent-style-name="Paragraph">
      <style:text-properties officeooo:rsid="017e9593" officeooo:paragraph-rsid="017e9593"/>
    </style:style>
    <style:style style:name="P85" style:family="paragraph" style:parent-style-name="Paragraph">
      <style:text-properties officeooo:paragraph-rsid="018b3b37"/>
    </style:style>
    <style:style style:name="P86" style:family="paragraph" style:parent-style-name="Paragraph">
      <style:text-properties officeooo:rsid="0191ea2e" officeooo:paragraph-rsid="0191ea2e"/>
    </style:style>
    <style:style style:name="P87" style:family="paragraph" style:parent-style-name="Paragraph">
      <style:text-properties officeooo:rsid="00f7587f" officeooo:paragraph-rsid="00f7587f"/>
    </style:style>
    <style:style style:name="P88" style:family="paragraph" style:parent-style-name="Paragraph">
      <style:text-properties officeooo:rsid="015d4747" officeooo:paragraph-rsid="015d4747"/>
    </style:style>
    <style:style style:name="P89" style:family="paragraph" style:parent-style-name="Paragraph">
      <style:text-properties officeooo:rsid="0055e835" officeooo:paragraph-rsid="01972c1b"/>
    </style:style>
    <style:style style:name="P90" style:family="paragraph" style:parent-style-name="Paragraph">
      <style:text-properties officeooo:rsid="009b922d" officeooo:paragraph-rsid="009b922d"/>
    </style:style>
    <style:style style:name="P91" style:family="paragraph" style:parent-style-name="Paragraph">
      <style:text-properties officeooo:rsid="01dd6f07" officeooo:paragraph-rsid="01dd6f07"/>
    </style:style>
    <style:style style:name="P92" style:family="paragraph" style:parent-style-name="Paragraph">
      <style:text-properties officeooo:rsid="0201d1f3" officeooo:paragraph-rsid="0201d1f3"/>
    </style:style>
    <style:style style:name="P93" style:family="paragraph" style:parent-style-name="Paragraph">
      <style:text-properties officeooo:rsid="02075a8e" officeooo:paragraph-rsid="02075a8e"/>
    </style:style>
    <style:style style:name="P94"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0324768" fo:hyphenate="false" fo:hyphenation-remain-char-count="2" fo:hyphenation-push-char-count="2"/>
    </style:style>
    <style:style style:name="P95"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96"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97"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98"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9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0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d4b41" officeooo:paragraph-rsid="01fd4b41" style:font-style-asian="italic" style:font-weight-asian="bold" style:font-style-complex="italic" style:font-weight-complex="bold" fo:hyphenate="false" fo:hyphenation-remain-char-count="2" fo:hyphenation-push-char-count="2"/>
    </style:style>
    <style:style style:name="P10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d96aaa" officeooo:paragraph-rsid="01d96aaa" style:font-style-asian="italic" style:font-weight-asian="bold" style:font-style-complex="italic" style:font-weight-complex="bold" fo:hyphenate="false" fo:hyphenation-remain-char-count="2" fo:hyphenation-push-char-count="2"/>
    </style:style>
    <style:style style:name="P10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d8d49a" officeooo:paragraph-rsid="01e8e98a" style:font-style-asian="italic" style:font-weight-asian="bold" style:font-style-complex="italic" style:font-weight-complex="bold" fo:hyphenate="false" fo:hyphenation-remain-char-count="2" fo:hyphenation-push-char-count="2"/>
    </style:style>
    <style:style style:name="P10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04"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05"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06"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07"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75a8e" officeooo:paragraph-rsid="02075a8e" style:font-style-asian="italic" style:font-weight-asian="bold" style:font-style-complex="italic" style:font-weight-complex="bold" fo:hyphenate="false" fo:hyphenation-remain-char-count="2" fo:hyphenation-push-char-count="2"/>
    </style:style>
    <style:style style:name="P108"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09" style:family="paragraph" style:parent-style-name="Paragraph">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0.75in"/>
        </style:tab-stops>
      </style:paragraph-properties>
      <style:text-properties officeooo:rsid="000efeb6" officeooo:paragraph-rsid="000efeb6" fo:hyphenate="false" fo:hyphenation-remain-char-count="2" fo:hyphenation-push-char-count="2"/>
    </style:style>
    <style:style style:name="P110"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11" style:family="paragraph" style:parent-style-name="Paragraph" style:master-page-name="">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12"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13"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14"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115"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116"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117" style:family="paragraph" style:parent-style-name="Preformatted_20_Text">
      <style:text-properties officeooo:rsid="00502c5e" officeooo:paragraph-rsid="0141d063"/>
    </style:style>
    <style:style style:name="P118" style:family="paragraph" style:parent-style-name="Preformatted_20_Text">
      <style:text-properties officeooo:rsid="00502c5e" officeooo:paragraph-rsid="01942559"/>
    </style:style>
    <style:style style:name="P119" style:family="paragraph" style:parent-style-name="Preformatted_20_Text">
      <style:text-properties officeooo:rsid="00570288" officeooo:paragraph-rsid="006f01a0"/>
    </style:style>
    <style:style style:name="P120" style:family="paragraph" style:parent-style-name="Preformatted_20_Text">
      <style:text-properties officeooo:rsid="0067b482" officeooo:paragraph-rsid="006df380"/>
    </style:style>
    <style:style style:name="P121" style:family="paragraph" style:parent-style-name="Preformatted_20_Text">
      <style:text-properties officeooo:rsid="00854207" officeooo:paragraph-rsid="00854207"/>
    </style:style>
    <style:style style:name="P122" style:family="paragraph" style:parent-style-name="Preformatted_20_Text">
      <style:text-properties officeooo:rsid="00bc0048" officeooo:paragraph-rsid="00bc0048"/>
    </style:style>
    <style:style style:name="P123" style:family="paragraph" style:parent-style-name="Preformatted_20_Text">
      <style:text-properties officeooo:rsid="00bc0048" officeooo:paragraph-rsid="00f7587f"/>
    </style:style>
    <style:style style:name="P124" style:family="paragraph" style:parent-style-name="Preformatted_20_Text">
      <style:text-properties officeooo:rsid="00c536ae" officeooo:paragraph-rsid="00cb4576"/>
    </style:style>
    <style:style style:name="P125" style:family="paragraph" style:parent-style-name="Preformatted_20_Text">
      <style:text-properties officeooo:rsid="01129a73" officeooo:paragraph-rsid="0116cacd"/>
    </style:style>
    <style:style style:name="P126" style:family="paragraph" style:parent-style-name="Preformatted_20_Text">
      <style:text-properties fo:font-style="normal" officeooo:rsid="00f68711" officeooo:paragraph-rsid="00f68711" style:font-style-asian="normal" style:font-style-complex="normal"/>
    </style:style>
    <style:style style:name="P127" style:family="paragraph" style:parent-style-name="Preformatted_20_Text">
      <style:text-properties officeooo:rsid="005989f9" officeooo:paragraph-rsid="013dbe8d"/>
    </style:style>
    <style:style style:name="P128" style:family="paragraph" style:parent-style-name="Preformatted_20_Text">
      <style:text-properties officeooo:rsid="00a62c04" officeooo:paragraph-rsid="00a842b2"/>
    </style:style>
    <style:style style:name="P129" style:family="paragraph" style:parent-style-name="Preformatted_20_Text">
      <style:text-properties officeooo:rsid="00716fb6" officeooo:paragraph-rsid="007e4de3"/>
    </style:style>
    <style:style style:name="P130" style:family="paragraph" style:parent-style-name="Preformatted_20_Text">
      <style:text-properties officeooo:rsid="014ec4ea" officeooo:paragraph-rsid="0151b235"/>
    </style:style>
    <style:style style:name="P131" style:family="paragraph" style:parent-style-name="Preformatted_20_Text">
      <style:text-properties officeooo:rsid="01549ab1" officeooo:paragraph-rsid="0157dd30"/>
    </style:style>
    <style:style style:name="P132" style:family="paragraph" style:parent-style-name="Preformatted_20_Text">
      <style:text-properties officeooo:rsid="015d4747" officeooo:paragraph-rsid="0164bf72"/>
    </style:style>
    <style:style style:name="P133" style:family="paragraph" style:parent-style-name="Preformatted_20_Text">
      <style:text-properties officeooo:rsid="0055e835" officeooo:paragraph-rsid="0055e835"/>
    </style:style>
    <style:style style:name="P134" style:family="paragraph" style:parent-style-name="Preformatted_20_Text">
      <style:text-properties officeooo:rsid="01675255" officeooo:paragraph-rsid="01689791"/>
    </style:style>
    <style:style style:name="P135" style:family="paragraph" style:parent-style-name="Preformatted_20_Text">
      <style:text-properties officeooo:rsid="01675255" officeooo:paragraph-rsid="016b639a"/>
    </style:style>
    <style:style style:name="P136" style:family="paragraph" style:parent-style-name="Preformatted_20_Text">
      <style:text-properties officeooo:rsid="01675255" officeooo:paragraph-rsid="0189bb37"/>
    </style:style>
    <style:style style:name="P137" style:family="paragraph" style:parent-style-name="Preformatted_20_Text">
      <style:text-properties officeooo:paragraph-rsid="016fe1c9"/>
    </style:style>
    <style:style style:name="P138" style:family="paragraph" style:parent-style-name="Preformatted_20_Text">
      <style:text-properties officeooo:rsid="019011db" officeooo:paragraph-rsid="019011db"/>
    </style:style>
    <style:style style:name="P139" style:family="paragraph" style:parent-style-name="Preformatted_20_Text">
      <style:text-properties officeooo:rsid="019fb3ab" officeooo:paragraph-rsid="019fb3ab"/>
    </style:style>
    <style:style style:name="P140" style:family="paragraph" style:parent-style-name="Preformatted_20_Text">
      <style:text-properties officeooo:paragraph-rsid="0177e2c2"/>
    </style:style>
    <style:style style:name="P141" style:family="paragraph" style:parent-style-name="Preformatted_20_Text">
      <style:text-properties officeooo:rsid="01c8017a" officeooo:paragraph-rsid="01c8017a"/>
    </style:style>
    <style:style style:name="P142" style:family="paragraph" style:parent-style-name="Preformatted_20_Text">
      <style:text-properties officeooo:rsid="01e053d4" officeooo:paragraph-rsid="01e053d4"/>
    </style:style>
    <style:style style:name="P143" style:family="paragraph" style:parent-style-name="Preformatted_20_Text">
      <style:text-properties officeooo:rsid="01fb930e" officeooo:paragraph-rsid="02001c92"/>
    </style:style>
    <style:style style:name="P144" style:family="paragraph" style:parent-style-name="Preformatted_20_Text">
      <style:text-properties officeooo:rsid="01fb930e" officeooo:paragraph-rsid="020b74ed"/>
    </style:style>
    <style:style style:name="P145" style:family="paragraph" style:parent-style-name="Preformatted_20_Text">
      <style:text-properties officeooo:rsid="0088b0d2" officeooo:paragraph-rsid="02114701"/>
    </style:style>
    <style:style style:name="P146" style:family="paragraph" style:parent-style-name="Preformatted_20_Text">
      <style:text-properties officeooo:rsid="01b72131" officeooo:paragraph-rsid="02114701"/>
    </style:style>
    <style:style style:name="P147"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style:font-style-asian="italic" style:font-style-complex="italic" fo:hyphenate="false" fo:hyphenation-remain-char-count="2" fo:hyphenation-push-char-count="2"/>
    </style:style>
    <style:style style:name="P148"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ab-stops/>
      </style:paragraph-properties>
      <style:text-properties fo:font-style="italic" officeooo:rsid="0105b511" officeooo:paragraph-rsid="010c716f" style:font-style-asian="italic" style:font-style-complex="italic" fo:hyphenate="false" fo:hyphenation-remain-char-count="2" fo:hyphenation-push-char-count="2"/>
    </style:style>
    <style:style style:name="P149"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fo:font-weight="normal" officeooo:paragraph-rsid="00e3612e" style:font-style-asian="italic" style:font-weight-asian="normal" style:font-style-complex="italic" style:font-weight-complex="normal" fo:hyphenate="false" fo:hyphenation-remain-char-count="2" fo:hyphenation-push-char-count="2"/>
    </style:style>
    <style:style style:name="P150"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hyphenate="false" fo:hyphenation-remain-char-count="2" fo:hyphenation-push-char-count="2"/>
    </style:style>
    <style:style style:name="P151"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0d897b6" fo:hyphenate="false" fo:hyphenation-remain-char-count="2" fo:hyphenation-push-char-count="2"/>
    </style:style>
    <style:style style:name="P152"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d6f07" fo:hyphenate="false" fo:hyphenation-remain-char-count="2" fo:hyphenation-push-char-count="2"/>
    </style:style>
    <style:style style:name="P153"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f1bfd" fo:hyphenate="false" fo:hyphenation-remain-char-count="2" fo:hyphenation-push-char-count="2"/>
    </style:style>
    <style:style style:name="P154"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fo:font-style="italic" style:font-style-asian="italic" style:font-style-complex="italic" fo:hyphenate="false" fo:hyphenation-remain-char-count="2" fo:hyphenation-push-char-count="2"/>
    </style:style>
    <style:style style:name="P155"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officeooo:paragraph-rsid="011d786f" fo:hyphenate="false" fo:hyphenation-remain-char-count="2" fo:hyphenation-push-char-count="2"/>
    </style:style>
    <style:style style:name="P156"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157" style:family="paragraph" style:parent-style-name="Copyright">
      <style:text-properties officeooo:paragraph-rsid="012f11cf"/>
    </style:style>
    <style:style style:name="P158" style:family="paragraph" style:parent-style-name="Copyright_20_Italics">
      <style:text-properties officeooo:paragraph-rsid="012f11cf"/>
    </style:style>
    <style:style style:name="P159" style:family="paragraph" style:parent-style-name="Paragraph" style:master-page-name="">
      <style:paragraph-properties fo:line-height="100%" style:page-number="auto"/>
      <style:text-properties officeooo:paragraph-rsid="014302e6"/>
    </style:style>
    <style:style style:name="P160" style:family="paragraph" style:parent-style-name="Contents_20_1">
      <style:paragraph-properties>
        <style:tab-stops>
          <style:tab-stop style:position="5.9402in" style:type="right" style:leader-style="dotted" style:leader-text="."/>
        </style:tab-stops>
      </style:paragraph-properties>
    </style:style>
    <style:style style:name="P161" style:family="paragraph" style:parent-style-name="Contents_20_2">
      <style:paragraph-properties>
        <style:tab-stops>
          <style:tab-stop style:position="5.9402in" style:type="right" style:leader-style="dotted" style:leader-text="."/>
        </style:tab-stops>
      </style:paragraph-properties>
    </style:style>
    <style:style style:name="P162" style:family="paragraph" style:parent-style-name="Contents_20_3">
      <style:paragraph-properties>
        <style:tab-stops>
          <style:tab-stop style:position="5.9402in" style:type="right" style:leader-style="dotted" style:leader-text="."/>
        </style:tab-stops>
      </style:paragraph-properties>
    </style:style>
    <style:style style:name="P163" style:family="paragraph" style:parent-style-name="Quotations">
      <style:text-properties fo:font-style="italic" style:font-style-asian="italic" style:font-style-complex="italic"/>
    </style:style>
    <style:style style:name="P164" style:family="paragraph" style:parent-style-name="Heading_20_1">
      <style:text-properties officeooo:rsid="013282d2" officeooo:paragraph-rsid="013282d2"/>
    </style:style>
    <style:style style:name="P165"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166" style:family="paragraph" style:parent-style-name="Heading_20_1">
      <style:paragraph-properties fo:line-height="100%"/>
      <style:text-properties officeooo:rsid="00191d87" officeooo:paragraph-rsid="00191d87"/>
    </style:style>
    <style:style style:name="P167" style:family="paragraph" style:parent-style-name="Heading_20_1">
      <style:text-properties officeooo:rsid="000efeb6" officeooo:paragraph-rsid="000efeb6"/>
    </style:style>
    <style:style style:name="P168" style:family="paragraph" style:parent-style-name="Heading_20_1">
      <style:text-properties officeooo:rsid="0011455a" officeooo:paragraph-rsid="0011455a"/>
    </style:style>
    <style:style style:name="P169" style:family="paragraph" style:parent-style-name="Heading_20_1">
      <style:text-properties officeooo:rsid="00157d6d" officeooo:paragraph-rsid="00157d6d"/>
    </style:style>
    <style:style style:name="P170" style:family="paragraph" style:parent-style-name="Heading_20_1">
      <style:text-properties officeooo:rsid="0016e613"/>
    </style:style>
    <style:style style:name="P171" style:family="paragraph" style:parent-style-name="Heading_20_1">
      <style:text-properties officeooo:rsid="0016e613" officeooo:paragraph-rsid="0016e613"/>
    </style:style>
    <style:style style:name="P172" style:family="paragraph" style:parent-style-name="Heading_20_1">
      <style:text-properties officeooo:rsid="0119a701" officeooo:paragraph-rsid="0119a701"/>
    </style:style>
    <style:style style:name="P173" style:family="paragraph" style:parent-style-name="Heading_20_1">
      <style:text-properties fo:font-weight="bold" officeooo:rsid="00f9e585" officeooo:paragraph-rsid="00f9e585" style:font-weight-asian="bold" style:font-weight-complex="bold"/>
    </style:style>
    <style:style style:name="P174" style:family="paragraph" style:parent-style-name="Heading_20_1">
      <style:text-properties fo:font-weight="bold" officeooo:rsid="01f99899" officeooo:paragraph-rsid="01f99899" style:font-weight-asian="bold" style:font-weight-complex="bold"/>
    </style:style>
    <style:style style:name="P175" style:family="paragraph" style:parent-style-name="Heading_20_1">
      <style:text-properties fo:font-variant="normal" fo:text-transform="none" officeooo:rsid="00490722" officeooo:paragraph-rsid="00490722"/>
    </style:style>
    <style:style style:name="P176" style:family="paragraph" style:parent-style-name="Heading_20_1">
      <style:text-properties officeooo:rsid="006482ba" officeooo:paragraph-rsid="00e298f3"/>
    </style:style>
    <style:style style:name="P177" style:family="paragraph" style:parent-style-name="Heading_20_1">
      <style:text-properties officeooo:rsid="0061ba5f" officeooo:paragraph-rsid="00e49d5f"/>
    </style:style>
    <style:style style:name="P178" style:family="paragraph" style:parent-style-name="Heading_20_1">
      <style:text-properties officeooo:rsid="00cdb5b8" officeooo:paragraph-rsid="00e49d5f"/>
    </style:style>
    <style:style style:name="P179" style:family="paragraph" style:parent-style-name="Heading_20_1">
      <style:text-properties officeooo:rsid="00baa04a" officeooo:paragraph-rsid="00e49d5f"/>
    </style:style>
    <style:style style:name="P180" style:family="paragraph" style:parent-style-name="Heading_20_1">
      <style:text-properties officeooo:rsid="015b9297" officeooo:paragraph-rsid="015b9297"/>
    </style:style>
    <style:style style:name="P181" style:family="paragraph" style:parent-style-name="Heading_20_1">
      <style:text-properties officeooo:rsid="0193d87b" officeooo:paragraph-rsid="0193d87b"/>
    </style:style>
    <style:style style:name="P182"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183"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184"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185" style:family="paragraph" style:parent-style-name="Heading_20_1">
      <style:text-properties officeooo:rsid="00502c5e" officeooo:paragraph-rsid="00502c5e"/>
    </style:style>
    <style:style style:name="P186" style:family="paragraph" style:parent-style-name="Heading_20_1">
      <style:text-properties officeooo:rsid="01d30d60" officeooo:paragraph-rsid="01d30d60"/>
    </style:style>
    <style:style style:name="P187" style:family="paragraph" style:parent-style-name="Heading_20_1">
      <style:text-properties officeooo:rsid="008252b1" officeooo:paragraph-rsid="008252b1"/>
    </style:style>
    <style:style style:name="P188" style:family="paragraph" style:parent-style-name="Heading_20_1">
      <style:text-properties officeooo:rsid="008605f7" officeooo:paragraph-rsid="008605f7"/>
    </style:style>
    <style:style style:name="P189" style:family="paragraph" style:parent-style-name="Heading_20_1">
      <style:text-properties officeooo:rsid="01c314b3" officeooo:paragraph-rsid="01c314b3"/>
    </style:style>
    <style:style style:name="P190" style:family="paragraph" style:parent-style-name="Heading_20_1">
      <style:text-properties officeooo:rsid="006fe3ad" officeooo:paragraph-rsid="006fe3ad"/>
    </style:style>
    <style:style style:name="P191" style:family="paragraph" style:parent-style-name="Heading_20_1">
      <style:text-properties officeooo:rsid="014c9db0" officeooo:paragraph-rsid="014c9db0"/>
    </style:style>
    <style:style style:name="P192" style:family="paragraph" style:parent-style-name="Heading_20_1">
      <style:text-properties officeooo:rsid="01b543df" officeooo:paragraph-rsid="01b543df"/>
    </style:style>
    <style:style style:name="P193" style:family="paragraph" style:parent-style-name="Heading_20_1">
      <style:text-properties officeooo:rsid="0166d2c0" officeooo:paragraph-rsid="0166d2c0"/>
    </style:style>
    <style:style style:name="P194" style:family="paragraph" style:parent-style-name="Heading_20_1">
      <style:text-properties officeooo:rsid="021feb43" officeooo:paragraph-rsid="021feb43"/>
    </style:style>
    <style:style style:name="P195" style:family="paragraph" style:parent-style-name="Heading_20_2">
      <style:text-properties officeooo:rsid="010282fa" officeooo:paragraph-rsid="0134b959"/>
    </style:style>
    <style:style style:name="P196" style:family="paragraph" style:parent-style-name="Heading_20_2">
      <style:paragraph-properties fo:line-height="100%"/>
      <style:text-properties officeooo:paragraph-rsid="014302e6"/>
    </style:style>
    <style:style style:name="P197" style:family="paragraph" style:parent-style-name="Heading_20_2">
      <style:text-properties fo:font-style="normal" fo:font-weight="normal" officeooo:rsid="02075a8e" officeooo:paragraph-rsid="02075a8e" style:font-style-asian="normal" style:font-weight-asian="normal" style:font-style-complex="normal" style:font-weight-complex="normal"/>
    </style:style>
    <style:style style:name="P198" style:family="paragraph" style:parent-style-name="Heading_20_2">
      <style:text-properties officeooo:rsid="019dcd09" officeooo:paragraph-rsid="019dcd09"/>
    </style:style>
    <style:style style:name="P199" style:family="paragraph" style:parent-style-name="Chapter_20_Title" style:master-page-name="Convert_20_1">
      <style:paragraph-properties style:page-number="auto"/>
    </style:style>
    <style:style style:name="P200" style:family="paragraph" style:parent-style-name="Paragraph" style:master-page-name="Standard">
      <style:paragraph-properties style:page-number="auto"/>
    </style:style>
    <style:style style:name="P201" style:family="paragraph" style:parent-style-name="Paragraph" style:list-style-name="L2">
      <style:paragraph-properties>
        <style:tab-stops>
          <style:tab-stop style:position="0.6874in"/>
        </style:tab-stops>
      </style:paragraph-properties>
      <style:text-properties officeooo:paragraph-rsid="00d897b6"/>
    </style:style>
    <style:style style:name="P202" style:family="paragraph" style:parent-style-name="Paragraph">
      <style:text-properties fo:font-style="italic" officeooo:rsid="0170c4d1" officeooo:paragraph-rsid="0170c4d1" style:font-style-asian="italic" style:font-style-complex="italic"/>
    </style:style>
    <style:style style:name="P203" style:family="paragraph" style:parent-style-name="Paragraph">
      <style:text-properties fo:font-style="italic" officeooo:rsid="0211d52d" officeooo:paragraph-rsid="0211d52d" style:font-style-asian="italic" style:font-style-complex="italic"/>
    </style:style>
    <style:style style:name="P204" style:family="paragraph" style:parent-style-name="Paragraph">
      <style:text-properties fo:font-style="italic" officeooo:rsid="01744cb5" officeooo:paragraph-rsid="0213053c" style:font-style-asian="italic" style:font-style-complex="italic"/>
    </style:style>
    <style:style style:name="P205" style:family="paragraph" style:parent-style-name="Paragraph">
      <style:text-properties fo:font-style="italic" officeooo:rsid="02203e71" officeooo:paragraph-rsid="02203e71" style:font-style-asian="italic" style:font-style-complex="italic"/>
    </style:style>
    <style:style style:name="P206" style:family="paragraph" style:parent-style-name="Paragraph">
      <style:text-properties fo:font-style="italic" officeooo:rsid="02215e56" officeooo:paragraph-rsid="02215e56" style:font-style-asian="italic" style:font-style-complex="italic"/>
    </style:style>
    <style:style style:name="P207" style:family="paragraph" style:parent-style-name="Paragraph">
      <style:text-properties fo:font-style="italic" officeooo:rsid="0222f8b9" officeooo:paragraph-rsid="0222f8b9" style:font-style-asian="italic" style:font-style-complex="italic"/>
    </style:style>
    <style:style style:name="P208" style:family="paragraph" style:parent-style-name="Paragraph">
      <style:text-properties fo:font-style="normal" officeooo:rsid="0215ca80" officeooo:paragraph-rsid="0215ca80" style:font-style-asian="normal" style:font-style-complex="normal"/>
    </style:style>
    <style:style style:name="P209" style:family="paragraph" style:parent-style-name="Paragraph">
      <style:text-properties officeooo:rsid="02215e56" officeooo:paragraph-rsid="02215e56"/>
    </style:style>
    <style:style style:name="P210" style:family="paragraph" style:parent-style-name="Paragraph">
      <style:text-properties officeooo:rsid="0221e8b2" officeooo:paragraph-rsid="0221e8b2"/>
    </style:style>
    <style:style style:name="P211" style:family="paragraph" style:parent-style-name="Paragraph">
      <style:text-properties officeooo:rsid="02236d91" officeooo:paragraph-rsid="02236d91"/>
    </style:style>
    <style:style style:name="P212"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213"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214"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215"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font-style="normal" fo:font-weight="bold" officeooo:rsid="0016e613" officeooo:paragraph-rsid="0016e613" style:font-style-asian="normal" style:font-weight-asian="bold" style:font-style-complex="normal" style:font-weight-complex="bold" fo:hyphenate="false" fo:hyphenation-remain-char-count="2" fo:hyphenation-push-char-count="2"/>
    </style:style>
    <style:style style:name="P216" style:family="paragraph" style:parent-style-name="Preformatted_20_Text">
      <style:text-properties officeooo:rsid="0211d52d" officeooo:paragraph-rsid="0216bdd7"/>
    </style:style>
    <style:style style:name="P217" style:family="paragraph" style:parent-style-name="Preformatted_20_Text">
      <style:text-properties officeooo:rsid="02145216" officeooo:paragraph-rsid="02145216"/>
    </style:style>
    <style:style style:name="P218" style:family="paragraph" style:parent-style-name="Preformatted_20_Text">
      <style:text-properties officeooo:rsid="0222b78d" officeooo:paragraph-rsid="0222b78d"/>
    </style:style>
    <style:style style:name="P219" style:family="paragraph" style:parent-style-name="Quotations">
      <style:text-properties officeooo:rsid="0220f3c5" officeooo:paragraph-rsid="0220f3c5"/>
    </style:style>
    <style:style style:name="P220" style:family="paragraph" style:parent-style-name="Quotations">
      <style:text-properties fo:font-style="normal" officeooo:rsid="0222f8b9" officeooo:paragraph-rsid="0222f8b9" style:font-style-asian="normal" style:font-style-complex="normal"/>
    </style:style>
    <style:style style:name="P221" style:family="paragraph" style:parent-style-name="Quotations">
      <style:paragraph-properties fo:margin-top="0in" fo:margin-bottom="0in" loext:contextual-spacing="false"/>
      <style:text-properties fo:font-style="normal" officeooo:rsid="0222f8b9" officeooo:paragraph-rsid="0222f8b9" style:font-style-asian="normal" style:font-style-complex="normal"/>
    </style:style>
    <style:style style:name="T1" style:family="text">
      <style:text-properties fo:color="#000000" fo:font-size="15pt" fo:font-style="italic" fo:font-weight="bold" style:font-size-asian="15pt" style:font-style-asian="italic" style:font-weight-asian="bold" style:font-size-complex="15pt" style:font-style-complex="italic"/>
    </style:style>
    <style:style style:name="T2" style:family="text">
      <style:text-properties officeooo:rsid="000a6551"/>
    </style:style>
    <style:style style:name="T3" style:family="text">
      <style:text-properties fo:font-style="italic" style:font-style-asian="italic" style:font-style-complex="italic"/>
    </style:style>
    <style:style style:name="T4" style:family="text">
      <style:text-properties fo:font-style="italic" officeooo:rsid="000c6819" style:font-style-asian="italic" style:font-style-complex="italic"/>
    </style:style>
    <style:style style:name="T5" style:family="text">
      <style:text-properties fo:font-style="italic" officeooo:rsid="000d279d" style:font-style-asian="italic" style:font-style-complex="italic"/>
    </style:style>
    <style:style style:name="T6" style:family="text">
      <style:text-properties fo:font-style="italic" officeooo:rsid="000efeb6" style:font-style-asian="italic" style:font-style-complex="italic"/>
    </style:style>
    <style:style style:name="T7" style:family="text">
      <style:text-properties fo:font-style="italic" officeooo:rsid="0029c431" style:font-style-asian="italic" style:font-style-complex="italic"/>
    </style:style>
    <style:style style:name="T8" style:family="text">
      <style:text-properties fo:font-style="italic" officeooo:rsid="003baf82" style:font-style-asian="italic" style:font-style-complex="italic"/>
    </style:style>
    <style:style style:name="T9" style:family="text">
      <style:text-properties fo:font-style="italic" officeooo:rsid="005989f9" style:font-style-asian="italic" style:font-style-complex="italic"/>
    </style:style>
    <style:style style:name="T10" style:family="text">
      <style:text-properties fo:font-style="italic" officeooo:rsid="005d5455" style:font-style-asian="italic" style:font-style-complex="italic"/>
    </style:style>
    <style:style style:name="T11" style:family="text">
      <style:text-properties fo:font-style="italic" officeooo:rsid="00af324e" style:font-style-asian="italic" style:font-style-complex="italic"/>
    </style:style>
    <style:style style:name="T12" style:family="text">
      <style:text-properties fo:font-style="italic" officeooo:rsid="00af4855" style:font-style-asian="italic" style:font-style-complex="italic"/>
    </style:style>
    <style:style style:name="T13" style:family="text">
      <style:text-properties fo:font-style="italic" officeooo:rsid="00b118ee" style:font-style-asian="italic" style:font-style-complex="italic"/>
    </style:style>
    <style:style style:name="T14" style:family="text">
      <style:text-properties fo:font-style="italic" officeooo:rsid="005e1bca" style:font-style-asian="italic" style:font-style-complex="italic"/>
    </style:style>
    <style:style style:name="T15" style:family="text">
      <style:text-properties fo:font-style="italic" officeooo:rsid="00d0d081" style:font-style-asian="italic" style:font-style-complex="italic"/>
    </style:style>
    <style:style style:name="T16" style:family="text">
      <style:text-properties fo:font-style="italic" officeooo:rsid="00d244da" style:font-style-asian="italic" style:font-style-complex="italic"/>
    </style:style>
    <style:style style:name="T17" style:family="text">
      <style:text-properties fo:font-style="italic" officeooo:rsid="00295c2e" style:font-style-asian="italic" style:font-style-complex="italic"/>
    </style:style>
    <style:style style:name="T18" style:family="text">
      <style:text-properties fo:font-style="italic" officeooo:rsid="003cedc2" style:font-style-asian="italic" style:font-style-complex="italic"/>
    </style:style>
    <style:style style:name="T19" style:family="text">
      <style:text-properties fo:font-style="italic" officeooo:rsid="00bc0048" style:font-style-asian="italic" style:font-style-complex="italic"/>
    </style:style>
    <style:style style:name="T20" style:family="text">
      <style:text-properties fo:font-style="italic" officeooo:rsid="00e5dd0a" style:font-style-asian="italic" style:font-style-complex="italic"/>
    </style:style>
    <style:style style:name="T21" style:family="text">
      <style:text-properties fo:font-style="italic" officeooo:rsid="00e74083" style:font-style-asian="italic" style:font-style-complex="italic"/>
    </style:style>
    <style:style style:name="T22" style:family="text">
      <style:text-properties fo:font-style="italic" officeooo:rsid="00ea7bf7" style:font-style-asian="italic" style:font-style-complex="italic"/>
    </style:style>
    <style:style style:name="T23" style:family="text">
      <style:text-properties fo:font-style="italic" officeooo:rsid="00ebe726" style:font-style-asian="italic" style:font-style-complex="italic"/>
    </style:style>
    <style:style style:name="T24" style:family="text">
      <style:text-properties fo:font-style="italic" officeooo:rsid="00ed8a22" style:font-style-asian="italic" style:font-style-complex="italic"/>
    </style:style>
    <style:style style:name="T25" style:family="text">
      <style:text-properties fo:font-style="italic" officeooo:rsid="00efcaff" style:font-style-asian="italic" style:font-style-complex="italic"/>
    </style:style>
    <style:style style:name="T26" style:family="text">
      <style:text-properties fo:font-style="italic" officeooo:rsid="00f3f518" style:font-style-asian="italic" style:font-style-complex="italic"/>
    </style:style>
    <style:style style:name="T27" style:family="text">
      <style:text-properties fo:font-style="italic" officeooo:rsid="010c716f" style:font-style-asian="italic" style:font-style-complex="italic"/>
    </style:style>
    <style:style style:name="T28" style:family="text">
      <style:text-properties fo:font-style="italic" officeooo:rsid="01103039" style:font-style-asian="italic" style:font-style-complex="italic"/>
    </style:style>
    <style:style style:name="T29" style:family="text">
      <style:text-properties fo:font-style="italic" officeooo:rsid="00f68711" style:font-style-asian="italic" style:font-style-complex="italic"/>
    </style:style>
    <style:style style:name="T30" style:family="text">
      <style:text-properties fo:font-style="italic" officeooo:rsid="011d786f" style:font-style-asian="italic" style:font-style-complex="italic"/>
    </style:style>
    <style:style style:name="T31" style:family="text">
      <style:text-properties fo:font-style="italic" officeooo:rsid="011eff5e" style:font-style-asian="italic" style:font-style-complex="italic"/>
    </style:style>
    <style:style style:name="T32" style:family="text">
      <style:text-properties fo:font-style="italic" officeooo:rsid="000a6551" style:font-style-asian="italic" style:font-style-complex="italic"/>
    </style:style>
    <style:style style:name="T33" style:family="text">
      <style:text-properties fo:font-style="italic" officeooo:rsid="00a486e9" style:font-style-asian="italic" style:font-style-complex="italic"/>
    </style:style>
    <style:style style:name="T34" style:family="text">
      <style:text-properties fo:font-style="italic" officeooo:rsid="014ec4ea" style:font-style-asian="italic" style:font-style-complex="italic"/>
    </style:style>
    <style:style style:name="T35" style:family="text">
      <style:text-properties fo:font-style="italic" officeooo:rsid="015923bc" style:font-style-asian="italic" style:font-style-complex="italic"/>
    </style:style>
    <style:style style:name="T36" style:family="text">
      <style:text-properties fo:font-style="italic" officeooo:rsid="016b639a" style:font-style-asian="italic" style:font-style-complex="italic"/>
    </style:style>
    <style:style style:name="T37" style:family="text">
      <style:text-properties fo:font-style="italic" officeooo:rsid="01845b1b" style:font-style-asian="italic" style:font-style-complex="italic"/>
    </style:style>
    <style:style style:name="T38" style:family="text">
      <style:text-properties fo:font-style="italic" officeooo:rsid="02001c92" style:font-style-asian="italic" style:font-style-complex="italic"/>
    </style:style>
    <style:style style:name="T39" style:family="text">
      <style:text-properties fo:font-style="italic" officeooo:rsid="01ff930f" style:font-style-asian="italic" style:font-style-complex="italic"/>
    </style:style>
    <style:style style:name="T40" style:family="text">
      <style:text-properties fo:font-style="italic" officeooo:rsid="020fd122" style:font-style-asian="italic" style:font-style-complex="italic"/>
    </style:style>
    <style:style style:name="T41" style:family="text">
      <style:text-properties fo:font-style="italic" officeooo:rsid="022530ae"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0d279d" style:font-style-asian="italic" style:font-weight-asian="bold" style:font-style-complex="italic" style:font-weight-complex="bold"/>
    </style:style>
    <style:style style:name="T44" style:family="text">
      <style:text-properties fo:font-style="italic" fo:font-weight="bold" officeooo:rsid="000fc06c" style:font-style-asian="italic" style:font-weight-asian="bold" style:font-style-complex="italic" style:font-weight-complex="bold"/>
    </style:style>
    <style:style style:name="T45" style:family="text">
      <style:text-properties fo:font-style="italic" fo:font-weight="bold" officeooo:rsid="00304a04" style:font-style-asian="italic" style:font-weight-asian="bold" style:font-style-complex="italic" style:font-weight-complex="bold"/>
    </style:style>
    <style:style style:name="T46" style:family="text">
      <style:text-properties fo:font-style="italic" fo:font-weight="bold" officeooo:rsid="0039ce1a" style:font-style-asian="italic" style:font-weight-asian="bold" style:font-style-complex="italic" style:font-weight-complex="bold"/>
    </style:style>
    <style:style style:name="T47" style:family="text">
      <style:text-properties fo:font-style="italic" fo:font-weight="bold" officeooo:rsid="003baf82" style:font-style-asian="italic" style:font-weight-asian="bold" style:font-style-complex="italic" style:font-weight-complex="bold"/>
    </style:style>
    <style:style style:name="T48" style:family="text">
      <style:text-properties fo:font-style="italic" fo:font-weight="bold" officeooo:rsid="003cedc2" style:font-style-asian="italic" style:font-weight-asian="bold" style:font-style-complex="italic" style:font-weight-complex="bold"/>
    </style:style>
    <style:style style:name="T49" style:family="text">
      <style:text-properties fo:font-style="italic" fo:font-weight="bold" officeooo:rsid="004ca013" style:font-style-asian="italic" style:font-weight-asian="bold" style:font-style-complex="italic" style:font-weight-complex="bold"/>
    </style:style>
    <style:style style:name="T50" style:family="text">
      <style:text-properties fo:font-style="italic" fo:font-weight="bold" officeooo:rsid="004e0038" style:font-style-asian="italic" style:font-weight-asian="bold" style:font-style-complex="italic" style:font-weight-complex="bold"/>
    </style:style>
    <style:style style:name="T51" style:family="text">
      <style:text-properties fo:font-style="italic" fo:font-weight="bold" officeooo:rsid="0067b482" style:font-style-asian="italic" style:font-weight-asian="bold" style:font-style-complex="italic" style:font-weight-complex="bold"/>
    </style:style>
    <style:style style:name="T52" style:family="text">
      <style:text-properties fo:font-style="italic" fo:font-weight="bold" officeooo:rsid="008371d9" style:font-style-asian="italic" style:font-weight-asian="bold" style:font-style-complex="italic" style:font-weight-complex="bold"/>
    </style:style>
    <style:style style:name="T53" style:family="text">
      <style:text-properties fo:font-style="italic" fo:font-weight="bold" officeooo:rsid="00857c25" style:font-style-asian="italic" style:font-weight-asian="bold" style:font-style-complex="italic" style:font-weight-complex="bold"/>
    </style:style>
    <style:style style:name="T54" style:family="text">
      <style:text-properties fo:font-style="italic" fo:font-weight="bold" officeooo:rsid="00b118ee" style:font-style-asian="italic" style:font-weight-asian="bold" style:font-style-complex="italic" style:font-weight-complex="bold"/>
    </style:style>
    <style:style style:name="T55" style:family="text">
      <style:text-properties fo:font-style="italic" fo:font-weight="bold" officeooo:rsid="00bc0048" style:font-style-asian="italic" style:font-weight-asian="bold" style:font-style-complex="italic" style:font-weight-complex="bold"/>
    </style:style>
    <style:style style:name="T56" style:family="text">
      <style:text-properties fo:font-style="italic" fo:font-weight="bold" officeooo:rsid="00e74083" style:font-style-asian="italic" style:font-weight-asian="bold" style:font-style-complex="italic" style:font-weight-complex="bold"/>
    </style:style>
    <style:style style:name="T57" style:family="text">
      <style:text-properties fo:font-style="italic" fo:font-weight="bold" officeooo:rsid="011d786f" style:font-style-asian="italic" style:font-weight-asian="bold" style:font-style-complex="italic" style:font-weight-complex="bold"/>
    </style:style>
    <style:style style:name="T58" style:family="text">
      <style:text-properties fo:font-style="italic" fo:font-weight="bold" officeooo:rsid="00ea7bf7" style:font-style-asian="italic" style:font-weight-asian="bold" style:font-style-complex="italic" style:font-weight-complex="bold"/>
    </style:style>
    <style:style style:name="T59" style:family="text">
      <style:text-properties fo:font-style="italic" fo:font-weight="bold" officeooo:rsid="005989f9" style:font-style-asian="italic" style:font-weight-asian="bold" style:font-style-complex="italic" style:font-weight-complex="bold"/>
    </style:style>
    <style:style style:name="T60" style:family="text">
      <style:text-properties fo:font-style="italic" fo:font-weight="bold" officeooo:rsid="005aafe8" style:font-style-asian="italic" style:font-weight-asian="bold" style:font-style-complex="italic" style:font-weight-complex="bold"/>
    </style:style>
    <style:style style:name="T61" style:family="text">
      <style:text-properties fo:font-style="italic" fo:font-weight="bold" officeooo:rsid="005d5455" style:font-style-asian="italic" style:font-weight-asian="bold" style:font-style-complex="italic" style:font-weight-complex="bold"/>
    </style:style>
    <style:style style:name="T62" style:family="text">
      <style:text-properties fo:font-style="italic" fo:font-weight="bold" officeooo:rsid="01a44e01" style:font-style-asian="italic" style:font-weight-asian="bold" style:font-style-complex="italic" style:font-weight-complex="bold"/>
    </style:style>
    <style:style style:name="T63" style:family="text">
      <style:text-properties fo:font-style="italic" fo:font-weight="bold" officeooo:rsid="00a063b5" style:font-style-asian="italic" style:font-weight-asian="bold" style:font-style-complex="italic" style:font-weight-complex="bold"/>
    </style:style>
    <style:style style:name="T64" style:family="text">
      <style:text-properties fo:font-style="italic" fo:font-weight="bold" officeooo:rsid="01a61a9c" style:font-style-asian="italic" style:font-weight-asian="bold" style:font-style-complex="italic" style:font-weight-complex="bold"/>
    </style:style>
    <style:style style:name="T65" style:family="text">
      <style:text-properties fo:font-style="italic" fo:font-weight="bold" officeooo:rsid="0187eb0c" style:font-style-asian="italic" style:font-weight-asian="bold" style:font-style-complex="italic" style:font-weight-complex="bold"/>
    </style:style>
    <style:style style:name="T66" style:family="text">
      <style:text-properties fo:font-style="italic" fo:font-weight="bold" officeooo:rsid="0185980c" style:font-style-asian="italic" style:font-weight-asian="bold" style:font-style-complex="italic" style:font-weight-complex="bold"/>
    </style:style>
    <style:style style:name="T67" style:family="text">
      <style:text-properties fo:font-style="italic" fo:font-weight="bold" officeooo:rsid="020fd122" style:font-style-asian="italic" style:font-weight-asian="bold" style:font-style-complex="italic" style:font-weight-complex="bold"/>
    </style:style>
    <style:style style:name="T68" style:family="text">
      <style:text-properties fo:font-style="italic" fo:font-weight="bold" officeooo:rsid="0211bb6a" style:font-style-asian="italic" style:font-weight-asian="bold" style:font-style-complex="italic" style:font-weight-complex="bold"/>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officeooo:rsid="000d279d" style:font-style-asian="italic" style:font-weight-asian="normal" style:font-style-complex="italic" style:font-weight-complex="normal"/>
    </style:style>
    <style:style style:name="T71" style:family="text">
      <style:text-properties fo:font-style="italic" fo:font-weight="normal" officeooo:rsid="00324768" style:font-style-asian="italic" style:font-weight-asian="normal" style:font-style-complex="italic" style:font-weight-complex="normal"/>
    </style:style>
    <style:style style:name="T72" style:family="text">
      <style:text-properties fo:font-style="italic" fo:font-weight="normal" officeooo:rsid="003baf82" style:font-style-asian="italic" style:font-weight-asian="normal" style:font-style-complex="italic" style:font-weight-complex="normal"/>
    </style:style>
    <style:style style:name="T73" style:family="text">
      <style:text-properties fo:font-style="italic" fo:font-weight="normal" officeooo:rsid="003cedc2" style:font-style-asian="italic" style:font-weight-asian="normal" style:font-style-complex="italic" style:font-weight-complex="normal"/>
    </style:style>
    <style:style style:name="T74" style:family="text">
      <style:text-properties fo:font-style="italic" fo:font-weight="normal" officeooo:rsid="003f5cf2" style:font-style-asian="italic" style:font-weight-asian="normal" style:font-style-complex="italic" style:font-weight-complex="normal"/>
    </style:style>
    <style:style style:name="T75" style:family="text">
      <style:text-properties fo:font-style="italic" fo:font-weight="normal" officeooo:rsid="00857c25" style:font-style-asian="italic" style:font-weight-asian="normal" style:font-style-complex="italic" style:font-weight-complex="normal"/>
    </style:style>
    <style:style style:name="T76" style:family="text">
      <style:text-properties fo:font-style="italic" fo:font-weight="normal" officeooo:rsid="00b118ee" style:font-style-asian="italic" style:font-weight-asian="normal" style:font-style-complex="italic" style:font-weight-complex="normal"/>
    </style:style>
    <style:style style:name="T77" style:family="text">
      <style:text-properties fo:font-style="italic" fo:font-weight="normal" officeooo:rsid="005e1bca" style:font-style-asian="italic" style:font-weight-asian="normal" style:font-style-complex="italic" style:font-weight-complex="normal"/>
    </style:style>
    <style:style style:name="T78" style:family="text">
      <style:text-properties fo:font-style="italic" fo:font-weight="normal" officeooo:rsid="00b1f3f0" style:font-style-asian="italic" style:font-weight-asian="normal" style:font-style-complex="italic" style:font-weight-complex="normal"/>
    </style:style>
    <style:style style:name="T79" style:family="text">
      <style:text-properties fo:font-style="italic" fo:font-weight="normal" officeooo:rsid="00d897b6" style:font-style-asian="italic" style:font-weight-asian="normal" style:font-style-complex="italic" style:font-weight-complex="normal"/>
    </style:style>
    <style:style style:name="T80" style:family="text">
      <style:text-properties fo:font-style="italic" fo:font-weight="normal" officeooo:rsid="00da4c7d" style:font-style-asian="italic" style:font-weight-asian="normal" style:font-style-complex="italic" style:font-weight-complex="normal"/>
    </style:style>
    <style:style style:name="T81" style:family="text">
      <style:text-properties fo:font-style="italic" fo:font-weight="normal" officeooo:rsid="00dc44be" style:font-style-asian="italic" style:font-weight-asian="normal" style:font-style-complex="italic" style:font-weight-complex="normal"/>
    </style:style>
    <style:style style:name="T82" style:family="text">
      <style:text-properties fo:font-style="italic" fo:font-weight="normal" officeooo:rsid="00e9ade0" style:font-style-asian="italic" style:font-weight-asian="normal" style:font-style-complex="italic" style:font-weight-complex="normal"/>
    </style:style>
    <style:style style:name="T83" style:family="text">
      <style:text-properties fo:font-style="italic" fo:font-weight="normal" officeooo:rsid="00ebe726" style:font-style-asian="italic" style:font-weight-asian="normal" style:font-style-complex="italic" style:font-weight-complex="normal"/>
    </style:style>
    <style:style style:name="T84" style:family="text">
      <style:text-properties fo:font-style="italic" fo:font-weight="normal" officeooo:rsid="00bc0048" style:font-style-asian="italic" style:font-weight-asian="normal" style:font-style-complex="italic" style:font-weight-complex="normal"/>
    </style:style>
    <style:style style:name="T85" style:family="text">
      <style:text-properties fo:font-style="italic" fo:font-weight="normal" officeooo:rsid="010e8ba0" style:font-style-asian="italic" style:font-weight-asian="normal" style:font-style-complex="italic" style:font-weight-complex="normal"/>
    </style:style>
    <style:style style:name="T86" style:family="text">
      <style:text-properties fo:font-style="italic" fo:font-weight="normal" officeooo:rsid="010f7252" style:font-style-asian="italic" style:font-weight-asian="normal" style:font-style-complex="italic" style:font-weight-complex="normal"/>
    </style:style>
    <style:style style:name="T87" style:family="text">
      <style:text-properties fo:font-style="italic" fo:font-weight="normal" officeooo:rsid="014a63a5" style:font-style-asian="italic" style:font-weight-asian="normal" style:font-style-complex="italic" style:font-weight-complex="normal"/>
    </style:style>
    <style:style style:name="T88" style:family="text">
      <style:text-properties fo:font-style="italic" fo:font-weight="normal" officeooo:rsid="016ff0d8" style:font-style-asian="italic" style:font-weight-asian="normal" style:font-style-complex="italic" style:font-weight-complex="normal"/>
    </style:style>
    <style:style style:name="T89" style:family="text">
      <style:text-properties fo:font-style="italic" fo:font-weight="normal" officeooo:rsid="01703175" style:font-style-asian="italic" style:font-weight-asian="normal" style:font-style-complex="italic" style:font-weight-complex="normal"/>
    </style:style>
    <style:style style:name="T90" style:family="text">
      <style:text-properties fo:font-style="italic" fo:font-weight="normal" officeooo:rsid="01869373" style:font-style-asian="italic" style:font-weight-asian="normal" style:font-style-complex="italic" style:font-weight-complex="normal"/>
    </style:style>
    <style:style style:name="T91" style:family="text">
      <style:text-properties fo:font-style="italic" fo:font-weight="normal" officeooo:rsid="018b3b37" style:font-style-asian="italic" style:font-weight-asian="normal" style:font-style-complex="italic" style:font-weight-complex="normal"/>
    </style:style>
    <style:style style:name="T92" style:family="text">
      <style:text-properties fo:font-style="italic" fo:font-weight="normal" officeooo:rsid="008371d9" style:font-style-asian="italic" style:font-weight-asian="normal" style:font-style-complex="italic" style:font-weight-complex="normal"/>
    </style:style>
    <style:style style:name="T93" style:family="text">
      <style:text-properties fo:font-style="italic" fo:font-weight="normal" officeooo:rsid="01e163a8" style:font-style-asian="italic" style:font-weight-asian="normal" style:font-style-complex="italic" style:font-weight-complex="normal"/>
    </style:style>
    <style:style style:name="T94" style:family="text">
      <style:text-properties fo:font-style="italic" fo:font-weight="normal" officeooo:rsid="017d71d8" style:font-style-asian="italic" style:font-weight-asian="normal" style:font-style-complex="italic" style:font-weight-complex="normal"/>
    </style:style>
    <style:style style:name="T9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6" style:family="text">
      <style:text-properties fo:font-style="italic" style:text-underline-style="none" fo:font-weight="bold" style:font-style-asian="italic" style:font-weight-asian="bold" style:font-style-complex="italic" style:font-weight-complex="bold"/>
    </style:style>
    <style:style style:name="T97" style:family="text">
      <style:text-properties fo:font-style="italic" style:text-underline-style="none" officeooo:rsid="00ebe726" style:font-style-asian="italic" style:font-style-complex="italic"/>
    </style:style>
    <style:style style:name="T98" style:family="text">
      <style:text-properties fo:font-style="italic" style:text-underline-style="none" officeooo:rsid="00f3f518" style:font-style-asian="italic" style:font-style-complex="italic"/>
    </style:style>
    <style:style style:name="T99" style:family="text">
      <style:text-properties fo:font-style="italic" style:text-underline-style="none" fo:font-weight="normal" style:font-style-asian="italic" style:font-weight-asian="normal" style:font-style-complex="italic" style:font-weight-complex="normal"/>
    </style:style>
    <style:style style:name="T100" style:family="text">
      <style:text-properties fo:font-size="40pt" officeooo:rsid="000a6551" style:font-size-asian="40pt" style:font-size-complex="40pt"/>
    </style:style>
    <style:style style:name="T101" style:family="text">
      <style:text-properties fo:font-weight="bold" style:font-weight-asian="bold" style:font-weight-complex="bold"/>
    </style:style>
    <style:style style:name="T102" style:family="text">
      <style:text-properties fo:font-weight="bold" officeooo:rsid="000efeb6" style:font-weight-asian="bold" style:font-weight-complex="bold"/>
    </style:style>
    <style:style style:name="T103" style:family="text">
      <style:text-properties fo:font-weight="bold" officeooo:rsid="000fc06c" style:font-weight-asian="bold" style:font-weight-complex="bold"/>
    </style:style>
    <style:style style:name="T104" style:family="text">
      <style:text-properties fo:font-weight="bold" officeooo:rsid="00190df0" style:font-weight-asian="bold" style:font-weight-complex="bold"/>
    </style:style>
    <style:style style:name="T105" style:family="text">
      <style:text-properties fo:font-weight="bold" officeooo:rsid="003c5055" style:font-weight-asian="bold" style:font-weight-complex="bold"/>
    </style:style>
    <style:style style:name="T106" style:family="text">
      <style:text-properties fo:font-weight="bold" officeooo:rsid="0034bc4f" style:font-weight-asian="bold" style:font-weight-complex="bold"/>
    </style:style>
    <style:style style:name="T107" style:family="text">
      <style:text-properties fo:font-weight="bold" officeooo:rsid="00e3612e" style:font-weight-asian="bold" style:font-weight-complex="bold"/>
    </style:style>
    <style:style style:name="T108" style:family="text">
      <style:text-properties fo:font-weight="bold" officeooo:rsid="010c716f" style:font-weight-asian="bold" style:font-weight-complex="bold"/>
    </style:style>
    <style:style style:name="T109" style:family="text">
      <style:text-properties fo:font-weight="bold" officeooo:rsid="000a6551" style:font-weight-asian="bold" style:font-weight-complex="bold"/>
    </style:style>
    <style:style style:name="T110" style:family="text">
      <style:text-properties fo:font-weight="bold" officeooo:rsid="00f7587f" style:font-weight-asian="bold" style:font-weight-complex="bold"/>
    </style:style>
    <style:style style:name="T111" style:family="text">
      <style:text-properties fo:font-weight="bold" officeooo:rsid="013c683f" style:font-weight-asian="bold" style:font-weight-complex="bold"/>
    </style:style>
    <style:style style:name="T112" style:family="text">
      <style:text-properties fo:font-weight="bold" officeooo:rsid="005c77d9" style:font-weight-asian="bold" style:font-weight-complex="bold"/>
    </style:style>
    <style:style style:name="T113" style:family="text">
      <style:text-properties fo:font-weight="bold" officeooo:rsid="00a668d6" style:font-weight-asian="bold" style:font-weight-complex="bold"/>
    </style:style>
    <style:style style:name="T114" style:family="text">
      <style:text-properties fo:font-weight="bold" officeooo:rsid="01972c1b" style:font-weight-asian="bold" style:font-weight-complex="bold"/>
    </style:style>
    <style:style style:name="T115" style:family="text">
      <style:text-properties fo:font-weight="bold" officeooo:rsid="006e6f99" style:font-weight-asian="bold" style:font-weight-complex="bold"/>
    </style:style>
    <style:style style:name="T116" style:family="text">
      <style:text-properties fo:font-weight="bold" officeooo:rsid="0198f425" style:font-weight-asian="bold" style:font-weight-complex="bold"/>
    </style:style>
    <style:style style:name="T117" style:family="text">
      <style:text-properties fo:font-weight="bold" officeooo:rsid="00c6d5bf" style:font-weight-asian="bold" style:font-weight-complex="bold"/>
    </style:style>
    <style:style style:name="T118" style:family="text">
      <style:text-properties fo:font-weight="bold" officeooo:rsid="01b42ceb" style:font-weight-asian="bold" style:font-weight-complex="bold"/>
    </style:style>
    <style:style style:name="T119" style:family="text">
      <style:text-properties fo:font-weight="bold" officeooo:rsid="01bba535" style:font-weight-asian="bold" style:font-weight-complex="bold"/>
    </style:style>
    <style:style style:name="T120" style:family="text">
      <style:text-properties fo:font-weight="bold" officeooo:rsid="01bd084e" style:font-weight-asian="bold" style:font-weight-complex="bold"/>
    </style:style>
    <style:style style:name="T121" style:family="text">
      <style:text-properties fo:font-weight="bold" officeooo:rsid="01c6bb4c" style:font-weight-asian="bold" style:font-weight-complex="bold"/>
    </style:style>
    <style:style style:name="T122" style:family="text">
      <style:text-properties fo:font-weight="bold" officeooo:rsid="01cc78dc" style:font-weight-asian="bold" style:font-weight-complex="bold"/>
    </style:style>
    <style:style style:name="T123" style:family="text">
      <style:text-properties fo:font-weight="bold" officeooo:rsid="01ce00cd" style:font-weight-asian="bold" style:font-weight-complex="bold"/>
    </style:style>
    <style:style style:name="T124" style:family="text">
      <style:text-properties fo:font-weight="bold" officeooo:rsid="01e21a6d" style:font-weight-asian="bold" style:font-weight-complex="bold"/>
    </style:style>
    <style:style style:name="T125" style:family="text">
      <style:text-properties fo:font-weight="bold" officeooo:rsid="01e530ff" style:font-weight-asian="bold" style:font-weight-complex="bold"/>
    </style:style>
    <style:style style:name="T126" style:family="text">
      <style:text-properties fo:font-weight="bold" officeooo:rsid="020fd122" style:font-weight-asian="bold" style:font-weight-complex="bold"/>
    </style:style>
    <style:style style:name="T127" style:family="text">
      <style:text-properties fo:font-weight="bold" officeooo:rsid="021c4342" style:font-weight-asian="bold" style:font-weight-complex="bold"/>
    </style:style>
    <style:style style:name="T128" style:family="text">
      <style:text-properties fo:font-weight="bold" officeooo:rsid="022530ae" style:font-weight-asian="bold" style:font-weight-complex="bold"/>
    </style:style>
    <style:style style:name="T129" style:family="text">
      <style:text-properties fo:font-weight="bold" fo:background-color="#dddddd" loext:char-shading-value="0" style:font-weight-asian="bold" style:font-weight-complex="bold"/>
    </style:style>
    <style:style style:name="T130" style:family="text">
      <style:text-properties style:text-underline-style="solid" style:text-underline-width="auto" style:text-underline-color="font-color" fo:font-weight="bold" officeooo:rsid="000a6551" style:font-weight-asian="bold" style:font-weight-complex="bold"/>
    </style:style>
    <style:style style:name="T131" style:family="text">
      <style:text-properties style:text-underline-style="solid" style:text-underline-width="auto" style:text-underline-color="font-color" fo:font-weight="bold" officeooo:rsid="00190df0" style:font-weight-asian="bold" style:font-weight-complex="bold"/>
    </style:style>
    <style:style style:name="T132" style:family="text">
      <style:text-properties fo:font-weight="normal" style:font-weight-asian="normal" style:font-weight-complex="normal"/>
    </style:style>
    <style:style style:name="T133" style:family="text">
      <style:text-properties fo:font-weight="normal" officeooo:rsid="0011455a" style:font-weight-asian="normal" style:font-weight-complex="normal"/>
    </style:style>
    <style:style style:name="T134" style:family="text">
      <style:text-properties fo:font-weight="normal" officeooo:rsid="0034bc4f" style:font-weight-asian="normal" style:font-weight-complex="normal"/>
    </style:style>
    <style:style style:name="T135" style:family="text">
      <style:text-properties fo:font-weight="normal" officeooo:rsid="0198f425" style:font-weight-asian="normal" style:font-weight-complex="normal"/>
    </style:style>
    <style:style style:name="T136" style:family="text">
      <style:text-properties fo:font-weight="normal" officeooo:rsid="019fbdbc" style:font-weight-asian="normal" style:font-weight-complex="normal"/>
    </style:style>
    <style:style style:name="T137" style:family="text">
      <style:text-properties fo:font-weight="normal" officeooo:rsid="006e6f99" style:font-weight-asian="normal" style:font-weight-complex="normal"/>
    </style:style>
    <style:style style:name="T138" style:family="text">
      <style:text-properties fo:font-weight="normal" officeooo:rsid="01cc78dc" style:font-weight-asian="normal" style:font-weight-complex="normal"/>
    </style:style>
    <style:style style:name="T139" style:family="text">
      <style:text-properties fo:font-weight="normal" officeooo:rsid="01ccb4ae" style:font-weight-asian="normal" style:font-weight-complex="normal"/>
    </style:style>
    <style:style style:name="T140" style:family="text">
      <style:text-properties fo:font-weight="normal" officeooo:rsid="01cff4e9" style:font-weight-asian="normal" style:font-weight-complex="normal"/>
    </style:style>
    <style:style style:name="T141" style:family="text">
      <style:text-properties fo:font-weight="normal" officeooo:rsid="01d8e096" style:font-weight-asian="normal" style:font-weight-complex="normal"/>
    </style:style>
    <style:style style:name="T142" style:family="text">
      <style:text-properties fo:font-weight="normal" officeooo:rsid="01e21a6d" style:font-weight-asian="normal" style:font-weight-complex="normal"/>
    </style:style>
    <style:style style:name="T143" style:family="text">
      <style:text-properties fo:font-weight="normal" officeooo:rsid="01e60733" style:font-weight-asian="normal" style:font-weight-complex="normal"/>
    </style:style>
    <style:style style:name="T144" style:family="text">
      <style:text-properties fo:font-weight="normal" officeooo:rsid="01f539bb" style:font-weight-asian="normal" style:font-weight-complex="normal"/>
    </style:style>
    <style:style style:name="T145" style:family="text">
      <style:text-properties officeooo:rsid="000c6819"/>
    </style:style>
    <style:style style:name="T146" style:family="text">
      <style:text-properties officeooo:rsid="000d279d"/>
    </style:style>
    <style:style style:name="T147" style:family="text">
      <style:text-properties officeooo:rsid="000efeb6"/>
    </style:style>
    <style:style style:name="T148" style:family="text">
      <style:text-properties officeooo:rsid="000fc06c"/>
    </style:style>
    <style:style style:name="T149" style:family="text">
      <style:text-properties officeooo:rsid="0011455a"/>
    </style:style>
    <style:style style:name="T150" style:family="text">
      <style:text-properties officeooo:rsid="0012a870"/>
    </style:style>
    <style:style style:name="T151" style:family="text">
      <style:text-properties officeooo:rsid="0013b764"/>
    </style:style>
    <style:style style:name="T152" style:family="text">
      <style:text-properties fo:font-style="normal" style:font-style-asian="normal" style:font-style-complex="normal"/>
    </style:style>
    <style:style style:name="T153" style:family="text">
      <style:text-properties fo:font-style="normal" officeooo:rsid="0018cdea" style:font-style-asian="normal" style:font-style-complex="normal"/>
    </style:style>
    <style:style style:name="T154" style:family="text">
      <style:text-properties fo:font-style="normal" officeooo:rsid="00190df0" style:font-style-asian="normal" style:font-style-complex="normal"/>
    </style:style>
    <style:style style:name="T155" style:family="text">
      <style:text-properties fo:font-style="normal" officeooo:rsid="0029c431" style:font-style-asian="normal" style:font-style-complex="normal"/>
    </style:style>
    <style:style style:name="T156" style:family="text">
      <style:text-properties fo:font-style="normal" officeooo:rsid="002b59e7" style:font-style-asian="normal" style:font-style-complex="normal"/>
    </style:style>
    <style:style style:name="T157" style:family="text">
      <style:text-properties fo:font-style="normal" officeooo:rsid="002b6163" style:font-style-asian="normal" style:font-style-complex="normal"/>
    </style:style>
    <style:style style:name="T158" style:family="text">
      <style:text-properties fo:font-style="normal" officeooo:rsid="005989f9" style:font-style-asian="normal" style:font-style-complex="normal"/>
    </style:style>
    <style:style style:name="T159" style:family="text">
      <style:text-properties fo:font-style="normal" officeooo:rsid="005aafe8" style:font-style-asian="normal" style:font-style-complex="normal"/>
    </style:style>
    <style:style style:name="T160" style:family="text">
      <style:text-properties fo:font-style="normal" officeooo:rsid="005d5455" style:font-style-asian="normal" style:font-style-complex="normal"/>
    </style:style>
    <style:style style:name="T161" style:family="text">
      <style:text-properties fo:font-style="normal" officeooo:rsid="005e1bca" style:font-style-asian="normal" style:font-style-complex="normal"/>
    </style:style>
    <style:style style:name="T162" style:family="text">
      <style:text-properties fo:font-style="normal" officeooo:rsid="0089d108" style:font-style-asian="normal" style:font-style-complex="normal"/>
    </style:style>
    <style:style style:name="T163" style:family="text">
      <style:text-properties fo:font-style="normal" officeooo:rsid="008c91a8" style:font-style-asian="normal" style:font-style-complex="normal"/>
    </style:style>
    <style:style style:name="T164" style:family="text">
      <style:text-properties fo:font-style="normal" officeooo:rsid="008ce6f8" style:font-style-asian="normal" style:font-style-complex="normal"/>
    </style:style>
    <style:style style:name="T165" style:family="text">
      <style:text-properties fo:font-style="normal" officeooo:rsid="008d1645" style:font-style-asian="normal" style:font-style-complex="normal"/>
    </style:style>
    <style:style style:name="T166" style:family="text">
      <style:text-properties fo:font-style="normal" officeooo:rsid="008d49e0" style:font-style-asian="normal" style:font-style-complex="normal"/>
    </style:style>
    <style:style style:name="T167" style:family="text">
      <style:text-properties fo:font-style="normal" officeooo:rsid="008d633e" style:font-style-asian="normal" style:font-style-complex="normal"/>
    </style:style>
    <style:style style:name="T168" style:family="text">
      <style:text-properties fo:font-style="normal" officeooo:rsid="008d815f" style:font-style-asian="normal" style:font-style-complex="normal"/>
    </style:style>
    <style:style style:name="T169" style:family="text">
      <style:text-properties fo:font-style="normal" officeooo:rsid="008e111e" style:font-style-asian="normal" style:font-style-complex="normal"/>
    </style:style>
    <style:style style:name="T170" style:family="text">
      <style:text-properties fo:font-style="normal" officeooo:rsid="008f61af" style:font-style-asian="normal" style:font-style-complex="normal"/>
    </style:style>
    <style:style style:name="T171" style:family="text">
      <style:text-properties fo:font-style="normal" officeooo:rsid="00917ac7" style:font-style-asian="normal" style:font-style-complex="normal"/>
    </style:style>
    <style:style style:name="T172" style:family="text">
      <style:text-properties fo:font-style="normal" officeooo:rsid="00917c62" style:font-style-asian="normal" style:font-style-complex="normal"/>
    </style:style>
    <style:style style:name="T173" style:family="text">
      <style:text-properties fo:font-style="normal" officeooo:rsid="0094fa0f" style:font-style-asian="normal" style:font-style-complex="normal"/>
    </style:style>
    <style:style style:name="T174" style:family="text">
      <style:text-properties fo:font-style="normal" officeooo:rsid="0096e400" style:font-style-asian="normal" style:font-style-complex="normal"/>
    </style:style>
    <style:style style:name="T175" style:family="text">
      <style:text-properties fo:font-style="normal" officeooo:rsid="0097d07c" style:font-style-asian="normal" style:font-style-complex="normal"/>
    </style:style>
    <style:style style:name="T176" style:family="text">
      <style:text-properties fo:font-style="normal" officeooo:rsid="00986263" style:font-style-asian="normal" style:font-style-complex="normal"/>
    </style:style>
    <style:style style:name="T177" style:family="text">
      <style:text-properties fo:font-style="normal" officeooo:rsid="009add0c" style:font-style-asian="normal" style:font-style-complex="normal"/>
    </style:style>
    <style:style style:name="T178" style:family="text">
      <style:text-properties fo:font-style="normal" officeooo:rsid="009d7573" style:font-style-asian="normal" style:font-style-complex="normal"/>
    </style:style>
    <style:style style:name="T179" style:family="text">
      <style:text-properties fo:font-style="normal" officeooo:rsid="00a2135e" style:font-style-asian="normal" style:font-style-complex="normal"/>
    </style:style>
    <style:style style:name="T180" style:family="text">
      <style:text-properties fo:font-style="normal" officeooo:rsid="00af324e" style:font-style-asian="normal" style:font-style-complex="normal"/>
    </style:style>
    <style:style style:name="T181" style:family="text">
      <style:text-properties fo:font-style="normal" officeooo:rsid="00b118ee" style:font-style-asian="normal" style:font-style-complex="normal"/>
    </style:style>
    <style:style style:name="T182" style:family="text">
      <style:text-properties fo:font-style="normal" officeooo:rsid="00b27560" style:font-style-asian="normal" style:font-style-complex="normal"/>
    </style:style>
    <style:style style:name="T183" style:family="text">
      <style:text-properties fo:font-style="normal" officeooo:rsid="00b453a4" style:font-style-asian="normal" style:font-style-complex="normal"/>
    </style:style>
    <style:style style:name="T184" style:family="text">
      <style:text-properties fo:font-style="normal" officeooo:rsid="00b6117c" style:font-style-asian="normal" style:font-style-complex="normal"/>
    </style:style>
    <style:style style:name="T185" style:family="text">
      <style:text-properties fo:font-style="normal" officeooo:rsid="00b62e9b" style:font-style-asian="normal" style:font-style-complex="normal"/>
    </style:style>
    <style:style style:name="T186" style:family="text">
      <style:text-properties fo:font-style="normal" officeooo:rsid="00b9feb1" style:font-style-asian="normal" style:font-style-complex="normal"/>
    </style:style>
    <style:style style:name="T187" style:family="text">
      <style:text-properties fo:font-style="normal" officeooo:rsid="00ba82ac" style:font-style-asian="normal" style:font-style-complex="normal"/>
    </style:style>
    <style:style style:name="T188" style:family="text">
      <style:text-properties fo:font-style="normal" officeooo:rsid="00bc0048" style:font-style-asian="normal" style:font-style-complex="normal"/>
    </style:style>
    <style:style style:name="T189" style:family="text">
      <style:text-properties fo:font-style="normal" officeooo:rsid="00e06e8f" style:font-style-asian="normal" style:font-style-complex="normal"/>
    </style:style>
    <style:style style:name="T190" style:family="text">
      <style:text-properties fo:font-style="normal" officeooo:rsid="00e2248f" style:font-style-asian="normal" style:font-style-complex="normal"/>
    </style:style>
    <style:style style:name="T191" style:family="text">
      <style:text-properties fo:font-style="normal" officeooo:rsid="00e5dd0a" style:font-style-asian="normal" style:font-style-complex="normal"/>
    </style:style>
    <style:style style:name="T192" style:family="text">
      <style:text-properties fo:font-style="normal" officeooo:rsid="00e74083" style:font-style-asian="normal" style:font-style-complex="normal"/>
    </style:style>
    <style:style style:name="T193" style:family="text">
      <style:text-properties fo:font-style="normal" officeooo:rsid="00ea7bf7" style:font-style-asian="normal" style:font-style-complex="normal"/>
    </style:style>
    <style:style style:name="T194" style:family="text">
      <style:text-properties fo:font-style="normal" officeooo:rsid="00ebe726" style:font-style-asian="normal" style:font-style-complex="normal"/>
    </style:style>
    <style:style style:name="T195" style:family="text">
      <style:text-properties fo:font-style="normal" officeooo:rsid="00ed8a22" style:font-style-asian="normal" style:font-style-complex="normal"/>
    </style:style>
    <style:style style:name="T196" style:family="text">
      <style:text-properties fo:font-style="normal" officeooo:rsid="00edd850" style:font-style-asian="normal" style:font-style-complex="normal"/>
    </style:style>
    <style:style style:name="T197" style:family="text">
      <style:text-properties fo:font-style="normal" officeooo:rsid="00efcaff" style:font-style-asian="normal" style:font-style-complex="normal"/>
    </style:style>
    <style:style style:name="T198" style:family="text">
      <style:text-properties fo:font-style="normal" officeooo:rsid="00f24325" style:font-style-asian="normal" style:font-style-complex="normal"/>
    </style:style>
    <style:style style:name="T199" style:family="text">
      <style:text-properties fo:font-style="normal" officeooo:rsid="00f3f518" style:font-style-asian="normal" style:font-style-complex="normal"/>
    </style:style>
    <style:style style:name="T200" style:family="text">
      <style:text-properties fo:font-style="normal" officeooo:rsid="00f5d669" style:font-style-asian="normal" style:font-style-complex="normal"/>
    </style:style>
    <style:style style:name="T201" style:family="text">
      <style:text-properties fo:font-style="normal" officeooo:rsid="00f68711" style:font-style-asian="normal" style:font-style-complex="normal"/>
    </style:style>
    <style:style style:name="T202" style:family="text">
      <style:text-properties fo:font-style="normal" officeooo:rsid="00f7587f" style:font-style-asian="normal" style:font-style-complex="normal"/>
    </style:style>
    <style:style style:name="T203" style:family="text">
      <style:text-properties fo:font-style="normal" officeooo:rsid="01031d70" style:font-style-asian="normal" style:font-style-complex="normal"/>
    </style:style>
    <style:style style:name="T204" style:family="text">
      <style:text-properties fo:font-style="normal" officeooo:rsid="0108b231" style:font-style-asian="normal" style:font-style-complex="normal"/>
    </style:style>
    <style:style style:name="T205" style:family="text">
      <style:text-properties fo:font-style="normal" officeooo:rsid="010ad577" style:font-style-asian="normal" style:font-style-complex="normal"/>
    </style:style>
    <style:style style:name="T206" style:family="text">
      <style:text-properties fo:font-style="normal" officeooo:rsid="010cd3e7" style:font-style-asian="normal" style:font-style-complex="normal"/>
    </style:style>
    <style:style style:name="T207" style:family="text">
      <style:text-properties fo:font-style="normal" officeooo:rsid="010e8ba0" style:font-style-asian="normal" style:font-style-complex="normal"/>
    </style:style>
    <style:style style:name="T208" style:family="text">
      <style:text-properties fo:font-style="normal" officeooo:rsid="01103039" style:font-style-asian="normal" style:font-style-complex="normal"/>
    </style:style>
    <style:style style:name="T209" style:family="text">
      <style:text-properties fo:font-style="normal" officeooo:rsid="011447c1" style:font-style-asian="normal" style:font-style-complex="normal"/>
    </style:style>
    <style:style style:name="T210" style:family="text">
      <style:text-properties fo:font-style="normal" officeooo:rsid="0115ec4e" style:font-style-asian="normal" style:font-style-complex="normal"/>
    </style:style>
    <style:style style:name="T211" style:family="text">
      <style:text-properties fo:font-style="normal" officeooo:rsid="0116cacd" style:font-style-asian="normal" style:font-style-complex="normal"/>
    </style:style>
    <style:style style:name="T212" style:family="text">
      <style:text-properties fo:font-style="normal" officeooo:rsid="0116f9c9" style:font-style-asian="normal" style:font-style-complex="normal"/>
    </style:style>
    <style:style style:name="T213" style:family="text">
      <style:text-properties fo:font-style="normal" officeooo:rsid="0117d02f" style:font-style-asian="normal" style:font-style-complex="normal"/>
    </style:style>
    <style:style style:name="T214" style:family="text">
      <style:text-properties fo:font-style="normal" officeooo:rsid="011cd9bf" style:font-style-asian="normal" style:font-style-complex="normal"/>
    </style:style>
    <style:style style:name="T215" style:family="text">
      <style:text-properties fo:font-style="normal" officeooo:rsid="01449d68" style:font-style-asian="normal" style:font-style-complex="normal"/>
    </style:style>
    <style:style style:name="T216" style:family="text">
      <style:text-properties fo:font-style="normal" officeooo:rsid="014ec4ea" style:font-style-asian="normal" style:font-style-complex="normal"/>
    </style:style>
    <style:style style:name="T217" style:family="text">
      <style:text-properties fo:font-style="normal" officeooo:rsid="01532359" style:font-style-asian="normal" style:font-style-complex="normal"/>
    </style:style>
    <style:style style:name="T218" style:family="text">
      <style:text-properties fo:font-style="normal" officeooo:rsid="015542ef" style:font-style-asian="normal" style:font-style-complex="normal"/>
    </style:style>
    <style:style style:name="T219" style:family="text">
      <style:text-properties fo:font-style="normal" officeooo:rsid="01573f42" style:font-style-asian="normal" style:font-style-complex="normal"/>
    </style:style>
    <style:style style:name="T220" style:family="text">
      <style:text-properties fo:font-style="normal" officeooo:rsid="0157af8c" style:font-style-asian="normal" style:font-style-complex="normal"/>
    </style:style>
    <style:style style:name="T221" style:family="text">
      <style:text-properties fo:font-style="normal" officeooo:rsid="0157dd30" style:font-style-asian="normal" style:font-style-complex="normal"/>
    </style:style>
    <style:style style:name="T222" style:family="text">
      <style:text-properties fo:font-style="normal" officeooo:rsid="015923bc" style:font-style-asian="normal" style:font-style-complex="normal"/>
    </style:style>
    <style:style style:name="T223" style:family="text">
      <style:text-properties fo:font-style="normal" officeooo:rsid="015dce89" style:font-style-asian="normal" style:font-style-complex="normal"/>
    </style:style>
    <style:style style:name="T224" style:family="text">
      <style:text-properties fo:font-style="normal" officeooo:rsid="0164bf72" style:font-style-asian="normal" style:font-style-complex="normal"/>
    </style:style>
    <style:style style:name="T225" style:family="text">
      <style:text-properties fo:font-style="normal" officeooo:rsid="0167ddf1" style:font-style-asian="normal" style:font-style-complex="normal"/>
    </style:style>
    <style:style style:name="T226" style:family="text">
      <style:text-properties fo:font-style="normal" officeooo:rsid="01689791" style:font-style-asian="normal" style:font-style-complex="normal"/>
    </style:style>
    <style:style style:name="T227" style:family="text">
      <style:text-properties fo:font-style="normal" officeooo:rsid="016b639a" style:font-style-asian="normal" style:font-style-complex="normal"/>
    </style:style>
    <style:style style:name="T228" style:family="text">
      <style:text-properties fo:font-style="normal" officeooo:rsid="0170c4d1" style:font-style-asian="normal" style:font-style-complex="normal"/>
    </style:style>
    <style:style style:name="T229" style:family="text">
      <style:text-properties fo:font-style="normal" officeooo:rsid="01726b3e" style:font-style-asian="normal" style:font-style-complex="normal"/>
    </style:style>
    <style:style style:name="T230" style:family="text">
      <style:text-properties fo:font-style="normal" officeooo:rsid="01744cb5" style:font-style-asian="normal" style:font-style-complex="normal"/>
    </style:style>
    <style:style style:name="T231" style:family="text">
      <style:text-properties fo:font-style="normal" officeooo:rsid="01845b1b" style:font-style-asian="normal" style:font-style-complex="normal"/>
    </style:style>
    <style:style style:name="T232" style:family="text">
      <style:text-properties fo:font-style="normal" officeooo:rsid="0185980c" style:font-style-asian="normal" style:font-style-complex="normal"/>
    </style:style>
    <style:style style:name="T233" style:family="text">
      <style:text-properties fo:font-style="normal" officeooo:rsid="01972c1b" style:font-style-asian="normal" style:font-style-complex="normal"/>
    </style:style>
    <style:style style:name="T234" style:family="text">
      <style:text-properties fo:font-style="normal" officeooo:rsid="019dcd09" style:font-style-asian="normal" style:font-style-complex="normal"/>
    </style:style>
    <style:style style:name="T235" style:family="text">
      <style:text-properties fo:font-style="normal" officeooo:rsid="019f97be" style:font-style-asian="normal" style:font-style-complex="normal"/>
    </style:style>
    <style:style style:name="T236" style:family="text">
      <style:text-properties fo:font-style="normal" officeooo:rsid="01a13f19" style:font-style-asian="normal" style:font-style-complex="normal"/>
    </style:style>
    <style:style style:name="T237" style:family="text">
      <style:text-properties fo:font-style="normal" officeooo:rsid="01a61a9c" style:font-style-asian="normal" style:font-style-complex="normal"/>
    </style:style>
    <style:style style:name="T238" style:family="text">
      <style:text-properties fo:font-style="normal" officeooo:rsid="01ad068f" style:font-style-asian="normal" style:font-style-complex="normal"/>
    </style:style>
    <style:style style:name="T239" style:family="text">
      <style:text-properties fo:font-style="normal" officeooo:rsid="01b42ceb" style:font-style-asian="normal" style:font-style-complex="normal"/>
    </style:style>
    <style:style style:name="T240" style:family="text">
      <style:text-properties fo:font-style="normal" officeooo:rsid="01b7ca2a" style:font-style-asian="normal" style:font-style-complex="normal"/>
    </style:style>
    <style:style style:name="T241" style:family="text">
      <style:text-properties fo:font-style="normal" officeooo:rsid="01b96afb" style:font-style-asian="normal" style:font-style-complex="normal"/>
    </style:style>
    <style:style style:name="T242" style:family="text">
      <style:text-properties fo:font-style="normal" officeooo:rsid="01bba535" style:font-style-asian="normal" style:font-style-complex="normal"/>
    </style:style>
    <style:style style:name="T243" style:family="text">
      <style:text-properties fo:font-style="normal" officeooo:rsid="01bf89d1" style:font-style-asian="normal" style:font-style-complex="normal"/>
    </style:style>
    <style:style style:name="T244" style:family="text">
      <style:text-properties fo:font-style="normal" officeooo:rsid="01c00e45" style:font-style-asian="normal" style:font-style-complex="normal"/>
    </style:style>
    <style:style style:name="T245" style:family="text">
      <style:text-properties fo:font-style="normal" officeooo:rsid="01c14b0e" style:font-style-asian="normal" style:font-style-complex="normal"/>
    </style:style>
    <style:style style:name="T246" style:family="text">
      <style:text-properties fo:font-style="normal" officeooo:rsid="01c1d276" style:font-style-asian="normal" style:font-style-complex="normal"/>
    </style:style>
    <style:style style:name="T247" style:family="text">
      <style:text-properties fo:font-style="normal" officeooo:rsid="01d4eb8a" style:font-style-asian="normal" style:font-style-complex="normal"/>
    </style:style>
    <style:style style:name="T248" style:family="text">
      <style:text-properties fo:font-style="normal" officeooo:rsid="01d6e358" style:font-style-asian="normal" style:font-style-complex="normal"/>
    </style:style>
    <style:style style:name="T249" style:family="text">
      <style:text-properties fo:font-style="normal" officeooo:rsid="01da61da" style:font-style-asian="normal" style:font-style-complex="normal"/>
    </style:style>
    <style:style style:name="T250" style:family="text">
      <style:text-properties fo:font-style="normal" officeooo:rsid="01dbf1c0" style:font-style-asian="normal" style:font-style-complex="normal"/>
    </style:style>
    <style:style style:name="T251" style:family="text">
      <style:text-properties fo:font-style="normal" officeooo:rsid="01e7e823" style:font-style-asian="normal" style:font-style-complex="normal"/>
    </style:style>
    <style:style style:name="T252" style:family="text">
      <style:text-properties fo:font-style="normal" officeooo:rsid="01e8e98a" style:font-style-asian="normal" style:font-style-complex="normal"/>
    </style:style>
    <style:style style:name="T253" style:family="text">
      <style:text-properties fo:font-style="normal" officeooo:rsid="01ea3550" style:font-style-asian="normal" style:font-style-complex="normal"/>
    </style:style>
    <style:style style:name="T254" style:family="text">
      <style:text-properties fo:font-style="normal" officeooo:rsid="01eb8b1e" style:font-style-asian="normal" style:font-style-complex="normal"/>
    </style:style>
    <style:style style:name="T255" style:family="text">
      <style:text-properties fo:font-style="normal" officeooo:rsid="01ed4d14" style:font-style-asian="normal" style:font-style-complex="normal"/>
    </style:style>
    <style:style style:name="T256" style:family="text">
      <style:text-properties fo:font-style="normal" officeooo:rsid="01f066b0" style:font-style-asian="normal" style:font-style-complex="normal"/>
    </style:style>
    <style:style style:name="T257" style:family="text">
      <style:text-properties fo:font-style="normal" officeooo:rsid="01f1ad77" style:font-style-asian="normal" style:font-style-complex="normal"/>
    </style:style>
    <style:style style:name="T258" style:family="text">
      <style:text-properties fo:font-style="normal" officeooo:rsid="01f26f88" style:font-style-asian="normal" style:font-style-complex="normal"/>
    </style:style>
    <style:style style:name="T259" style:family="text">
      <style:text-properties fo:font-style="normal" officeooo:rsid="01f2bec2" style:font-style-asian="normal" style:font-style-complex="normal"/>
    </style:style>
    <style:style style:name="T260" style:family="text">
      <style:text-properties fo:font-style="normal" officeooo:rsid="01f300ac" style:font-style-asian="normal" style:font-style-complex="normal"/>
    </style:style>
    <style:style style:name="T261" style:family="text">
      <style:text-properties fo:font-style="normal" officeooo:rsid="01f4f46a" style:font-style-asian="normal" style:font-style-complex="normal"/>
    </style:style>
    <style:style style:name="T262" style:family="text">
      <style:text-properties fo:font-style="normal" officeooo:rsid="01f539bb" style:font-style-asian="normal" style:font-style-complex="normal"/>
    </style:style>
    <style:style style:name="T263" style:family="text">
      <style:text-properties fo:font-style="normal" officeooo:rsid="01f64369" style:font-style-asian="normal" style:font-style-complex="normal"/>
    </style:style>
    <style:style style:name="T264" style:family="text">
      <style:text-properties fo:font-style="normal" officeooo:rsid="01fd4b41" style:font-style-asian="normal" style:font-style-complex="normal"/>
    </style:style>
    <style:style style:name="T265" style:family="text">
      <style:text-properties fo:font-style="normal" officeooo:rsid="01fd9128" style:font-style-asian="normal" style:font-style-complex="normal"/>
    </style:style>
    <style:style style:name="T266" style:family="text">
      <style:text-properties fo:font-style="normal" officeooo:rsid="01fe46ff" style:font-style-asian="normal" style:font-style-complex="normal"/>
    </style:style>
    <style:style style:name="T267" style:family="text">
      <style:text-properties fo:font-style="normal" officeooo:rsid="01ff1400" style:font-style-asian="normal" style:font-style-complex="normal"/>
    </style:style>
    <style:style style:name="T268" style:family="text">
      <style:text-properties fo:font-style="normal" officeooo:rsid="01ff930f" style:font-style-asian="normal" style:font-style-complex="normal"/>
    </style:style>
    <style:style style:name="T269" style:family="text">
      <style:text-properties fo:font-style="normal" officeooo:rsid="02001c92" style:font-style-asian="normal" style:font-style-complex="normal"/>
    </style:style>
    <style:style style:name="T270" style:family="text">
      <style:text-properties fo:font-style="normal" officeooo:rsid="0204696f" style:font-style-asian="normal" style:font-style-complex="normal"/>
    </style:style>
    <style:style style:name="T271" style:family="text">
      <style:text-properties fo:font-style="normal" officeooo:rsid="020b74ed" style:font-style-asian="normal" style:font-style-complex="normal"/>
    </style:style>
    <style:style style:name="T272" style:family="text">
      <style:text-properties fo:font-style="normal" officeooo:rsid="020c9432" style:font-style-asian="normal" style:font-style-complex="normal"/>
    </style:style>
    <style:style style:name="T273" style:family="text">
      <style:text-properties fo:font-style="normal" officeooo:rsid="020cbf77" style:font-style-asian="normal" style:font-style-complex="normal"/>
    </style:style>
    <style:style style:name="T274" style:family="text">
      <style:text-properties fo:font-style="normal" officeooo:rsid="02114701" style:font-style-asian="normal" style:font-style-complex="normal"/>
    </style:style>
    <style:style style:name="T275" style:family="text">
      <style:text-properties fo:font-style="normal" officeooo:rsid="02124341" style:font-style-asian="normal" style:font-style-complex="normal"/>
    </style:style>
    <style:style style:name="T276" style:family="text">
      <style:text-properties fo:font-style="normal" officeooo:rsid="0213053c" style:font-style-asian="normal" style:font-style-complex="normal"/>
    </style:style>
    <style:style style:name="T277" style:family="text">
      <style:text-properties fo:font-style="normal" officeooo:rsid="02137673" style:font-style-asian="normal" style:font-style-complex="normal"/>
    </style:style>
    <style:style style:name="T278" style:family="text">
      <style:text-properties fo:font-style="normal" officeooo:rsid="021579ab" style:font-style-asian="normal" style:font-style-complex="normal"/>
    </style:style>
    <style:style style:name="T279" style:family="text">
      <style:text-properties fo:font-style="normal" officeooo:rsid="0215ca80" style:font-style-asian="normal" style:font-style-complex="normal"/>
    </style:style>
    <style:style style:name="T280" style:family="text">
      <style:text-properties fo:font-style="normal" officeooo:rsid="0216bdd7" style:font-style-asian="normal" style:font-style-complex="normal"/>
    </style:style>
    <style:style style:name="T281" style:family="text">
      <style:text-properties fo:font-style="normal" officeooo:rsid="0216d150" style:font-style-asian="normal" style:font-style-complex="normal"/>
    </style:style>
    <style:style style:name="T282" style:family="text">
      <style:text-properties fo:font-style="normal" officeooo:rsid="021a5b25" style:font-style-asian="normal" style:font-style-complex="normal"/>
    </style:style>
    <style:style style:name="T283" style:family="text">
      <style:text-properties fo:font-style="normal" officeooo:rsid="021ad2fb" style:font-style-asian="normal" style:font-style-complex="normal"/>
    </style:style>
    <style:style style:name="T284" style:family="text">
      <style:text-properties fo:font-style="normal" fo:font-weight="normal" style:font-style-asian="normal" style:font-weight-asian="normal" style:font-style-complex="normal" style:font-weight-complex="normal"/>
    </style:style>
    <style:style style:name="T285" style:family="text">
      <style:text-properties fo:font-style="normal" fo:font-weight="normal" officeooo:rsid="002b6163" style:font-style-asian="normal" style:font-weight-asian="normal" style:font-style-complex="normal" style:font-weight-complex="normal"/>
    </style:style>
    <style:style style:name="T286" style:family="text">
      <style:text-properties fo:font-style="normal" fo:font-weight="normal" officeooo:rsid="00304a04" style:font-style-asian="normal" style:font-weight-asian="normal" style:font-style-complex="normal" style:font-weight-complex="normal"/>
    </style:style>
    <style:style style:name="T287" style:family="text">
      <style:text-properties fo:font-style="normal" fo:font-weight="normal" officeooo:rsid="003baf82" style:font-style-asian="normal" style:font-weight-asian="normal" style:font-style-complex="normal" style:font-weight-complex="normal"/>
    </style:style>
    <style:style style:name="T288" style:family="text">
      <style:text-properties fo:font-style="normal" fo:font-weight="normal" officeooo:rsid="003cedc2" style:font-style-asian="normal" style:font-weight-asian="normal" style:font-style-complex="normal" style:font-weight-complex="normal"/>
    </style:style>
    <style:style style:name="T289" style:family="text">
      <style:text-properties fo:font-style="normal" fo:font-weight="normal" officeooo:rsid="003f5cf2" style:font-style-asian="normal" style:font-weight-asian="normal" style:font-style-complex="normal" style:font-weight-complex="normal"/>
    </style:style>
    <style:style style:name="T290" style:family="text">
      <style:text-properties fo:font-style="normal" fo:font-weight="normal" officeooo:rsid="004054c6" style:font-style-asian="normal" style:font-weight-asian="normal" style:font-style-complex="normal" style:font-weight-complex="normal"/>
    </style:style>
    <style:style style:name="T291" style:family="text">
      <style:text-properties fo:font-style="normal" fo:font-weight="normal" officeooo:rsid="0067b482" style:font-style-asian="normal" style:font-weight-asian="normal" style:font-style-complex="normal" style:font-weight-complex="normal"/>
    </style:style>
    <style:style style:name="T292" style:family="text">
      <style:text-properties fo:font-style="normal" fo:font-weight="normal" officeooo:rsid="0068e667" style:font-style-asian="normal" style:font-weight-asian="normal" style:font-style-complex="normal" style:font-weight-complex="normal"/>
    </style:style>
    <style:style style:name="T293" style:family="text">
      <style:text-properties fo:font-style="normal" fo:font-weight="normal" officeooo:rsid="0071b9b8" style:font-style-asian="normal" style:font-weight-asian="normal" style:font-style-complex="normal" style:font-weight-complex="normal"/>
    </style:style>
    <style:style style:name="T294" style:family="text">
      <style:text-properties fo:font-style="normal" fo:font-weight="normal" officeooo:rsid="0073b287" style:font-style-asian="normal" style:font-weight-asian="normal" style:font-style-complex="normal" style:font-weight-complex="normal"/>
    </style:style>
    <style:style style:name="T295" style:family="text">
      <style:text-properties fo:font-style="normal" fo:font-weight="normal" officeooo:rsid="0074ae37" style:font-style-asian="normal" style:font-weight-asian="normal" style:font-style-complex="normal" style:font-weight-complex="normal"/>
    </style:style>
    <style:style style:name="T296" style:family="text">
      <style:text-properties fo:font-style="normal" fo:font-weight="normal" officeooo:rsid="0074d0bd" style:font-style-asian="normal" style:font-weight-asian="normal" style:font-style-complex="normal" style:font-weight-complex="normal"/>
    </style:style>
    <style:style style:name="T297" style:family="text">
      <style:text-properties fo:font-style="normal" fo:font-weight="normal" officeooo:rsid="00754f35" style:font-style-asian="normal" style:font-weight-asian="normal" style:font-style-complex="normal" style:font-weight-complex="normal"/>
    </style:style>
    <style:style style:name="T298" style:family="text">
      <style:text-properties fo:font-style="normal" fo:font-weight="normal" officeooo:rsid="007704fd" style:font-style-asian="normal" style:font-weight-asian="normal" style:font-style-complex="normal" style:font-weight-complex="normal"/>
    </style:style>
    <style:style style:name="T299" style:family="text">
      <style:text-properties fo:font-style="normal" fo:font-weight="normal" officeooo:rsid="0078736f" style:font-style-asian="normal" style:font-weight-asian="normal" style:font-style-complex="normal" style:font-weight-complex="normal"/>
    </style:style>
    <style:style style:name="T300" style:family="text">
      <style:text-properties fo:font-style="normal" fo:font-weight="normal" officeooo:rsid="007b2fb9" style:font-style-asian="normal" style:font-weight-asian="normal" style:font-style-complex="normal" style:font-weight-complex="normal"/>
    </style:style>
    <style:style style:name="T301" style:family="text">
      <style:text-properties fo:font-style="normal" fo:font-weight="normal" officeooo:rsid="007c38c4" style:font-style-asian="normal" style:font-weight-asian="normal" style:font-style-complex="normal" style:font-weight-complex="normal"/>
    </style:style>
    <style:style style:name="T302" style:family="text">
      <style:text-properties fo:font-style="normal" fo:font-weight="normal" officeooo:rsid="007d141b" style:font-style-asian="normal" style:font-weight-asian="normal" style:font-style-complex="normal" style:font-weight-complex="normal"/>
    </style:style>
    <style:style style:name="T303" style:family="text">
      <style:text-properties fo:font-style="normal" fo:font-weight="normal" officeooo:rsid="007e4de3" style:font-style-asian="normal" style:font-weight-asian="normal" style:font-style-complex="normal" style:font-weight-complex="normal"/>
    </style:style>
    <style:style style:name="T304" style:family="text">
      <style:text-properties fo:font-style="normal" fo:font-weight="normal" officeooo:rsid="00aa6fad" style:font-style-asian="normal" style:font-weight-asian="normal" style:font-style-complex="normal" style:font-weight-complex="normal"/>
    </style:style>
    <style:style style:name="T305" style:family="text">
      <style:text-properties fo:font-style="normal" fo:font-weight="normal" officeooo:rsid="00da4c7d" style:font-style-asian="normal" style:font-weight-asian="normal" style:font-style-complex="normal" style:font-weight-complex="normal"/>
    </style:style>
    <style:style style:name="T306" style:family="text">
      <style:text-properties fo:font-style="normal" fo:font-weight="normal" officeooo:rsid="00dc44be" style:font-style-asian="normal" style:font-weight-asian="normal" style:font-style-complex="normal" style:font-weight-complex="normal"/>
    </style:style>
    <style:style style:name="T307" style:family="text">
      <style:text-properties fo:font-style="normal" fo:font-weight="normal" officeooo:rsid="00e74083" style:font-style-asian="normal" style:font-weight-asian="normal" style:font-style-complex="normal" style:font-weight-complex="normal"/>
    </style:style>
    <style:style style:name="T308" style:family="text">
      <style:text-properties fo:font-style="normal" fo:font-weight="normal" officeooo:rsid="00edd850" style:font-style-asian="normal" style:font-weight-asian="normal" style:font-style-complex="normal" style:font-weight-complex="normal"/>
    </style:style>
    <style:style style:name="T309" style:family="text">
      <style:text-properties fo:font-style="normal" fo:font-weight="normal" officeooo:rsid="00f5d669" style:font-style-asian="normal" style:font-weight-asian="normal" style:font-style-complex="normal" style:font-weight-complex="normal"/>
    </style:style>
    <style:style style:name="T310" style:family="text">
      <style:text-properties fo:font-style="normal" fo:font-weight="normal" officeooo:rsid="00bc0048" style:font-style-asian="normal" style:font-weight-asian="normal" style:font-style-complex="normal" style:font-weight-complex="normal"/>
    </style:style>
    <style:style style:name="T311" style:family="text">
      <style:text-properties fo:font-style="normal" fo:font-weight="normal" officeooo:rsid="00f7587f" style:font-style-asian="normal" style:font-weight-asian="normal" style:font-style-complex="normal" style:font-weight-complex="normal"/>
    </style:style>
    <style:style style:name="T312" style:family="text">
      <style:text-properties fo:font-style="normal" fo:font-weight="normal" officeooo:rsid="00feb333" style:font-style-asian="normal" style:font-weight-asian="normal" style:font-style-complex="normal" style:font-weight-complex="normal"/>
    </style:style>
    <style:style style:name="T313" style:family="text">
      <style:text-properties fo:font-style="normal" fo:font-weight="normal" officeooo:rsid="00ffb647" style:font-style-asian="normal" style:font-weight-asian="normal" style:font-style-complex="normal" style:font-weight-complex="normal"/>
    </style:style>
    <style:style style:name="T314" style:family="text">
      <style:text-properties fo:font-style="normal" fo:font-weight="normal" officeooo:rsid="01001295" style:font-style-asian="normal" style:font-weight-asian="normal" style:font-style-complex="normal" style:font-weight-complex="normal"/>
    </style:style>
    <style:style style:name="T315" style:family="text">
      <style:text-properties fo:font-style="normal" fo:font-weight="normal" officeooo:rsid="0108b231" style:font-style-asian="normal" style:font-weight-asian="normal" style:font-style-complex="normal" style:font-weight-complex="normal"/>
    </style:style>
    <style:style style:name="T316" style:family="text">
      <style:text-properties fo:font-style="normal" fo:font-weight="normal" officeooo:rsid="010e8ba0" style:font-style-asian="normal" style:font-weight-asian="normal" style:font-style-complex="normal" style:font-weight-complex="normal"/>
    </style:style>
    <style:style style:name="T317" style:family="text">
      <style:text-properties fo:font-style="normal" fo:font-weight="normal" officeooo:rsid="010f7252" style:font-style-asian="normal" style:font-weight-asian="normal" style:font-style-complex="normal" style:font-weight-complex="normal"/>
    </style:style>
    <style:style style:name="T318" style:family="text">
      <style:text-properties fo:font-style="normal" fo:font-weight="normal" officeooo:rsid="0110ac1d" style:font-style-asian="normal" style:font-weight-asian="normal" style:font-style-complex="normal" style:font-weight-complex="normal"/>
    </style:style>
    <style:style style:name="T319" style:family="text">
      <style:text-properties fo:font-style="normal" fo:font-weight="normal" officeooo:rsid="00f68711" style:font-style-asian="normal" style:font-weight-asian="normal" style:font-style-complex="normal" style:font-weight-complex="normal"/>
    </style:style>
    <style:style style:name="T320" style:family="text">
      <style:text-properties fo:font-style="normal" fo:font-weight="normal" officeooo:rsid="014a63a5" style:font-style-asian="normal" style:font-weight-asian="normal" style:font-style-complex="normal" style:font-weight-complex="normal"/>
    </style:style>
    <style:style style:name="T321" style:family="text">
      <style:text-properties fo:font-style="normal" fo:font-weight="normal" officeooo:rsid="0167ddf1" style:font-style-asian="normal" style:font-weight-asian="normal" style:font-style-complex="normal" style:font-weight-complex="normal"/>
    </style:style>
    <style:style style:name="T322" style:family="text">
      <style:text-properties fo:font-style="normal" fo:font-weight="normal" officeooo:rsid="016de572" style:font-style-asian="normal" style:font-weight-asian="normal" style:font-style-complex="normal" style:font-weight-complex="normal"/>
    </style:style>
    <style:style style:name="T323" style:family="text">
      <style:text-properties fo:font-style="normal" fo:font-weight="normal" officeooo:rsid="016fe1c9" style:font-style-asian="normal" style:font-weight-asian="normal" style:font-style-complex="normal" style:font-weight-complex="normal"/>
    </style:style>
    <style:style style:name="T324" style:family="text">
      <style:text-properties fo:font-style="normal" fo:font-weight="normal" officeooo:rsid="01675255" style:font-style-asian="normal" style:font-weight-asian="normal" style:font-style-complex="normal" style:font-weight-complex="normal"/>
    </style:style>
    <style:style style:name="T325" style:family="text">
      <style:text-properties fo:font-style="normal" fo:font-weight="normal" officeooo:rsid="016b639a" style:font-style-asian="normal" style:font-weight-asian="normal" style:font-style-complex="normal" style:font-weight-complex="normal"/>
    </style:style>
    <style:style style:name="T326" style:family="text">
      <style:text-properties fo:font-style="normal" fo:font-weight="normal" officeooo:rsid="016ff0d8" style:font-style-asian="normal" style:font-weight-asian="normal" style:font-style-complex="normal" style:font-weight-complex="normal"/>
    </style:style>
    <style:style style:name="T327" style:family="text">
      <style:text-properties fo:font-style="normal" fo:font-weight="normal" officeooo:rsid="01703175" style:font-style-asian="normal" style:font-weight-asian="normal" style:font-style-complex="normal" style:font-weight-complex="normal"/>
    </style:style>
    <style:style style:name="T328" style:family="text">
      <style:text-properties fo:font-style="normal" fo:font-weight="normal" officeooo:rsid="0174cc68" style:font-style-asian="normal" style:font-weight-asian="normal" style:font-style-complex="normal" style:font-weight-complex="normal"/>
    </style:style>
    <style:style style:name="T329" style:family="text">
      <style:text-properties fo:font-style="normal" fo:font-weight="normal" officeooo:rsid="0175af5a" style:font-style-asian="normal" style:font-weight-asian="normal" style:font-style-complex="normal" style:font-weight-complex="normal"/>
    </style:style>
    <style:style style:name="T330" style:family="text">
      <style:text-properties fo:font-style="normal" fo:font-weight="normal" officeooo:rsid="017a3b26" style:font-style-asian="normal" style:font-weight-asian="normal" style:font-style-complex="normal" style:font-weight-complex="normal"/>
    </style:style>
    <style:style style:name="T331" style:family="text">
      <style:text-properties fo:font-style="normal" fo:font-weight="normal" officeooo:rsid="017d71d8" style:font-style-asian="normal" style:font-weight-asian="normal" style:font-style-complex="normal" style:font-weight-complex="normal"/>
    </style:style>
    <style:style style:name="T332" style:family="text">
      <style:text-properties fo:font-style="normal" fo:font-weight="normal" officeooo:rsid="01869373" style:font-style-asian="normal" style:font-weight-asian="normal" style:font-style-complex="normal" style:font-weight-complex="normal"/>
    </style:style>
    <style:style style:name="T333" style:family="text">
      <style:text-properties fo:font-style="normal" fo:font-weight="normal" officeooo:rsid="01885d24" style:font-style-asian="normal" style:font-weight-asian="normal" style:font-style-complex="normal" style:font-weight-complex="normal"/>
    </style:style>
    <style:style style:name="T334" style:family="text">
      <style:text-properties fo:font-style="normal" fo:font-weight="normal" officeooo:rsid="0189bb37" style:font-style-asian="normal" style:font-weight-asian="normal" style:font-style-complex="normal" style:font-weight-complex="normal"/>
    </style:style>
    <style:style style:name="T335" style:family="text">
      <style:text-properties fo:font-style="normal" fo:font-weight="normal" officeooo:rsid="018b3b37" style:font-style-asian="normal" style:font-weight-asian="normal" style:font-style-complex="normal" style:font-weight-complex="normal"/>
    </style:style>
    <style:style style:name="T336" style:family="text">
      <style:text-properties fo:font-style="normal" fo:font-weight="normal" officeooo:rsid="00857c25" style:font-style-asian="normal" style:font-weight-asian="normal" style:font-style-complex="normal" style:font-weight-complex="normal"/>
    </style:style>
    <style:style style:name="T337" style:family="text">
      <style:text-properties fo:font-style="normal" fo:font-weight="normal" officeooo:rsid="01573f42" style:font-style-asian="normal" style:font-weight-asian="normal" style:font-style-complex="normal" style:font-weight-complex="normal"/>
    </style:style>
    <style:style style:name="T338" style:family="text">
      <style:text-properties fo:font-style="normal" fo:font-weight="normal" officeooo:rsid="01b2421e" style:font-style-asian="normal" style:font-weight-asian="normal" style:font-style-complex="normal" style:font-weight-complex="normal"/>
    </style:style>
    <style:style style:name="T339" style:family="text">
      <style:text-properties fo:font-style="normal" fo:font-weight="normal" officeooo:rsid="01b42ceb" style:font-style-asian="normal" style:font-weight-asian="normal" style:font-style-complex="normal" style:font-weight-complex="normal"/>
    </style:style>
    <style:style style:name="T340" style:family="text">
      <style:text-properties fo:font-style="normal" fo:font-weight="normal" officeooo:rsid="01b997eb" style:font-style-asian="normal" style:font-weight-asian="normal" style:font-style-complex="normal" style:font-weight-complex="normal"/>
    </style:style>
    <style:style style:name="T341" style:family="text">
      <style:text-properties fo:font-style="normal" fo:font-weight="normal" officeooo:rsid="01bf89d1" style:font-style-asian="normal" style:font-weight-asian="normal" style:font-style-complex="normal" style:font-weight-complex="normal"/>
    </style:style>
    <style:style style:name="T342" style:family="text">
      <style:text-properties fo:font-style="normal" fo:font-weight="normal" officeooo:rsid="01c00e45" style:font-style-asian="normal" style:font-weight-asian="normal" style:font-style-complex="normal" style:font-weight-complex="normal"/>
    </style:style>
    <style:style style:name="T343" style:family="text">
      <style:text-properties fo:font-style="normal" fo:font-weight="normal" officeooo:rsid="01da61da" style:font-style-asian="normal" style:font-weight-asian="normal" style:font-style-complex="normal" style:font-weight-complex="normal"/>
    </style:style>
    <style:style style:name="T344" style:family="text">
      <style:text-properties fo:font-style="normal" fo:font-weight="normal" officeooo:rsid="01dbf1c0" style:font-style-asian="normal" style:font-weight-asian="normal" style:font-style-complex="normal" style:font-weight-complex="normal"/>
    </style:style>
    <style:style style:name="T345" style:family="text">
      <style:text-properties fo:font-style="normal" fo:font-weight="normal" officeooo:rsid="01e12f0b" style:font-style-asian="normal" style:font-weight-asian="normal" style:font-style-complex="normal" style:font-weight-complex="normal"/>
    </style:style>
    <style:style style:name="T346" style:family="text">
      <style:text-properties fo:font-style="normal" fo:font-weight="normal" officeooo:rsid="01e21a6d" style:font-style-asian="normal" style:font-weight-asian="normal" style:font-style-complex="normal" style:font-weight-complex="normal"/>
    </style:style>
    <style:style style:name="T347" style:family="text">
      <style:text-properties fo:font-style="normal" fo:font-weight="normal" officeooo:rsid="01e530ff" style:font-style-asian="normal" style:font-weight-asian="normal" style:font-style-complex="normal" style:font-weight-complex="normal"/>
    </style:style>
    <style:style style:name="T348" style:family="text">
      <style:text-properties fo:font-style="normal" fo:font-weight="normal" officeooo:rsid="01e7e823" style:font-style-asian="normal" style:font-weight-asian="normal" style:font-style-complex="normal" style:font-weight-complex="normal"/>
    </style:style>
    <style:style style:name="T349" style:family="text">
      <style:text-properties fo:font-style="normal" fo:font-weight="normal" officeooo:rsid="01e7ff8f" style:font-style-asian="normal" style:font-weight-asian="normal" style:font-style-complex="normal" style:font-weight-complex="normal"/>
    </style:style>
    <style:style style:name="T350" style:family="text">
      <style:text-properties fo:font-style="normal" fo:font-weight="normal" officeooo:rsid="01e8e98a" style:font-style-asian="normal" style:font-weight-asian="normal" style:font-style-complex="normal" style:font-weight-complex="normal"/>
    </style:style>
    <style:style style:name="T351" style:family="text">
      <style:text-properties fo:font-style="normal" fo:font-weight="normal" officeooo:rsid="01ea3550" style:font-style-asian="normal" style:font-weight-asian="normal" style:font-style-complex="normal" style:font-weight-complex="normal"/>
    </style:style>
    <style:style style:name="T352" style:family="text">
      <style:text-properties fo:font-style="normal" fo:font-weight="normal" officeooo:rsid="01eb8b1e" style:font-style-asian="normal" style:font-weight-asian="normal" style:font-style-complex="normal" style:font-weight-complex="normal"/>
    </style:style>
    <style:style style:name="T353" style:family="text">
      <style:text-properties fo:font-style="normal" fo:font-weight="normal" officeooo:rsid="01ed4d14" style:font-style-asian="normal" style:font-weight-asian="normal" style:font-style-complex="normal" style:font-weight-complex="normal"/>
    </style:style>
    <style:style style:name="T354" style:family="text">
      <style:text-properties fo:font-style="normal" fo:font-weight="normal" officeooo:rsid="01f066b0" style:font-style-asian="normal" style:font-weight-asian="normal" style:font-style-complex="normal" style:font-weight-complex="normal"/>
    </style:style>
    <style:style style:name="T355" style:family="text">
      <style:text-properties fo:font-style="normal" fo:font-weight="normal" officeooo:rsid="01f1ad77" style:font-style-asian="normal" style:font-weight-asian="normal" style:font-style-complex="normal" style:font-weight-complex="normal"/>
    </style:style>
    <style:style style:name="T356" style:family="text">
      <style:text-properties fo:font-style="normal" fo:font-weight="normal" officeooo:rsid="01f26f88" style:font-style-asian="normal" style:font-weight-asian="normal" style:font-style-complex="normal" style:font-weight-complex="normal"/>
    </style:style>
    <style:style style:name="T357" style:family="text">
      <style:text-properties fo:font-style="normal" fo:font-weight="normal" officeooo:rsid="01f2bec2" style:font-style-asian="normal" style:font-weight-asian="normal" style:font-style-complex="normal" style:font-weight-complex="normal"/>
    </style:style>
    <style:style style:name="T358" style:family="text">
      <style:text-properties fo:font-style="normal" fo:font-weight="normal" officeooo:rsid="01f300ac" style:font-style-asian="normal" style:font-weight-asian="normal" style:font-style-complex="normal" style:font-weight-complex="normal"/>
    </style:style>
    <style:style style:name="T359" style:family="text">
      <style:text-properties fo:font-style="normal" fo:font-weight="normal" officeooo:rsid="01f4f46a" style:font-style-asian="normal" style:font-weight-asian="normal" style:font-style-complex="normal" style:font-weight-complex="normal"/>
    </style:style>
    <style:style style:name="T360" style:family="text">
      <style:text-properties fo:font-style="normal" fo:font-weight="normal" officeooo:rsid="01f539bb" style:font-style-asian="normal" style:font-weight-asian="normal" style:font-style-complex="normal" style:font-weight-complex="normal"/>
    </style:style>
    <style:style style:name="T361" style:family="text">
      <style:text-properties fo:font-style="normal" fo:font-weight="normal" officeooo:rsid="01fd9128" style:font-style-asian="normal" style:font-weight-asian="normal" style:font-style-complex="normal" style:font-weight-complex="normal"/>
    </style:style>
    <style:style style:name="T362" style:family="text">
      <style:text-properties fo:font-style="normal" fo:font-weight="normal" officeooo:rsid="02075a8e" style:font-style-asian="normal" style:font-weight-asian="normal" style:font-style-complex="normal" style:font-weight-complex="normal"/>
    </style:style>
    <style:style style:name="T363" style:family="text">
      <style:text-properties fo:font-style="normal" fo:font-weight="normal" officeooo:rsid="020923e5" style:font-style-asian="normal" style:font-weight-asian="normal" style:font-style-complex="normal" style:font-weight-complex="normal"/>
    </style:style>
    <style:style style:name="T364" style:family="text">
      <style:text-properties fo:font-style="normal" fo:font-weight="normal" officeooo:rsid="020b74ed" style:font-style-asian="normal" style:font-weight-asian="normal" style:font-style-complex="normal" style:font-weight-complex="normal"/>
    </style:style>
    <style:style style:name="T365" style:family="text">
      <style:text-properties fo:font-style="normal" fo:font-weight="normal" officeooo:rsid="00b9feb1" style:font-style-asian="normal" style:font-weight-asian="normal" style:font-style-complex="normal" style:font-weight-complex="normal"/>
    </style:style>
    <style:style style:name="T366" style:family="text">
      <style:text-properties fo:font-style="normal" fo:font-weight="normal" officeooo:rsid="021d2670" style:font-style-asian="normal" style:font-weight-asian="normal" style:font-style-complex="normal" style:font-weight-complex="normal"/>
    </style:style>
    <style:style style:name="T367"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368" style:family="text">
      <style:text-properties fo:font-style="normal" style:text-underline-style="none" officeooo:rsid="00b118ee" style:font-style-asian="normal" style:font-style-complex="normal"/>
    </style:style>
    <style:style style:name="T369" style:family="text">
      <style:text-properties fo:font-style="normal" style:text-underline-style="none" fo:font-weight="bold" style:font-style-asian="normal" style:font-weight-asian="bold" style:font-style-complex="normal" style:font-weight-complex="bold"/>
    </style:style>
    <style:style style:name="T370" style:family="text">
      <style:text-properties fo:font-style="normal" style:text-underline-style="none" fo:font-weight="normal" style:font-style-asian="normal" style:font-weight-asian="normal" style:font-style-complex="normal" style:font-weight-complex="normal"/>
    </style:style>
    <style:style style:name="T371" style:family="text">
      <style:text-properties fo:font-style="normal" style:text-underline-style="none" fo:font-weight="normal" officeooo:rsid="018b3b37" style:font-style-asian="normal" style:font-weight-asian="normal" style:font-style-complex="normal" style:font-weight-complex="normal"/>
    </style:style>
    <style:style style:name="T372" style:family="text">
      <style:text-properties fo:font-style="normal" style:text-underline-style="none" fo:font-weight="normal" officeooo:rsid="018f84a1" style:font-style-asian="normal" style:font-weight-asian="normal" style:font-style-complex="normal" style:font-weight-complex="normal"/>
    </style:style>
    <style:style style:name="T373" style:family="text">
      <style:text-properties fo:font-style="normal" fo:font-weight="bold" style:font-style-asian="normal" style:font-weight-asian="bold" style:font-style-complex="normal" style:font-weight-complex="bold"/>
    </style:style>
    <style:style style:name="T374" style:family="text">
      <style:text-properties fo:font-style="normal" fo:font-weight="bold" officeooo:rsid="003cedc2" style:font-style-asian="normal" style:font-weight-asian="bold" style:font-style-complex="normal" style:font-weight-complex="bold"/>
    </style:style>
    <style:style style:name="T375" style:family="text">
      <style:text-properties fo:font-style="normal" fo:font-weight="bold" officeooo:rsid="00edd850" style:font-style-asian="normal" style:font-weight-asian="bold" style:font-style-complex="normal" style:font-weight-complex="bold"/>
    </style:style>
    <style:style style:name="T376" style:family="text">
      <style:text-properties fo:font-style="normal" fo:font-weight="bold" officeooo:rsid="00f68711" style:font-style-asian="normal" style:font-weight-asian="bold" style:font-style-complex="normal" style:font-weight-complex="bold"/>
    </style:style>
    <style:style style:name="T377" style:family="text">
      <style:text-properties fo:font-style="normal" fo:font-weight="bold" officeooo:rsid="00ed8a22" style:font-style-asian="normal" style:font-weight-asian="bold" style:font-style-complex="normal" style:font-weight-complex="bold"/>
    </style:style>
    <style:style style:name="T378" style:family="text">
      <style:text-properties fo:font-style="normal" fo:font-weight="bold" officeooo:rsid="00ea7bf7" style:font-style-asian="normal" style:font-weight-asian="bold" style:font-style-complex="normal" style:font-weight-complex="bold"/>
    </style:style>
    <style:style style:name="T379" style:family="text">
      <style:text-properties fo:font-style="normal" fo:font-weight="bold" officeooo:rsid="00efcaff" style:font-style-asian="normal" style:font-weight-asian="bold" style:font-style-complex="normal" style:font-weight-complex="bold"/>
    </style:style>
    <style:style style:name="T380" style:family="text">
      <style:text-properties fo:font-style="normal" fo:font-weight="bold" officeooo:rsid="0116cacd" style:font-style-asian="normal" style:font-weight-asian="bold" style:font-style-complex="normal" style:font-weight-complex="bold"/>
    </style:style>
    <style:style style:name="T381" style:family="text">
      <style:text-properties fo:font-style="normal" fo:font-weight="bold" officeooo:rsid="008c91a8" style:font-style-asian="normal" style:font-weight-asian="bold" style:font-style-complex="normal" style:font-weight-complex="bold"/>
    </style:style>
    <style:style style:name="T382" style:family="text">
      <style:text-properties fo:font-style="normal" fo:font-weight="bold" officeooo:rsid="00b6117c" style:font-style-asian="normal" style:font-weight-asian="bold" style:font-style-complex="normal" style:font-weight-complex="bold"/>
    </style:style>
    <style:style style:name="T383" style:family="text">
      <style:text-properties fo:font-style="normal" fo:font-weight="bold" officeooo:rsid="008d815f" style:font-style-asian="normal" style:font-weight-asian="bold" style:font-style-complex="normal" style:font-weight-complex="bold"/>
    </style:style>
    <style:style style:name="T384" style:family="text">
      <style:text-properties fo:font-style="normal" fo:font-weight="bold" officeooo:rsid="008e111e" style:font-style-asian="normal" style:font-weight-asian="bold" style:font-style-complex="normal" style:font-weight-complex="bold"/>
    </style:style>
    <style:style style:name="T385" style:family="text">
      <style:text-properties fo:font-style="normal" fo:font-weight="bold" officeooo:rsid="008ce6f8" style:font-style-asian="normal" style:font-weight-asian="bold" style:font-style-complex="normal" style:font-weight-complex="bold"/>
    </style:style>
    <style:style style:name="T386" style:family="text">
      <style:text-properties fo:font-style="normal" fo:font-weight="bold" officeooo:rsid="00b27560" style:font-style-asian="normal" style:font-weight-asian="bold" style:font-style-complex="normal" style:font-weight-complex="bold"/>
    </style:style>
    <style:style style:name="T387" style:family="text">
      <style:text-properties fo:font-style="normal" fo:font-weight="bold" officeooo:rsid="0071b9b8" style:font-style-asian="normal" style:font-weight-asian="bold" style:font-style-complex="normal" style:font-weight-complex="bold"/>
    </style:style>
    <style:style style:name="T388" style:family="text">
      <style:text-properties fo:font-style="normal" fo:font-weight="bold" officeooo:rsid="0074ae37" style:font-style-asian="normal" style:font-weight-asian="bold" style:font-style-complex="normal" style:font-weight-complex="bold"/>
    </style:style>
    <style:style style:name="T389" style:family="text">
      <style:text-properties fo:font-style="normal" fo:font-weight="bold" officeooo:rsid="007c38c4" style:font-style-asian="normal" style:font-weight-asian="bold" style:font-style-complex="normal" style:font-weight-complex="bold"/>
    </style:style>
    <style:style style:name="T390" style:family="text">
      <style:text-properties fo:font-style="normal" fo:font-weight="bold" officeooo:rsid="0074d0bd" style:font-style-asian="normal" style:font-weight-asian="bold" style:font-style-complex="normal" style:font-weight-complex="bold"/>
    </style:style>
    <style:style style:name="T391" style:family="text">
      <style:text-properties fo:font-style="normal" fo:font-weight="bold" officeooo:rsid="00754f35" style:font-style-asian="normal" style:font-weight-asian="bold" style:font-style-complex="normal" style:font-weight-complex="bold"/>
    </style:style>
    <style:style style:name="T392" style:family="text">
      <style:text-properties fo:font-style="normal" fo:font-weight="bold" officeooo:rsid="014a63a5" style:font-style-asian="normal" style:font-weight-asian="bold" style:font-style-complex="normal" style:font-weight-complex="bold"/>
    </style:style>
    <style:style style:name="T393" style:family="text">
      <style:text-properties fo:font-style="normal" fo:font-weight="bold" officeooo:rsid="015542ef" style:font-style-asian="normal" style:font-weight-asian="bold" style:font-style-complex="normal" style:font-weight-complex="bold"/>
    </style:style>
    <style:style style:name="T394" style:family="text">
      <style:text-properties fo:font-style="normal" fo:font-weight="bold" officeooo:rsid="0157dd30" style:font-style-asian="normal" style:font-weight-asian="bold" style:font-style-complex="normal" style:font-weight-complex="bold"/>
    </style:style>
    <style:style style:name="T395" style:family="text">
      <style:text-properties fo:font-style="normal" fo:font-weight="bold" officeooo:rsid="0157af8c" style:font-style-asian="normal" style:font-weight-asian="bold" style:font-style-complex="normal" style:font-weight-complex="bold"/>
    </style:style>
    <style:style style:name="T396" style:family="text">
      <style:text-properties fo:font-style="normal" fo:font-weight="bold" officeooo:rsid="01573f42" style:font-style-asian="normal" style:font-weight-asian="bold" style:font-style-complex="normal" style:font-weight-complex="bold"/>
    </style:style>
    <style:style style:name="T397" style:family="text">
      <style:text-properties fo:font-style="normal" fo:font-weight="bold" officeooo:rsid="0162c81f" style:font-style-asian="normal" style:font-weight-asian="bold" style:font-style-complex="normal" style:font-weight-complex="bold"/>
    </style:style>
    <style:style style:name="T398" style:family="text">
      <style:text-properties fo:font-style="normal" fo:font-weight="bold" officeooo:rsid="0167ddf1" style:font-style-asian="normal" style:font-weight-asian="bold" style:font-style-complex="normal" style:font-weight-complex="bold"/>
    </style:style>
    <style:style style:name="T399" style:family="text">
      <style:text-properties fo:font-style="normal" fo:font-weight="bold" officeooo:rsid="016fe1c9" style:font-style-asian="normal" style:font-weight-asian="bold" style:font-style-complex="normal" style:font-weight-complex="bold"/>
    </style:style>
    <style:style style:name="T400" style:family="text">
      <style:text-properties fo:font-style="normal" fo:font-weight="bold" officeooo:rsid="0174cc68" style:font-style-asian="normal" style:font-weight-asian="bold" style:font-style-complex="normal" style:font-weight-complex="bold"/>
    </style:style>
    <style:style style:name="T401" style:family="text">
      <style:text-properties fo:font-style="normal" fo:font-weight="bold" officeooo:rsid="0175af5a" style:font-style-asian="normal" style:font-weight-asian="bold" style:font-style-complex="normal" style:font-weight-complex="bold"/>
    </style:style>
    <style:style style:name="T402" style:family="text">
      <style:text-properties fo:font-style="normal" fo:font-weight="bold" officeooo:rsid="01803628" style:font-style-asian="normal" style:font-weight-asian="bold" style:font-style-complex="normal" style:font-weight-complex="bold"/>
    </style:style>
    <style:style style:name="T403" style:family="text">
      <style:text-properties fo:font-style="normal" fo:font-weight="bold" officeooo:rsid="0189bb37" style:font-style-asian="normal" style:font-weight-asian="bold" style:font-style-complex="normal" style:font-weight-complex="bold"/>
    </style:style>
    <style:style style:name="T404" style:family="text">
      <style:text-properties fo:font-style="normal" fo:font-weight="bold" officeooo:rsid="01b7ca2a" style:font-style-asian="normal" style:font-weight-asian="bold" style:font-style-complex="normal" style:font-weight-complex="bold"/>
    </style:style>
    <style:style style:name="T405" style:family="text">
      <style:text-properties fo:font-style="normal" fo:font-weight="bold" officeooo:rsid="02124341" style:font-style-asian="normal" style:font-weight-asian="bold" style:font-style-complex="normal" style:font-weight-complex="bold"/>
    </style:style>
    <style:style style:name="T406" style:family="text">
      <style:text-properties fo:font-style="normal" fo:font-weight="bold" officeooo:rsid="01744cb5" style:font-style-asian="normal" style:font-weight-asian="bold" style:font-style-complex="normal" style:font-weight-complex="bold"/>
    </style:style>
    <style:style style:name="T407" style:family="text">
      <style:text-properties fo:font-style="normal" fo:font-weight="bold" officeooo:rsid="0213053c" style:font-style-asian="normal" style:font-weight-asian="bold" style:font-style-complex="normal" style:font-weight-complex="bold"/>
    </style:style>
    <style:style style:name="T408" style:family="text">
      <style:text-properties fo:font-style="normal" fo:font-weight="bold" officeooo:rsid="0216bdd7" style:font-style-asian="normal" style:font-weight-asian="bold" style:font-style-complex="normal" style:font-weight-complex="bold"/>
    </style:style>
    <style:style style:name="T409" style:family="text">
      <style:text-properties fo:font-style="normal" fo:font-weight="bold" officeooo:rsid="0216d150" style:font-style-asian="normal" style:font-weight-asian="bold" style:font-style-complex="normal" style:font-weight-complex="bold"/>
    </style:style>
    <style:style style:name="T410" style:family="text">
      <style:text-properties fo:font-style="normal" fo:font-weight="bold" officeooo:rsid="021d2670" style:font-style-asian="normal" style:font-weight-asian="bold" style:font-style-complex="normal" style:font-weight-complex="bold"/>
    </style:style>
    <style:style style:name="T411" style:family="text">
      <style:text-properties fo:font-style="normal" fo:font-weight="bold" officeooo:rsid="005d5455" fo:background-color="#eeeeee" loext:char-shading-value="0" style:font-style-asian="normal" style:font-weight-asian="bold" style:font-style-complex="normal" style:font-weight-complex="bold"/>
    </style:style>
    <style:style style:name="T412" style:family="text">
      <style:text-properties fo:font-style="normal" fo:font-weight="bold" fo:background-color="#dddddd" loext:char-shading-value="0" style:font-style-asian="normal" style:font-weight-asian="bold" style:font-style-complex="normal" style:font-weight-complex="bold"/>
    </style:style>
    <style:style style:name="T413" style:family="text">
      <style:text-properties fo:font-style="normal" fo:font-weight="bold" officeooo:rsid="005c77d9" fo:background-color="#dddddd" loext:char-shading-value="0" style:font-style-asian="normal" style:font-weight-asian="bold" style:font-style-complex="normal" style:font-weight-complex="bold"/>
    </style:style>
    <style:style style:name="T414" style:family="text">
      <style:text-properties fo:font-style="normal" fo:font-weight="bold" officeooo:rsid="01ff930f" fo:background-color="#dddddd" loext:char-shading-value="0" style:font-style-asian="normal" style:font-weight-asian="bold" style:font-style-complex="normal" style:font-weight-complex="bold"/>
    </style:style>
    <style:style style:name="T415" style:family="text">
      <style:text-properties fo:font-style="normal" fo:font-weight="bold" officeooo:rsid="020b74ed" fo:background-color="#dddddd" loext:char-shading-value="0" style:font-style-asian="normal" style:font-weight-asian="bold" style:font-style-complex="normal" style:font-weight-complex="bold"/>
    </style:style>
    <style:style style:name="T416" style:family="text">
      <style:text-properties fo:font-style="normal" fo:font-weight="bold" officeooo:rsid="020c9432" fo:background-color="#dddddd" loext:char-shading-value="0" style:font-style-asian="normal" style:font-weight-asian="bold" style:font-style-complex="normal" style:font-weight-complex="bold"/>
    </style:style>
    <style:style style:name="T417" style:family="text">
      <style:text-properties fo:font-style="normal" style:text-underline-style="solid" style:text-underline-width="auto" style:text-underline-color="font-color" fo:font-weight="normal" officeooo:rsid="000a6551" style:font-style-asian="normal" style:font-weight-asian="normal" style:font-style-complex="normal" style:font-weight-complex="normal"/>
    </style:style>
    <style:style style:name="T418" style:family="text">
      <style:text-properties fo:font-style="normal" style:text-underline-style="solid" style:text-underline-width="auto" style:text-underline-color="font-color" officeooo:rsid="00b118ee" style:font-style-asian="normal" style:font-style-complex="normal"/>
    </style:style>
    <style:style style:name="T419" style:family="text">
      <style:text-properties fo:font-style="normal" style:text-underline-style="solid" style:text-underline-width="auto" style:text-underline-color="font-color" fo:font-weight="bold" officeooo:rsid="005d5455" fo:background-color="#eeeeee" loext:char-shading-value="0" style:font-style-asian="normal" style:font-weight-asian="bold" style:font-style-complex="normal" style:font-weight-complex="bold"/>
    </style:style>
    <style:style style:name="T420" style:family="text">
      <style:text-properties fo:font-style="normal" fo:background-color="#dddddd" loext:char-shading-value="0" style:font-style-asian="normal" style:font-style-complex="normal"/>
    </style:style>
    <style:style style:name="T421" style:family="text">
      <style:text-properties fo:font-style="normal" officeooo:rsid="01fd9128" fo:background-color="#dddddd" loext:char-shading-value="0" style:font-style-asian="normal" style:font-style-complex="normal"/>
    </style:style>
    <style:style style:name="T422" style:family="text">
      <style:text-properties officeooo:rsid="0018cdea"/>
    </style:style>
    <style:style style:name="T423" style:family="text">
      <style:text-properties officeooo:rsid="00190df0"/>
    </style:style>
    <style:style style:name="T424" style:family="text">
      <style:text-properties officeooo:rsid="001cbc6e"/>
    </style:style>
    <style:style style:name="T425" style:family="text">
      <style:text-properties officeooo:rsid="0022878e"/>
    </style:style>
    <style:style style:name="T426" style:family="text">
      <style:text-properties officeooo:rsid="0025713b"/>
    </style:style>
    <style:style style:name="T427" style:family="text">
      <style:text-properties officeooo:rsid="00280495"/>
    </style:style>
    <style:style style:name="T428" style:family="text">
      <style:text-properties officeooo:rsid="00289aa7"/>
    </style:style>
    <style:style style:name="T429" style:family="text">
      <style:text-properties officeooo:rsid="00295c2e"/>
    </style:style>
    <style:style style:name="T430" style:family="text">
      <style:text-properties officeooo:rsid="00304a04"/>
    </style:style>
    <style:style style:name="T431" style:family="text">
      <style:text-properties officeooo:rsid="003baf82"/>
    </style:style>
    <style:style style:name="T432" style:family="text">
      <style:text-properties officeooo:rsid="003c5055"/>
    </style:style>
    <style:style style:name="T433" style:family="text">
      <style:text-properties officeooo:rsid="003cedc2"/>
    </style:style>
    <style:style style:name="T434" style:family="text">
      <style:text-properties officeooo:rsid="003db748"/>
    </style:style>
    <style:style style:name="T435" style:family="text">
      <style:text-properties officeooo:rsid="00428919"/>
    </style:style>
    <style:style style:name="T436" style:family="text">
      <style:text-properties officeooo:rsid="004626a8"/>
    </style:style>
    <style:style style:name="T437" style:family="text">
      <style:text-properties officeooo:rsid="00540843"/>
    </style:style>
    <style:style style:name="T438" style:family="text">
      <style:text-properties officeooo:rsid="0054dbaa"/>
    </style:style>
    <style:style style:name="T439" style:family="text">
      <style:text-properties officeooo:rsid="005989f9"/>
    </style:style>
    <style:style style:name="T440" style:family="text">
      <style:text-properties officeooo:rsid="005c77d9"/>
    </style:style>
    <style:style style:name="T441" style:family="text">
      <style:text-properties officeooo:rsid="00653075"/>
    </style:style>
    <style:style style:name="T442" style:family="text">
      <style:text-properties officeooo:rsid="006e6f99"/>
    </style:style>
    <style:style style:name="T443" style:family="text">
      <style:text-properties officeooo:rsid="00800b4a"/>
    </style:style>
    <style:style style:name="T444" style:family="text">
      <style:text-properties officeooo:rsid="008371d9"/>
    </style:style>
    <style:style style:name="T445" style:family="text">
      <style:text-properties officeooo:rsid="00857c25"/>
    </style:style>
    <style:style style:name="T446" style:family="text">
      <style:text-properties officeooo:rsid="009d7573"/>
    </style:style>
    <style:style style:name="T447" style:family="text">
      <style:text-properties officeooo:rsid="00a063b5"/>
    </style:style>
    <style:style style:name="T448" style:family="text">
      <style:text-properties officeooo:rsid="00a486e9"/>
    </style:style>
    <style:style style:name="T449" style:family="text">
      <style:text-properties officeooo:rsid="00a62c04"/>
    </style:style>
    <style:style style:name="T450" style:family="text">
      <style:text-properties officeooo:rsid="00a668d6"/>
    </style:style>
    <style:style style:name="T451" style:family="text">
      <style:text-properties officeooo:rsid="00b62e9b"/>
    </style:style>
    <style:style style:name="T452" style:family="text">
      <style:text-properties officeooo:rsid="00bc0048"/>
    </style:style>
    <style:style style:name="T453" style:family="text">
      <style:text-properties officeooo:rsid="00c125c3"/>
    </style:style>
    <style:style style:name="T454" style:family="text">
      <style:text-properties officeooo:rsid="00c6d5bf"/>
    </style:style>
    <style:style style:name="T455" style:family="text">
      <style:text-properties officeooo:rsid="00c7a4ed"/>
    </style:style>
    <style:style style:name="T456" style:family="text">
      <style:text-properties officeooo:rsid="00c95d90"/>
    </style:style>
    <style:style style:name="T457" style:family="text">
      <style:text-properties officeooo:rsid="00cb5f0c"/>
    </style:style>
    <style:style style:name="T458" style:family="text">
      <style:text-properties officeooo:rsid="00cd0cc4"/>
    </style:style>
    <style:style style:name="T459" style:family="text">
      <style:text-properties officeooo:rsid="00d897b6"/>
    </style:style>
    <style:style style:name="T460" style:family="text">
      <style:text-properties officeooo:rsid="00da4c7d"/>
    </style:style>
    <style:style style:name="T461" style:family="text">
      <style:text-properties officeooo:rsid="00e06e8f"/>
    </style:style>
    <style:style style:name="T462" style:family="text">
      <style:text-properties officeooo:rsid="00e3612e"/>
    </style:style>
    <style:style style:name="T463" style:family="text">
      <style:text-properties officeooo:rsid="00e3836d"/>
    </style:style>
    <style:style style:name="T464" style:family="text">
      <style:text-properties officeooo:rsid="00e5dd0a"/>
    </style:style>
    <style:style style:name="T465" style:family="text">
      <style:text-properties officeooo:rsid="00ea7bf7"/>
    </style:style>
    <style:style style:name="T466" style:family="text">
      <style:text-properties officeooo:rsid="00ebe726"/>
    </style:style>
    <style:style style:name="T467" style:family="text">
      <style:text-properties officeooo:rsid="00efcaff"/>
    </style:style>
    <style:style style:name="T468" style:family="text">
      <style:text-properties officeooo:rsid="00f68711"/>
    </style:style>
    <style:style style:name="T469" style:family="text">
      <style:text-properties officeooo:rsid="00f7587f"/>
    </style:style>
    <style:style style:name="T470" style:family="text">
      <style:text-properties officeooo:rsid="00f791e7"/>
    </style:style>
    <style:style style:name="T471" style:family="text">
      <style:text-properties officeooo:rsid="0102df76"/>
    </style:style>
    <style:style style:name="T472" style:family="text">
      <style:text-properties officeooo:rsid="01031d70"/>
    </style:style>
    <style:style style:name="T473" style:family="text">
      <style:text-properties officeooo:rsid="0104880a"/>
    </style:style>
    <style:style style:name="T474" style:family="text">
      <style:text-properties officeooo:rsid="010902ee"/>
    </style:style>
    <style:style style:name="T475" style:family="text">
      <style:text-properties officeooo:rsid="010ad577"/>
    </style:style>
    <style:style style:name="T476" style:family="text">
      <style:text-properties officeooo:rsid="010c716f"/>
    </style:style>
    <style:style style:name="T477" style:family="text">
      <style:text-properties officeooo:rsid="011fa1e4"/>
    </style:style>
    <style:style style:name="T478" style:family="text">
      <style:text-properties officeooo:rsid="0120ac38"/>
    </style:style>
    <style:style style:name="T479" style:family="text">
      <style:text-properties officeooo:rsid="0122db3d"/>
    </style:style>
    <style:style style:name="T480" style:family="text">
      <style:text-properties officeooo:rsid="012494e9"/>
    </style:style>
    <style:style style:name="T481" style:family="text">
      <style:text-properties officeooo:rsid="0125d1c6"/>
    </style:style>
    <style:style style:name="T482" style:family="text">
      <style:text-properties officeooo:rsid="0126c018"/>
    </style:style>
    <style:style style:name="T483" style:family="text">
      <style:text-properties officeooo:rsid="0127cc0a"/>
    </style:style>
    <style:style style:name="T484" style:family="text">
      <style:text-properties officeooo:rsid="01294716"/>
    </style:style>
    <style:style style:name="T485" style:family="text">
      <style:text-properties officeooo:rsid="013d08f8"/>
    </style:style>
    <style:style style:name="T486" style:family="text">
      <style:text-properties officeooo:rsid="013eb8cd"/>
    </style:style>
    <style:style style:name="T487" style:family="text">
      <style:text-properties style:text-position="super 58%" fo:font-weight="bold" officeooo:rsid="013fcc1f" fo:background-color="transparent" loext:char-shading-value="0" style:font-weight-asian="bold" style:font-weight-complex="bold"/>
    </style:style>
    <style:style style:name="T488" style:family="text">
      <style:text-properties style:text-position="super 58%" fo:font-weight="bold" officeooo:rsid="013fcc1f" style:font-weight-asian="bold" style:font-weight-complex="bold"/>
    </style:style>
    <style:style style:name="T489" style:family="text">
      <style:text-properties officeooo:rsid="01454381"/>
    </style:style>
    <style:style style:name="T490" style:family="text">
      <style:text-properties officeooo:rsid="01455d8d"/>
    </style:style>
    <style:style style:name="T491" style:family="text">
      <style:text-properties officeooo:rsid="014c9db0"/>
    </style:style>
    <style:style style:name="T492" style:family="text">
      <style:text-properties officeooo:rsid="014ec4ea"/>
    </style:style>
    <style:style style:name="T493" style:family="text">
      <style:text-properties style:text-underline-style="none"/>
    </style:style>
    <style:style style:name="T494" style:family="text">
      <style:text-properties style:text-underline-style="none" fo:font-weight="bold" style:font-weight-asian="bold" style:font-weight-complex="bold"/>
    </style:style>
    <style:style style:name="T495" style:family="text">
      <style:text-properties style:text-underline-style="none" fo:font-weight="bold" officeooo:rsid="01523c3f" style:font-weight-asian="bold" style:font-weight-complex="bold"/>
    </style:style>
    <style:style style:name="T496" style:family="text">
      <style:text-properties style:text-underline-style="none" fo:font-weight="bold" officeooo:rsid="0152a78d" style:font-weight-asian="bold" style:font-weight-complex="bold"/>
    </style:style>
    <style:style style:name="T497" style:family="text">
      <style:text-properties style:text-underline-style="none" officeooo:rsid="0151b235"/>
    </style:style>
    <style:style style:name="T498" style:family="text">
      <style:text-properties style:text-underline-style="none" officeooo:rsid="01523c3f"/>
    </style:style>
    <style:style style:name="T499" style:family="text">
      <style:text-properties style:text-underline-style="none" fo:font-weight="normal" style:font-weight-asian="normal" style:font-weight-complex="normal"/>
    </style:style>
    <style:style style:name="T500" style:family="text">
      <style:text-properties style:text-underline-style="none" fo:font-weight="normal" officeooo:rsid="01523c3f" style:font-weight-asian="normal" style:font-weight-complex="normal"/>
    </style:style>
    <style:style style:name="T501" style:family="text">
      <style:text-properties style:text-underline-style="none" fo:font-weight="normal" officeooo:rsid="0152a78d" style:font-weight-asian="normal" style:font-weight-complex="normal"/>
    </style:style>
    <style:style style:name="T502" style:family="text">
      <style:text-properties style:text-underline-style="none" fo:font-weight="normal" officeooo:rsid="0159fd4f" style:font-weight-asian="normal" style:font-weight-complex="normal"/>
    </style:style>
    <style:style style:name="T503" style:family="text">
      <style:text-properties style:text-underline-style="none" fo:font-weight="normal" officeooo:rsid="018c5549" style:font-weight-asian="normal" style:font-weight-complex="normal"/>
    </style:style>
    <style:style style:name="T504" style:family="text">
      <style:text-properties style:text-underline-style="none" officeooo:rsid="0152a78d"/>
    </style:style>
    <style:style style:name="T505" style:family="text">
      <style:text-properties style:text-underline-style="none" officeooo:rsid="01549ab1"/>
    </style:style>
    <style:style style:name="T506" style:family="text">
      <style:text-properties officeooo:rsid="0160fd57"/>
    </style:style>
    <style:style style:name="T507" style:family="text">
      <style:text-properties officeooo:rsid="01726b3e"/>
    </style:style>
    <style:style style:name="T508" style:family="text">
      <style:text-properties officeooo:rsid="01942559"/>
    </style:style>
    <style:style style:name="T509" style:family="text">
      <style:text-properties officeooo:rsid="01972c1b"/>
    </style:style>
    <style:style style:name="T510" style:family="text">
      <style:text-properties officeooo:rsid="0198f425"/>
    </style:style>
    <style:style style:name="T511" style:family="text">
      <style:text-properties officeooo:rsid="01bba535"/>
    </style:style>
    <style:style style:name="T512" style:family="text">
      <style:text-properties officeooo:rsid="01bd084e"/>
    </style:style>
    <style:style style:name="T513" style:family="text">
      <style:text-properties officeooo:rsid="01c44038"/>
    </style:style>
    <style:style style:name="T514" style:family="text">
      <style:text-properties officeooo:rsid="01c66123"/>
    </style:style>
    <style:style style:name="T515" style:family="text">
      <style:text-properties officeooo:rsid="01c6bb4c"/>
    </style:style>
    <style:style style:name="T516" style:family="text">
      <style:text-properties officeooo:rsid="01cb087f"/>
    </style:style>
    <style:style style:name="T517" style:family="text">
      <style:text-properties officeooo:rsid="01cc78dc"/>
    </style:style>
    <style:style style:name="T518" style:family="text">
      <style:text-properties officeooo:rsid="01ce00cd"/>
    </style:style>
    <style:style style:name="T519" style:family="text">
      <style:text-properties officeooo:rsid="01ce2e20"/>
    </style:style>
    <style:style style:name="T520" style:family="text">
      <style:text-properties officeooo:rsid="01d4eb8a"/>
    </style:style>
    <style:style style:name="T521" style:family="text">
      <style:text-properties officeooo:rsid="01e60733"/>
    </style:style>
    <style:style style:name="T522" style:family="text">
      <style:text-properties officeooo:rsid="01f83a8a"/>
    </style:style>
    <style:style style:name="T523" style:family="text">
      <style:text-properties officeooo:rsid="01fd4b41"/>
    </style:style>
    <style:style style:name="T524" style:family="text">
      <style:text-properties officeooo:rsid="020fd122"/>
    </style:style>
    <style:style style:name="T525" style:family="text">
      <style:text-properties officeooo:rsid="0213053c"/>
    </style:style>
    <style:style style:name="T526" style:family="text">
      <style:text-properties officeooo:rsid="021ad2fb"/>
    </style:style>
    <style:style style:name="T527" style:family="text">
      <style:text-properties officeooo:rsid="021c4342"/>
    </style:style>
    <style:style style:name="T528" style:family="text">
      <style:text-properties officeooo:rsid="0221e8b2"/>
    </style:style>
    <style:style style:name="T529" style:family="text">
      <style:text-properties officeooo:rsid="0222f8b9"/>
    </style:style>
    <style:style style:name="T530" style:family="text">
      <style:text-properties officeooo:rsid="022530a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0"/>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24">For my <text:span text:style-name="T101">Lord and Savior</text:span>, Jesus Christ.<text:line-break/>And for my own son, Alex.</text:p>
      <text:p text:style-name="P12"/>
      <text:p text:style-name="P9"/>
      <text:p text:style-name="P9"/>
      <text:p text:style-name="P9"/>
      <text:p text:style-name="P9"/>
      <text:p text:style-name="P9"/>
      <text:p text:style-name="P9"/>
      <text:p text:style-name="P17"><text:span text:style-name="Book_20_Title"><text:span text:style-name="T100">rdc</text:span></text:span></text:p>
      <text:p text:style-name="Book_20_Subtitle"><text:line-break/><text:span text:style-name="T2">[R]apid <text:s/>[D]evelopment <text:s/>[C]ompiler</text:span></text:p>
      <text:p text:style-name="P9"/>
      <text:p text:style-name="P10">by</text:p>
      <text:p text:style-name="P20">Rick C. Hodgin<text:line-break/><text:line-break/><text:span text:style-name="T1">of</text:span><text:line-break/>Liberty Software Foundation</text:p>
      <text:p text:style-name="P12"/>
      <text:p text:style-name="P11"/>
      <text:p text:style-name="P11"/>
      <text:p text:style-name="P11"/>
      <text:p text:style-name="P11"/>
      <text:p text:style-name="P11"/>
      <text:p text:style-name="P11"/>
      <text:p text:style-name="P11"/>
      <text:p text:style-name="P11"/>
      <text:p text:style-name="P8"/>
      <text:p text:style-name="P8"/>
      <text:p text:style-name="P8"/>
      <text:h text:style-name="P164" text:outline-level="1"/>
      <text:p text:style-name="P8"/>
      <text:p text:style-name="P8"/>
      <text:p text:style-name="P8"/>
      <text:p text:style-name="P8"/>
      <text:p text:style-name="P157"><text:span text:style-name="T2">Public Benefit License</text:span> <text:span text:style-name="T2">2015</text:span> by <text:span text:style-name="T425">Liberty Software Foundation</text:span></text:p>
      <text:p text:style-name="P157"><text:span text:style-name="T425"><text:line-break/></text:span><text:a xlink:type="simple" xlink:href="http://www.libsf.org/licenses" text:style-name="Internet_20_link" text:visited-style-name="Visited_20_Internet_20_Link"><text:span text:style-name="T425">http://www.libsf.org/licenses</text:span></text:a><text:span text:style-name="T425"><text:line-break/></text:span></text:p>
      <text:p text:style-name="Copyright"/>
      <text:p text:style-name="Copyright"><text:span text:style-name="T2">This document is released into </text:span><text:span text:style-name="T32">the Public Domain</text:span><text:span text:style-name="T2"> … </text:span><text:span text:style-name="T417">with a caveat</text:span><text:span text:style-name="T2">:</text:span></text:p>
      <text:p text:style-name="Copyright"/>
      <text:p text:style-name="P158"><text:span text:style-name="T109">S</text:span><text:span text:style-name="T101">elf-accountability to God</text:span> … that you keep the</text:p>
      <text:p text:style-name="P158">content open so that others will receive from you</text:p>
      <text:p text:style-name="P158"><text:span text:style-name="T425">in </text:span>the <text:span text:style-name="T425">s</text:span>ame <text:span text:style-name="T425">manner </text:span>that you received from us.</text:p>
      <text:p text:style-name="Copyright"/>
      <text:p text:style-name="Copyright"><text:line-break/>First Edition: <text:span text:style-name="T130">Oct.13.2015<text:line-break/></text:span>Printed in the United States of America<text:line-break/>ISBN: <text:s/><text:span text:style-name="T130">No ISBN for This Document</text:span></text:p>
      <text:p text:style-name="Copyright"/>
      <text:p text:style-name="Copyright"/>
      <text:p text:style-name="Copyright"/>
      <text:p text:style-name="Copyright"/>
      <text:p text:style-name="Copyright"/>
      <text:h text:style-name="P165" text:outline-level="1"/>
      <text:p text:style-name="Copyright"/>
      <text:p text:style-name="P199"><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160"><text:a xlink:type="simple" xlink:href="#__RefHeading__21_1056490440" text:style-name="Index_20_Link" text:visited-style-name="Index_20_Link">Table of Contents<text:tab/>4</text:a></text:p>
          <text:p text:style-name="P160"><text:a xlink:type="simple" xlink:href="#__RefHeading___Toc393885066" text:style-name="Index_20_Link" text:visited-style-name="Index_20_Link">Preface<text:tab/>6</text:a></text:p>
          <text:p text:style-name="P161"><text:a xlink:type="simple" xlink:href="#__RefHeading__191_1056490440" text:style-name="Index_20_Link" text:visited-style-name="Index_20_Link">Overall design<text:tab/>6</text:a></text:p>
          <text:p text:style-name="P161"><text:a xlink:type="simple" xlink:href="#__RefHeading__193_1056490440" text:style-name="Index_20_Link" text:visited-style-name="Index_20_Link">Sourcelight<text:tab/>6</text:a></text:p>
          <text:p text:style-name="P161"><text:a xlink:type="simple" xlink:href="#__RefHeading__195_1056490440" text:style-name="Index_20_Link" text:visited-style-name="Index_20_Link">Front-end<text:tab/>6</text:a></text:p>
          <text:p text:style-name="P161"><text:a xlink:type="simple" xlink:href="#__RefHeading__197_1056490440" text:style-name="Index_20_Link" text:visited-style-name="Index_20_Link">Compiler<text:tab/>7</text:a></text:p>
          <text:p text:style-name="P161"><text:a xlink:type="simple" xlink:href="#__RefHeading__727_1056490440" text:style-name="Index_20_Link" text:visited-style-name="Index_20_Link">Generator<text:tab/>7</text:a></text:p>
          <text:p text:style-name="P161"><text:a xlink:type="simple" xlink:href="#__RefHeading__201_1056490440" text:style-name="Index_20_Link" text:visited-style-name="Index_20_Link">Assembler<text:tab/>7</text:a></text:p>
          <text:p text:style-name="P161"><text:a xlink:type="simple" xlink:href="#__RefHeading__729_1056490440" text:style-name="Index_20_Link" text:visited-style-name="Index_20_Link">Linker<text:tab/>8</text:a></text:p>
          <text:p text:style-name="P161"><text:a xlink:type="simple" xlink:href="#__RefHeading__205_1056490440" text:style-name="Index_20_Link" text:visited-style-name="Index_20_Link">LiveCode<text:tab/>8</text:a></text:p>
          <text:p text:style-name="P160"><text:a xlink:type="simple" xlink:href="#__RefHeading___Toc393885067" text:style-name="Index_20_Link" text:visited-style-name="Index_20_Link">Philosophy<text:tab/>10</text:a></text:p>
          <text:p text:style-name="P161"><text:a xlink:type="simple" xlink:href="#__RefHeading__2755_118560278" text:style-name="Index_20_Link" text:visited-style-name="Index_20_Link">LibSF<text:tab/>10</text:a></text:p>
          <text:p text:style-name="P161"><text:a xlink:type="simple" xlink:href="#__RefHeading__2737_118560278" text:style-name="Index_20_Link" text:visited-style-name="Index_20_Link">CAlive<text:tab/>11</text:a></text:p>
          <text:p text:style-name="P160"><text:a xlink:type="simple" xlink:href="#__RefHeading___Toc393885068" text:style-name="Index_20_Link" text:visited-style-name="Index_20_Link">CAlive<text:tab/>13</text:a></text:p>
          <text:p text:style-name="P161"><text:a xlink:type="simple" xlink:href="#__RefHeading___Toc393885069" text:style-name="Index_20_Link" text:visited-style-name="Index_20_Link">CAlive<text:tab/>13</text:a></text:p>
          <text:p text:style-name="P162"><text:a xlink:type="simple" xlink:href="#__RefHeading__2006_118560278" text:style-name="Index_20_Link" text:visited-style-name="Index_20_Link">C and C++ developers<text:tab/>13</text:a></text:p>
          <text:p text:style-name="P161"><text:a xlink:type="simple" xlink:href="#__RefHeading__2739_118560278" text:style-name="Index_20_Link" text:visited-style-name="Index_20_Link">Engage, Unengage, and Binary<text:tab/>14</text:a></text:p>
          <text:p text:style-name="P161"><text:a xlink:type="simple" xlink:href="#__RefHeading__2741_118560278" text:style-name="Index_20_Link" text:visited-style-name="Index_20_Link">LiveCode ABI<text:tab/>14</text:a></text:p>
          <text:p text:style-name="P161"><text:a xlink:type="simple" xlink:href="#__RefHeading__2660_343834233" text:style-name="Index_20_Link" text:visited-style-name="Index_20_Link">Inquiry<text:tab/>14</text:a></text:p>
          <text:p text:style-name="P161"><text:a xlink:type="simple" xlink:href="#__RefHeading__2654_343834233" text:style-name="Index_20_Link" text:visited-style-name="Index_20_Link">Groupings<text:tab/>15</text:a></text:p>
          <text:p text:style-name="P161"><text:a xlink:type="simple" xlink:href="#__RefHeading__4299_889146227" text:style-name="Index_20_Link" text:visited-style-name="Index_20_Link">Line Renumbering<text:tab/>16</text:a></text:p>
          <text:p text:style-name="P161"><text:a xlink:type="simple" xlink:href="#__RefHeading__4301_889146227" text:style-name="Index_20_Link" text:visited-style-name="Index_20_Link">Double {{ and }}<text:tab/>17</text:a></text:p>
          <text:p text:style-name="P161"><text:a xlink:type="simple" xlink:href="#__RefHeading__4303_889146227" text:style-name="Index_20_Link" text:visited-style-name="Index_20_Link">Multi-line #define Macros<text:tab/>17</text:a></text:p>
          <text:p text:style-name="P161"><text:a xlink:type="simple" xlink:href="#__RefHeading__2662_343834233" text:style-name="Index_20_Link" text:visited-style-name="Index_20_Link">Fundamental Data Types<text:tab/>17</text:a></text:p>
          <text:p text:style-name="P162"><text:a xlink:type="simple" xlink:href="#__RefHeading__4305_889146227" text:style-name="Index_20_Link" text:visited-style-name="Index_20_Link">Overrides<text:tab/>18</text:a></text:p>
          <text:p text:style-name="P162"><text:a xlink:type="simple" xlink:href="#__RefHeading__2664_343834233" text:style-name="Index_20_Link" text:visited-style-name="Index_20_Link">Endianness<text:tab/>18</text:a></text:p>
          <text:p text:style-name="P161"><text:a xlink:type="simple" xlink:href="#__RefHeading__2666_343834233" text:style-name="Index_20_Link" text:visited-style-name="Index_20_Link">New Types<text:tab/>19</text:a></text:p>
          <text:p text:style-name="P162"><text:a xlink:type="simple" xlink:href="#__RefHeading__2668_343834233" text:style-name="Index_20_Link" text:visited-style-name="Index_20_Link">Auto-sizing<text:tab/>19</text:a></text:p>
          <text:p text:style-name="P161"><text:a xlink:type="simple" xlink:href="#__RefHeading__2670_343834233" text:style-name="Index_20_Link" text:visited-style-name="Index_20_Link">Built-in Type Extensions<text:tab/>19</text:a></text:p>
          <text:p text:style-name="P161"><text:a xlink:type="simple" xlink:href="#__RefHeading__2672_343834233" text:style-name="Index_20_Link" text:visited-style-name="Index_20_Link">Structs<text:tab/>20</text:a></text:p>
          <text:p text:style-name="P162"><text:a xlink:type="simple" xlink:href="#__RefHeading__4307_889146227" text:style-name="Index_20_Link" text:visited-style-name="Index_20_Link">Renaming Members<text:tab/>20</text:a></text:p>
          <text:p text:style-name="P161"><text:a xlink:type="simple" xlink:href="#__RefHeading__2674_343834233" text:style-name="Index_20_Link" text:visited-style-name="Index_20_Link">Classes<text:tab/>21</text:a></text:p>
          <text:p text:style-name="P162"><text:a xlink:type="simple" xlink:href="#__RefHeading__4459_889146227" text:style-name="Index_20_Link" text:visited-style-name="Index_20_Link">Struct Member Support<text:tab/>22</text:a></text:p>
          <text:p text:style-name="P161"><text:a xlink:type="simple" xlink:href="#__RefHeading__2676_343834233" text:style-name="Index_20_Link" text:visited-style-name="Index_20_Link">Auto-Resolve<text:tab/>22</text:a></text:p>
          <text:p text:style-name="P161"><text:a xlink:type="simple" xlink:href="#__RefHeading__2678_343834233" text:style-name="Index_20_Link" text:visited-style-name="Index_20_Link">Process Control<text:tab/>23</text:a></text:p>
          <text:p text:style-name="P161"><text:a xlink:type="simple" xlink:href="#__RefHeading__2680_343834233" text:style-name="Index_20_Link" text:visited-style-name="Index_20_Link">Thread control<text:tab/>23</text:a></text:p>
          <text:p text:style-name="P161"><text:a xlink:type="simple" xlink:href="#__RefHeading__4309_889146227" text:style-name="Index_20_Link" text:visited-style-name="Index_20_Link">Ports and Purposes<text:tab/>24</text:a></text:p>
          <text:p text:style-name="P161"><text:a xlink:type="simple" xlink:href="#__RefHeading__4311_889146227" text:style-name="Index_20_Link" text:visited-style-name="Index_20_Link">Flowofs<text:tab/>26</text:a></text:p>
          <text:p text:style-name="P161"><text:a xlink:type="simple" xlink:href="#__RefHeading__4313_889146227" text:style-name="Index_20_Link" text:visited-style-name="Index_20_Link">Flow Blocks<text:tab/>28</text:a></text:p>
        </text:index-body>
      </text:table-of-content>
      <text:p text:style-name="Paragraph"/>
      <text:p text:style-name="P13"/>
      <text:p text:style-name="P14"><text:bookmark-start text:name="__RefHeading___Toc393885066"/>Preface<text:bookmark-end text:name="__RefHeading___Toc393885066"/></text:p>
      <text:p text:style-name="P21">RDC is a compiler architecture designed to be extensible beyond a single programming language. <text:s/>While RDC itself is a <text:span text:style-name="T42">compiler</text:span>, it also <text:span text:style-name="T430">defines and incorporates </text:span>a <text:span text:style-name="T42">new C-like programming language </text:span><text:span text:style-name="T45">(called </text:span><text:span text:style-name="T49">C</text:span><text:span text:style-name="T46">Alive</text:span><text:span text:style-name="T45">)</text:span><text:span text:style-name="T286">. <text:s/>This language </text:span>provides support for the <text:span text:style-name="T146">basic </text:span>class, <text:span text:style-name="T430">exception handling,</text:span> <text:span text:style-name="T145">as well as </text:span>several <text:span text:style-name="T146">other </text:span>new features.</text:p>
      <text:p text:style-name="P21">This <text:span text:style-name="T146">dual nature of RDC's introduction </text:span>may result in some confusion <text:span text:style-name="T145">at first</text:span>, however, it can be thought of this way:</text:p>
      <text:p text:style-name="P94"><text:span text:style-name="T3">RDC is the </text:span><text:span text:style-name="T5">name of the</text:span><text:span text:style-name="T3"> </text:span><text:span text:style-name="T42">compiler architecture</text:span><text:span text:style-name="T3"> created </text:span><text:span text:style-name="T4">to be LibSF's flagship </text:span><text:span text:style-name="T8">workhorse </text:span><text:span text:style-name="T4">compiler. <text:s/>It was written </text:span><text:span text:style-name="T3">for the inaugural programming language it supports, </text:span><text:span text:style-name="T69">called </text:span><text:span text:style-name="T50">C</text:span><text:span text:style-name="T47">Alive</text:span><text:span text:style-name="T69">, </text:span><text:span text:style-name="T71">but </text:span><text:span text:style-name="T72">it </text:span><text:span text:style-name="T71">also provides </text:span><text:span text:style-name="T70">support for </text:span><text:span text:style-name="T43">VXB</text:span><text:span text:style-name="T70"> (Visual FreePro, Jr.'s xbase programming language), and </text:span><text:span text:style-name="T43">LASM</text:span><text:span text:style-name="T70"> (LibSF's assembler).</text:span></text:p>
      <text:p text:style-name="P94"><text:span text:style-name="T43">Syntax support</text:span><text:span text:style-name="T70"> for C90 and C99 is also provided, though in </text:span><text:span text:style-name="T71">a few </text:span><text:span text:style-name="T70">cases the </text:span><text:span text:style-name="T71">C-</text:span><text:span text:style-name="T70">functionality </text:span><text:span text:style-name="T71">present in </text:span><text:span text:style-name="T70">C90 or C99 is replaced with RDC behavior. <text:s/></text:span><text:span text:style-name="T71">This behavior will be changed in future versions.</text:span></text:p>
      <text:h text:style-name="P166" text:outline-level="1"><text:bookmark-start text:name="__RefHeading__191_1056490440"/>Overall design<text:bookmark-end text:name="__RefHeading__191_1056490440"/></text:h>
      <text:p text:style-name="P22">The RDC compiler design is comprised of <text:span text:style-name="T147">multiple sub-components. <text:s/>Each component is designed to allow for multi-language support within a single common framework</text:span>:</text:p>
      <text:list xml:id="list5644394964617561568" text:style-name="L1">
        <text:list-item>
          <text:p text:style-name="P212"><text:span text:style-name="T102">Source</text:span><text:span text:style-name="T103">L</text:span><text:span text:style-name="T102">ight</text:span><text:span text:style-name="T147"><text:tab/>– <text:s/></text:span><text:span text:style-name="T6">An external database for language syntax design</text:span></text:p>
        </text:list-item>
        <text:list-item>
          <text:p text:style-name="P213"><text:span text:style-name="T101">Front-end</text:span><text:tab/>– <text:s/><text:span text:style-name="T6">Translating text into high level operations</text:span></text:p>
        </text:list-item>
        <text:list-item>
          <text:p text:style-name="P214"><text:span text:style-name="T101">Compiler</text:span><text:tab/>– <text:s/><text:span text:style-name="T3">Translating high level operations into steps</text:span></text:p>
        </text:list-item>
        <text:list-item>
          <text:p text:style-name="P214"><text:span text:style-name="T101">Generator</text:span><text:tab/>– <text:s/><text:span text:style-name="T3">Translating steps into assembly code</text:span></text:p>
        </text:list-item>
        <text:list-item>
          <text:p text:style-name="P214"><text:span text:style-name="T101">Assembler</text:span><text:tab/>– <text:s/><text:span text:style-name="T3">Translating assembly code into binary code</text:span></text:p>
        </text:list-item>
        <text:list-item>
          <text:p text:style-name="P214"><text:span text:style-name="T101">Linker</text:span><text:tab/>– <text:s/><text:span text:style-name="T3">Translating binary code into OS executables</text:span></text:p>
        </text:list-item>
        <text:list-item>
          <text:p text:style-name="P215">LiveCode<text:span text:style-name="T132"><text:tab/>– <text:s/></text:span><text:span text:style-name="T69">Allows on-the-fly edits during runtime</text:span></text:p>
        </text:list-item>
      </text:list>
      <text:p text:style-name="P109"/>
      <text:p text:style-name="P109"/>
      <text:h text:style-name="P167" text:outline-level="1"><text:bookmark-start text:name="__RefHeading__193_1056490440"/>Sourcelight<text:bookmark-end text:name="__RefHeading__193_1056490440"/></text:h>
      <text:p text:style-name="Paragraph">RDC provides a host of common tools to <text:span text:style-name="T148">make adding new compiler extensions notably easier. <text:s/>One of these is called </text:span><text:span text:style-name="T44">SourceLight</text:span><text:span text:style-name="T148">.</text:span></text:p>
      <text:p text:style-name="Paragraph">SourceLight is a two-part system, the first of which allows command, function, and flow definitions to created in database form via a GUI, to which its own <text:span text:style-name="T3">SourceLight compiler</text:span> will generate (1) source code <text:soft-page-break/>suitable for use in the compiler<text:span text:style-name="T149">'s</text:span> <text:span text:style-name="T133">f</text:span><text:span text:style-name="T132">ront-end </text:span><text:span text:style-name="T133">module</text:span>, and (2) a database suitable for allowing SourceLight-aware editor<text:span text:style-name="T149">s</text:span> to provide syntax assist features <text:span text:style-name="T150">to developers while </text:span>editing source code.</text:p>
      <text:h text:style-name="P168" text:outline-level="1"><text:bookmark-start text:name="__RefHeading__195_1056490440"/>Front-end<text:bookmark-end text:name="__RefHeading__195_1056490440"/></text:h>
      <text:p text:style-name="Paragraph">The front-end <text:span text:style-name="T151">is a tool which takes raw source file inputs, parses them out through stages to generate an internal structure used by the compiler module. <text:s/>It is largely custom as every programming language is different, however, the translation between raw source code and a form suitable for processing in the compiler module mandates that the RDC compiler be extremely flexible and have the fundamental abilities seen in nearly all programming languages in one. <text:s/>This is one of RDC's greatest assets.</text:span></text:p>
      <text:h text:style-name="P169" text:outline-level="1"><text:bookmark-start text:name="__RefHeading__197_1056490440"/>Compiler<text:bookmark-end text:name="__RefHeading__197_1056490440"/></text:h>
      <text:p text:style-name="Paragraph">The compiler module receives a pre-defined structure and begins looking at the actual high level steps involved, translating them into a sequence of fundamental steps to carry out the workload. <text:s/>Various optimizations can be applied at this stage, however the purpose of the RDC is that it is a <text:span text:style-name="T95">rapid</text:span> development compiler, so less attention is paid to optimization, and more attention is paid to allowing the developer rapid turn-around times in source code development, debugging, and maintenance. <text:s/>However, over time it is likely that the optimizations available to RDC's compiler module will be robust and extensible.</text:p>
      <text:h text:style-name="P170" text:outline-level="1"><text:bookmark-start text:name="__RefHeading__727_1056490440"/>Generator<text:bookmark-end text:name="__RefHeading__727_1056490440"/></text:h>
      <text:p text:style-name="Paragraph">The generator module is specific to a particular IS<text:span text:style-name="T422">A</text:span>. <text:s/>Support is currently provided for three ISA's by internal design, though the order of support actually provided will be in the following progression: <text:s/><text:span text:style-name="T3">32-bit x86, 32-bit ARM, 64-bit x86, 64-bit ARM, li386-x40.</text:span></text:p>
      <text:p text:style-name="Paragraph"><text:span text:style-name="T152">The generator's only job is to generate assembly source code based on the individual steps determined in the compiler module. <text:s/>This is nearly a 1:1 translation between steps and assembly operations, however, there are some optimizations which may also take place at this level, </text:span><text:span text:style-name="T153">along with tags indicating to the assembler which ISA or ISAs is/are being targeted, as RDC can generate output to multiple ISAs </text:span><text:span text:style-name="T154">in a single compile</text:span><text:span text:style-name="T152">.</text:span></text:p>
      <text:p text:style-name="Paragraph">All assembly source code created by the generator module is position independent and can be migrated to any location in memory.</text:p>
      <text:p text:style-name="P147"><text:span text:style-name="T101">Note:</text:span><text:tab/>The generator module physically writes out <text:span text:style-name="T423">annotated </text:span>assembly source code, <text:span text:style-name="T423">and </text:span>not binary code. <text:s/>This allows its text-based output to be passed to other tools which can analyze or <text:span text:style-name="T423">alter</text:span> the resulting source code before it goes into the assembler module.</text:p>
      <text:p text:style-name="P154"><text:soft-page-break/><text:span text:style-name="T101">Note:</text:span><text:tab/>This <text:span text:style-name="T423">multi-stage source code level </text:span>was done to allow LiveCode to track program flow from original source code <text:span text:style-name="T423">and its </text:span>high-level operations, down to <text:span text:style-name="T423">the corresponding </text:span>assembly source code, and finally down <text:span text:style-name="T423">in</text:span>to raw binary <text:span text:style-name="T423">code</text:span>. <text:s/>This allows debugging <text:span text:style-name="T423">to occur </text:span>at any of those levels, as well as LiveCode fixups <text:span text:style-name="T423">to be performed </text:span>at any of those levels.</text:p>
      <text:p text:style-name="Paragraph"/>
      <text:h text:style-name="P171" text:outline-level="1"><text:bookmark-start text:name="__RefHeading__201_1056490440"/><text:span text:style-name="T484">A</text:span>ssembler<text:bookmark-end text:name="__RefHeading__201_1056490440"/></text:h>
      <text:p text:style-name="Paragraph">The assembler <text:span text:style-name="T423">module translates assembly source code into a binary object file suitable for linking. <text:s/>The generator stage automatically provides </text:span><text:span text:style-name="T104">(|</text:span><text:span text:style-name="T131">cask</text:span><text:span text:style-name="T104">|)</text:span><text:span text:style-name="T423"> markups which carry through into the output program database allowing for correlation of every high-level operation in source code to a visualizable location at the assembly level, providing for full horizontal debugging abilities.</text:span></text:p>
      <text:p text:style-name="Paragraph"/>
      <text:h text:style-name="Heading_20_1" text:outline-level="1"><text:bookmark-start text:name="__RefHeading__729_1056490440"/>Linker<text:bookmark-end text:name="__RefHeading__729_1056490440"/></text:h>
      <text:p text:style-name="Paragraph">The linker <text:span text:style-name="T424">takes one or more binary object files generated by the assembler module and creates an executable targeted at the specified operating system. <text:s/>The linker is capable of creating multiple executables targeted at different operating systems from the same binary object file, as all required fixup code specific to the OS is explicitly injected by the linker.</text:span></text:p>
      <text:p text:style-name="Paragraph"/>
      <text:h text:style-name="P171" text:outline-level="1"><text:bookmark-start text:name="__RefHeading__205_1056490440"/>LiveCode<text:bookmark-end text:name="__RefHeading__205_1056490440"/></text:h>
      <text:p text:style-name="Paragraph">LiveCode <text:span text:style-name="T424">is the name of the application binary interface RDC employs. <text:s/>It was created by LibSF and was designed to allow for rapid changes to a binary image running in active memory, with support for every variable to be updated, every structure, everything, on-the-fly while running the program.</text:span></text:p>
      <text:p text:style-name="P50">LiveCode uses a BXML file (Binary XML) to hold the various modules which are present (depending on compiler settings):</text:p>
      <text:list xml:id="list5300409854987055832" text:style-name="L2">
        <text:list-header>
          <text:p text:style-name="P201"><text:span text:style-name="T459">o<text:tab/></text:span>Full original source code, or links to disk-based source code<text:line-break/><text:span text:style-name="T459">o<text:tab/></text:span>Generated assembler source code<text:line-break/><text:span text:style-name="T459">o<text:tab/></text:span>Machine code<text:line-break/><text:span text:style-name="T459">o<text:tab/></text:span>Compiler settings and environment<text:line-break/><text:span text:style-name="T459">o<text:tab/></text:span>Debugger settings and environment<text:line-break/><text:span text:style-name="T459">o<text:tab/></text:span>Meta data<text:line-break/></text:p>
        </text:list-header>
      </text:list>
      <text:p text:style-name="Paragraph"><text:soft-page-break/>LiveCode executables introduce a new ability: <text:s/>namely the ability to run errant code. <text:s/>If a source code line is malformed, it will not prevent a binary from being generated which will run. <text:s/>However, upon execution of the errant code the compiler will have inserted a feature which will trap to the debugger or operating system indicating the program has entered an <text:span text:style-name="T42">Inquiry</text:span><text:span text:style-name="T284">.</text:span></text:p>
      <text:p text:style-name="Paragraph"/>
      <text:p text:style-name="P147"><text:span text:style-name="T106">Note:</text:span><text:span text:style-name="T134"><text:tab/></text:span><text:span text:style-name="T132">An Inquiry is a state where the program suspends to the debugger allowing the source code or runtime environment to be corrected so the program can continue. <text:s/>Everything about RDC (the [R]apid [D]evelopment [C]ompiler) is targeted at writing code faster, and being more productive during debugging and maintenance.</text:span></text:p>
      <text:p text:style-name="P156"/>
      <text:p text:style-name="P16"><text:bookmark-start text:name="__RefHeading___Toc393885067"/>Philosophy<text:bookmark-end text:name="__RefHeading___Toc393885067"/></text:p>
      <text:h text:style-name="P172" text:outline-level="1"><text:bookmark-start text:name="__RefHeading__2755_118560278"/>LibSF<text:bookmark-end text:name="__RefHeading__2755_118560278"/></text:h>
      <text:p text:style-name="Paragraph"><text:span text:style-name="T426">The Liberty Software Foundation's fundamental philosophy is derived from the relationship each of us shares here on this planet at comparable citizens, placed here by the wisdom and guidance of Jesus Christ</text:span>.</text:p>
      <text:p text:style-name="P36">He had a plan for us as a community of fellows in service to Him, and therefore to each other. <text:s/>As such, the Liberty Sofware Foundation's philosophy is summed up generally by this brief saying:</text:p>
      <text:p text:style-name="P112"/>
      <text:p text:style-name="P111"><text:line-break/>In God's sight we've come together...</text:p>
      <text:p text:style-name="P110">We've come together to help each other...</text:p>
      <text:p text:style-name="P110">Let's grow this project up … together!</text:p>
      <text:p text:style-name="P110">In service and Love to the Lord, forever!<text:line-break/></text:p>
      <text:p text:style-name="P112"/>
      <text:p text:style-name="P35">At all points in <text:span text:style-name="T427">creation</text:span>, Jesus <text:span text:style-name="T427">orchestrated a magnificent </text:span>harmony <text:span text:style-name="T427">inspiring </text:span>awe and wonder. <text:s/><text:span text:style-name="T427">If we look to the Heavens, into mathematics, physics, and the variety and diversity of life here on this planet … it pushes our minds to their limits, and yet we still don't and cannot comprehend the vastness of it all.</text:span></text:p>
      <text:p text:style-name="P36">Every sign <text:span text:style-name="T428">that </text:span>we have been given demonstrates <text:span text:style-name="T428">with full clarity </text:span>that we are part of a community of man. <text:s/><text:span text:style-name="T428">Our lives are integral pieces in the lives of those around us. <text:s/>None of us are here by accident. <text:s/>And none of us are here without purpose.</text:span></text:p>
      <text:p text:style-name="P51">Those of us who author content for the Liberty Software Foundation recognize and acknowledge that it was God who first gave us any and every unique and special ability and talent we possess, the opportunities we've had for schooling and for learning, <text:span text:style-name="T429">and everything else associated with our arrival in our vocation and position in this world.</text:span></text:p>
      <text:p text:style-name="P51"/>
      <text:p text:style-name="P51"><text:span text:style-name="T429">Without God's guiding hand at all points, we would not be where we are today. <text:s/>And those of us at Liberty Software Foundation bring this realization front and center and desire to give back unto God the fullest fruits of that which He first gave us: <text:s/></text:span><text:span text:style-name="T17">everything.</text:span></text:p>
      <text:p text:style-name="P37"><text:soft-page-break/>The Liberty Software Foundation content is all released into the Public Domain with a single caveat: <text:s/><text:span text:style-name="T3">that each person receiving it employ self-accountability unto God that the content will remain open.</text:span><text:span text:style-name="T152"> <text:s/>This is, after all, the model God gave mankind with regards to the Earth and everything in it. <text:s/>It was His intention that we receive His gift with gladness, and His guidance for using that gift with gladness, and then employ the gift He gave us to its fullest capacity as per His correct and desirable guidance and instruction. <text:s/>However, God is not the only entity at work in our lives. <text:s/>A prideful and arrogant enemy of God arose approaching man, tempting him to seek guidance apart from God, and when this was accomplished, the world we see around us today was manifested.</text:span></text:p>
      <text:p text:style-name="P41">-----</text:p>
      <text:p text:style-name="P38"><text:span text:style-name="T152">The ways of this world are not the way this world was intended to be. <text:s/>It is the way it is because people stopped listening to God, and instead followed after the enemy of God through his temptations </text:span><text:span text:style-name="T155">of </text:span><text:span text:style-name="T152">sin. <text:s/></text:span><text:span text:style-name="T155">Our bodies are in a fallen state, and we are spiritually dead, unable to discern matters of the spirit, yet we remain three-component beings: <text:s/></text:span><text:span text:style-name="T7">soul, spirit, body.</text:span></text:p>
      <text:p text:style-name="P42">And in this world it is only through the redemptive blood of Jesus Christ that any of us can come to faith, come to Jesus Christ, ask forgiveness for our sins, have those sins taken away from us bringing us again into a right standing with God, that we are then alive again spiritually, then able to discern and comprehend the things of God. <text:s/>And for those of us at the Liberty Software Foundation who have come to Jesus Christ and received the new birth, our attentions are now focued back on that which God would've had us do from the beginning had we not fallen into temptation, and sin.</text:p>
      <text:p text:style-name="P61"><text:span text:style-name="T152">The Liberty Software Foundation employs a larger philosophy in everything that we do </text:span><text:span text:style-name="T156">than that which would apply to </text:span><text:span text:style-name="T157">the mere authoring of </text:span><text:span text:style-name="T156">digital content</text:span><text:span text:style-name="T152">. <text:s/></text:span><text:span text:style-name="T157">That philosophy ties back to what </text:span><text:span text:style-name="T152">is called the </text:span><text:span text:style-name="T42">Village Freedom Project</text:span><text:span text:style-name="T284">, and </text:span><text:span text:style-name="T285">it </text:span><text:span text:style-name="T284">is part of a philosophy whereby this very type of </text:span><text:span text:style-name="T285">assertive and affirmative </text:span><text:span text:style-name="T284">actio</text:span><text:span text:style-name="T285">n for God, purposed upon Him with the fullness of our lives, is given in all areas of our lives.</text:span></text:p>
      <text:h text:style-name="P173" text:outline-level="1"><text:bookmark-start text:name="__RefHeading__2737_118560278"/><text:span text:style-name="T157">C</text:span><text:span text:style-name="T152">Alive</text:span><text:bookmark-end text:name="__RefHeading__2737_118560278"/></text:h>
      <text:p text:style-name="P62"><text:span text:style-name="T284">It is the general belief of those at LibSF that computers should aid people in their work. <text:s/></text:span><text:span text:style-name="T313">They should provide </text:span><text:span text:style-name="T284">features and tools which allow them to conduct their tasks more efficiently. <text:s/>There have been a lot of advancements in presentation </text:span><text:span text:style-name="T312">graphics </text:span><text:span text:style-name="T313">made </text:span><text:span text:style-name="T284">since the late 1990s and early 2000s. <text:s/></text:span><text:span text:style-name="T313">These have culminated into a new host of nearly 3D user interfaces. <text:s/>These concepts </text:span><text:span text:style-name="T284">should be incorporated into the way people </text:span><text:span text:style-name="T312">think, work, </text:span><text:span text:style-name="T313">and plan</text:span><text:span text:style-name="T312"> in developing software and other computer-based products</text:span><text:span text:style-name="T284">.</text:span></text:p>
      <text:p text:style-name="P63"><text:span text:style-name="T69">CAlive</text:span><text:span text:style-name="T284"> was designed from inception to </text:span><text:span text:style-name="T313">be part of an integrated environment. <text:s/>It is </text:span><text:span text:style-name="T284">expected </text:span><text:span text:style-name="T313">to be working in conjunction with a GUI IDE and </text:span><text:span text:style-name="T284">always-present, always-on debugger.</text:span></text:p>
      <text:p text:style-name="P63"><text:span text:style-name="T284">The GUI provides </text:span><text:span text:style-name="T313">code facilities </text:span><text:span text:style-name="T284">which </text:span><text:span text:style-name="T313">operate in the background in real-time. <text:s/>These bring </text:span><text:span text:style-name="T284">source code </text:span><text:span text:style-name="T313">to life </text:span><text:span text:style-name="T284">using the features of </text:span><text:span text:style-name="T313">LibSF's </text:span><text:span text:style-name="T69">SourceLight</text:span><text:span text:style-name="T284">, </text:span><text:span text:style-name="T313">for example, </text:span><text:span text:style-name="T284">the term given </text:span><text:span text:style-name="T313">to a set of features which explore what's being</text:span><text:span text:style-name="T284"> developed, showing references, usage</text:span><text:span text:style-name="T313">s</text:span><text:span text:style-name="T284">, </text:span><text:span text:style-name="T313">as well as full</text:span><text:span text:style-name="T284"> documentation for those things being </text:span><text:span text:style-name="T314">conducted</text:span><text:span text:style-name="T284">.</text:span></text:p>
      <text:p text:style-name="P69"><text:span text:style-name="T284">It is the ongoing hope of those at LibSF that these GUI features will only </text:span><text:span text:style-name="T314">expand and </text:span><text:span text:style-name="T284">increase over time. <text:s/></text:span><text:span text:style-name="T314">LibSF provides </text:span><text:span text:style-name="T284">a </text:span><text:span text:style-name="T314">robust </text:span><text:span text:style-name="T284">framework allow</text:span><text:span text:style-name="T314">ing</text:span><text:span text:style-name="T284"> easy </text:span><text:span text:style-name="T314">custom </text:span><text:span text:style-name="T284">add-on extensions </text:span><text:span text:style-name="T314">to be created and shared </text:span><text:span text:style-name="T284">by </text:span><text:soft-page-break/><text:span text:style-name="T284">other developers. <text:s/>Each extension </text:span><text:span text:style-name="T314">accesses and utilizes an</text:span><text:span text:style-name="T284"> API which </text:span><text:span text:style-name="T314">gives full insight in</text:span><text:span text:style-name="T284">to </text:span><text:span text:style-name="T314">all features and </text:span><text:span text:style-name="T284">abilities known to the </text:span><text:span text:style-name="T314">native</text:span><text:span text:style-name="T284"> IDE </text:span><text:span text:style-name="T314">and language</text:span><text:span text:style-name="T284">.</text:span></text:p>
      <text:p text:style-name="Paragraph"/>
      <text:p text:style-name="P13"/>
      <text:p text:style-name="P15"><text:bookmark-start text:name="__RefHeading___Toc393885068"/>CAlive<text:bookmark-end text:name="__RefHeading___Toc393885068"/></text:p>
      <text:h text:style-name="P175" text:outline-level="1"><text:bookmark-start text:name="__RefHeading___Toc393885069"/>CAlive<text:bookmark-end text:name="__RefHeading___Toc393885069"/></text:h>
      <text:p text:style-name="P39"><text:span text:style-name="T73">CA</text:span><text:span text:style-name="T72">live</text:span><text:span text:style-name="T431"> wa</text:span>s <text:span text:style-name="T434">designed to create </text:span>an extended C-<text:span text:style-name="T434">like</text:span> programming language, <text:span text:style-name="T434">one</text:span> which adds <text:span text:style-name="T460">some modern programming features including </text:span>the class, exception handling, and <text:span text:style-name="T460">other </text:span>features <text:span text:style-name="T431">not found in C or C++</text:span>.</text:p>
      <text:p text:style-name="P40"><text:span text:style-name="T431">It was given the name </text:span><text:span text:style-name="T8">“</text:span><text:span text:style-name="T72">CAlive”</text:span><text:span text:style-name="T431"> because it was LibSF's hope to </text:span><text:span text:style-name="T287">bring new life to our old stand-by </text:span><text:span text:style-name="T289">workhorse... C.</text:span></text:p>
      <text:p text:style-name="P40"><text:span text:style-name="T80">CAlive</text:span><text:span text:style-name="T305"> </text:span><text:span text:style-name="T288">is pronounced as </text:span><text:span text:style-name="T374">“</text:span><text:span text:style-name="T48">sea alive,”</text:span><text:span text:style-name="T288"> </text:span><text:span text:style-name="T306">and is abbreviated to </text:span><text:span text:style-name="T288">the letters </text:span><text:span text:style-name="T48">CA</text:span><text:span text:style-name="T288"> for short </text:span><text:span text:style-name="T306">(as in C, C++, C#, CA)</text:span><text:span text:style-name="T288">. <text:s/></text:span><text:span text:style-name="T81">CAlive</text:span><text:span text:style-name="T306"> uses “.ca” by default for their file extension.</text:span></text:p>
      <text:p text:style-name="P113"/>
      <text:p text:style-name="P114"><text:span text:style-name="T289">From the </text:span><text:span text:style-name="T74">C perspective</text:span><text:span text:style-name="T289">:<text:tab/></text:span><text:span text:style-name="T290">I</text:span><text:span text:style-name="T289">t brings </text:span><text:span text:style-name="T287">some notably absent features </text:span><text:span text:style-name="T289">to the </text:span><text:span text:style-name="T290">language</text:span><text:span text:style-name="T289">, </text:span><text:span text:style-name="T290">jump starting it with simple implementations of well-proven features in wide use over the many years</text:span><text:span text:style-name="T287">.</text:span></text:p>
      <text:p text:style-name="P115"><text:span text:style-name="T289">From the </text:span><text:span text:style-name="T74">C++ perspective:</text:span><text:span text:style-name="T289"><text:tab/></text:span><text:span text:style-name="T290">I</text:span><text:span text:style-name="T289">t </text:span><text:span text:style-name="T287">distill</text:span><text:span text:style-name="T289">s</text:span><text:span text:style-name="T287"> </text:span><text:span text:style-name="T290">some of its </text:span><text:span text:style-name="T287">best features </text:span><text:span text:style-name="T290">down into a few additions</text:span><text:span text:style-name="T287">, </text:span><text:span text:style-name="T290">jettisoning </text:span><text:span text:style-name="T287">the rest </text:span><text:span text:style-name="T289">in favor of source code simplicity, </text:span><text:span text:style-name="T290">eyesight, sanity, </text:span><text:span text:style-name="T289">and ease of maintenance</text:span><text:span text:style-name="T287">.</text:span></text:p>
      <text:p text:style-name="P48"/>
      <text:p text:style-name="P116"><text:span text:style-name="T105">Bottom line:</text:span><text:span text:style-name="T432"><text:tab/>CAlive adds what C should've added in C99.</text:span></text:p>
      <text:p text:style-name="P104"/>
      <text:h text:style-name="P195" text:outline-level="2"><text:bookmark-start text:name="__RefHeading__2006_118560278"/>C and C++ developers<text:bookmark-end text:name="__RefHeading__2006_118560278"/></text:h>
      <text:p text:style-name="P105"><text:span text:style-name="T435">I</text:span>f you <text:span text:style-name="T432">already </text:span>know <text:span text:style-name="T432">C or C++ and their shared general </text:span>syntax, then you already know 9<text:span text:style-name="T436">8</text:span>% of everything you need to know to program in <text:span text:style-name="T18">CAlive</text:span><text:span text:style-name="T433"> immediately. <text:s/>In fact, you don't need to use any of </text:span><text:span text:style-name="T18">CAlive's</text:span><text:span text:style-name="T433"> new features at all, and by using the -c90 or -c99 switches, most of your C code (and simple C++ code) should compile without changes today.</text:span></text:p>
      <text:p text:style-name="P105"><text:soft-page-break/><text:span text:style-name="T471">There are a few features of C, and many in C++, which are not supported in </text:span><text:span text:style-name="T18">CAlive.</text:span><text:span text:style-name="T433"> <text:s/>Some of </text:span><text:span text:style-name="T18">CAlive's</text:span><text:span text:style-name="T433"> new features relate only to syntax changes designed to make source code easier to read, document, and maintain, while many others relate to some new concepts (or implementations of existing concepts) to C/C++ developers.</text:span></text:p>
      <text:h text:style-name="P176" text:outline-level="1"><text:bookmark-start text:name="__RefHeading__2739_118560278"/>Engage, Unengage, <text:span text:style-name="T441">and Binary</text:span><text:bookmark-end text:name="__RefHeading__2739_118560278"/></text:h>
      <text:p text:style-name="P64"><text:span text:style-name="T152">LibSF use</text:span><text:span text:style-name="T190">s</text:span><text:span text:style-name="T152"> the terms </text:span><text:span text:style-name="T96">engage</text:span><text:span text:style-name="T152"> and </text:span><text:span text:style-name="T96">unengage</text:span><text:span text:style-name="T152"> to describe starting </text:span><text:span text:style-name="T190">and stopping </text:span><text:span text:style-name="T152">something. <text:s/></text:span><text:span text:style-name="T203">A program is engaged, and unengaged, as part of its normal life cycle. <text:s/></text:span><text:span text:style-name="T204">The same is true for spawned processes and threads.</text:span></text:p>
      <text:p text:style-name="P64"><text:span text:style-name="T204">A</text:span><text:span text:style-name="T152">ll compiled software </text:span><text:span text:style-name="T190">is </text:span><text:span text:style-name="T152">referred to as a </text:span><text:span text:style-name="T42">binary</text:span><text:span text:style-name="T284"> </text:span><text:span text:style-name="T315">in its machine code form.</text:span></text:p>
      <text:p text:style-name="P149"><text:span text:style-name="T107">Note:</text:span><text:span text:style-name="T462"><text:tab/></text:span>Exodus-class operating system<text:span text:style-name="T463">s actually give </text:span>all programs which run natively <text:span text:style-name="T472">on machine hardware </text:span>the .bin file extension <text:span text:style-name="T463">for this reason.</text:span></text:p>
      <text:h text:style-name="P177" text:outline-level="1"><text:bookmark-start text:name="__RefHeading__2741_118560278"/>LiveCode <text:span text:style-name="T474">ABI</text:span><text:bookmark-end text:name="__RefHeading__2741_118560278"/></text:h>
      <text:p text:style-name="P52"><text:span text:style-name="T3">CAlive</text:span> uses a new <text:span text:style-name="T464">ABI (A</text:span>pplication <text:span text:style-name="T464">B</text:span>inary <text:span text:style-name="T464">I</text:span>nterface) called <text:span text:style-name="T3">LiveCode</text:span>. <text:s/><text:span text:style-name="T3">LiveCode</text:span> is an edit-and-continue <text:span text:style-name="T473">(</text:span>or fix-and-continue<text:span text:style-name="T473">)</text:span> ABI. <text:s/><text:span text:style-name="T464">I</text:span>t allows changes to be made to all code and data a<text:span text:style-name="T475">t both</text:span> <text:span text:style-name="T464">development time and runtime</text:span>. <text:s/><text:span text:style-name="T464">Because of this ability, error conditions need not typically generate errors, but instead they can</text:span><text:span text:style-name="T191"> </text:span><text:span text:style-name="T205">signal that something unexpected has been encountered, and then suspend itself waiting for the fix to be applied to it can continue.</text:span></text:p>
      <text:p text:style-name="P43"><text:span text:style-name="T3">LiveCode</text:span> <text:span text:style-name="T476">provides a full trace from (1) source code </text:span>to <text:span text:style-name="T476">(2) </text:span>converted code (<text:span text:style-name="T476">all </text:span>stages), to <text:span text:style-name="T476">(3) </text:span>assembly code, to <text:span text:style-name="T476">(4) </text:span>machine code.</text:p>
      <text:p text:style-name="P148"><text:span text:style-name="T108">Note:</text:span><text:span text:style-name="T476"> <text:s/>There may be multiple levels of (2) converted code, such as expanded macros, and pre- or post-processing by third party tools</text:span>.</text:p>
      <text:p text:style-name="P43"><text:span text:style-name="T27">LiveCode's</text:span> step-by-step tracing allows a type of diff to be created at <text:span text:style-name="T476">various </text:span>level<text:span text:style-name="T476">s</text:span>, determining what needs to be changed in the running <text:span text:style-name="T3">binary.</text:span></text:p>
      <text:h text:style-name="P178" text:outline-level="1"><text:bookmark-start text:name="__RefHeading__2660_343834233"/>Inquiry<text:bookmark-end text:name="__RefHeading__2660_343834233"/></text:h>
      <text:p text:style-name="P65"><text:span text:style-name="T21">CAlive </text:span><text:span text:style-name="T192">introduces </text:span><text:span text:style-name="T206">a runtime suspension </text:span><text:span text:style-name="T207">state </text:span><text:span text:style-name="T206">called an </text:span><text:span text:style-name="T56">inquiry</text:span><text:span text:style-name="T307">. <text:s/></text:span><text:span text:style-name="T85">Inquirys</text:span><text:span text:style-name="T316"> are entered into as the result of an unhandled exception, or use of the new </text:span><text:span text:style-name="T85">inquiry</text:span><text:span text:style-name="T316"> keyword. <text:s/>They exist in lieu of errors and allow developer intervention to correct the errant state, and resume the running process.</text:span></text:p>
      <text:p text:style-name="P65"><text:span text:style-name="T316">Once an </text:span><text:span text:style-name="T85">inquiry</text:span><text:span text:style-name="T316"> is entered into, the developer is able to examine the running </text:span><text:span text:style-name="T85">binary</text:span><text:span text:style-name="T316"> state and determine what needs to be corrected to allow the program to continue, or to terminate the program if the condition is unrecoverable.</text:span></text:p>
      <text:p text:style-name="P65"><text:soft-page-break/><text:span text:style-name="T316">This solution to an </text:span><text:span text:style-name="T85">inquiry</text:span><text:span text:style-name="T316"> </text:span><text:span text:style-name="T317">condition </text:span><text:span text:style-name="T316">is powerful, but it requires manual intervention by the developer. <text:s/></text:span><text:span text:style-name="T317">An </text:span><text:span text:style-name="T316">automated </text:span><text:span text:style-name="T318">facility</text:span><text:span text:style-name="T317"> to handle </text:span><text:span text:style-name="T86">inquirys</text:span><text:span text:style-name="T317"> </text:span><text:span text:style-name="T316">is also provided </text:span><text:span text:style-name="T317">for in </text:span><text:span text:style-name="T86">CAlive</text:span><text:span text:style-name="T317">. <text:s/></text:span><text:span text:style-name="T318">It is </text:span><text:span text:style-name="T317">designed </text:span><text:span text:style-name="T316">to handle </text:span><text:span text:style-name="T317">conditions when a </text:span><text:span text:style-name="T318">debugger </text:span><text:span text:style-name="T317">is </text:span><text:span text:style-name="T316">not immediately available, </text:span><text:span text:style-name="T318">and </text:span><text:span text:style-name="T316">is handled through a new function called </text:span><text:span text:style-name="T86">main_inquiry()</text:span><text:span text:style-name="T317">, which is a function like </text:span><text:span text:style-name="T86">main()</text:span><text:span text:style-name="T317"> </text:span><text:span text:style-name="T318">that's </text:span><text:span text:style-name="T317">called </text:span><text:span text:style-name="T318">only by the OS </text:span><text:span text:style-name="T317">whenever an </text:span><text:span text:style-name="T86">inquiry</text:span><text:span text:style-name="T317"> </text:span><text:span text:style-name="T318">is </text:span><text:span text:style-name="T317">encountered </text:span><text:span text:style-name="T318">and </text:span><text:span text:style-name="T317">a debugger instance is not available.</text:span></text:p>
      <text:p text:style-name="P53"><text:span text:style-name="T208">The </text:span><text:span text:style-name="T28">main_inquiry()</text:span><text:span text:style-name="T208"> </text:span><text:span text:style-name="T192">function </text:span><text:span text:style-name="T208">is able </text:span><text:span text:style-name="T192">to take </text:span><text:span text:style-name="T191">a </text:span><text:span text:style-name="T152">determinable actio</text:span><text:span text:style-name="T191">n on the </text:span><text:span text:style-name="T20">inquiry</text:span><text:span text:style-name="T191"> </text:span><text:span text:style-name="T192">(which may include a memory dump, some type of user interaction, </text:span><text:span text:style-name="T208">a transfer of control to another function, </text:span><text:span text:style-name="T192">or even reporting the </text:span><text:span text:style-name="T21">inquiry</text:span><text:span text:style-name="T192"> as a </text:span><text:span text:style-name="T208">legitimate</text:span><text:span text:style-name="T192"> error).</text:span></text:p>
      <text:p text:style-name="P125"><text:span text:style-name="T209">function </text:span><text:span text:style-name="T373">main_inquiry</text:span><text:span text:style-name="T152"><text:line-break/></text:span><text:span text:style-name="T209">|params </text:span><text:span text:style-name="T152">SLiveCode* liveCode<text:line-break/>{<text:line-break/> <text:s text:c="3"/>switch (</text:span><text:span text:style-name="T210">liveCode.</text:span><text:span text:style-name="T152">inquiry.code)<text:line-break/> <text:s text:c="3"/>{<text:line-break/> <text:s text:c="7"/>case </text:span><text:span text:style-name="T373">_</text:span><text:span text:style-name="T397">INQUIRY_</text:span><text:span text:style-name="T380">DOUBLE</text:span><text:span text:style-name="T373">_</text:span><text:span text:style-name="T380">INQUIRY</text:span><text:span text:style-name="T152">:<text:line-break/> <text:s text:c="11"/>// </text:span><text:span text:style-name="T211">An inquiry was encountered in main_inquiry()</text:span><text:span text:style-name="T152"><text:line-break/> <text:s text:c="11"/>break;<text:line-break/><text:line-break/> <text:s text:c="7"/>case </text:span><text:span text:style-name="T373">_INQUIRY_UNHANDLED_</text:span><text:span text:style-name="T380">INQUIRY</text:span><text:span text:style-name="T152">:<text:line-break/> <text:s text:c="11"/>// </text:span><text:span text:style-name="T211">An unspecified inquiry was encountered</text:span><text:span text:style-name="T152"><text:line-break/> <text:s text:c="11"/>break;<text:line-break/><text:line-break/> <text:s text:c="7"/>// et cetera...<text:line-break/> <text:s text:c="3"/>}<text:line-break/>}</text:span></text:p>
      <text:h text:style-name="P179" text:outline-level="1"><text:bookmark-start text:name="__RefHeading__2654_343834233"/>Grouping<text:span text:style-name="T466">s</text:span><text:bookmark-end text:name="__RefHeading__2654_343834233"/></text:h>
      <text:p text:style-name="P55"><text:span text:style-name="T3">CAlive</text:span> introduces <text:span text:style-name="T69">groupin</text:span><text:span text:style-name="T82">g</text:span><text:span text:style-name="T83">s</text:span><text:span text:style-name="T461">. <text:s/></text:span><text:span text:style-name="T24">Groupings</text:span><text:span text:style-name="T195"> are divided into two types:</text:span></text:p>
      <text:p text:style-name="P55"><text:span text:style-name="T195"><text:tab/></text:span><text:span text:style-name="T199">o <text:s/></text:span><text:span text:style-name="T201">header </text:span><text:span text:style-name="T212">groupings</text:span><text:span text:style-name="T195"><text:line-break/><text:tab/></text:span><text:span text:style-name="T199">o <text:s/></text:span><text:span text:style-name="T201">user </text:span><text:span text:style-name="T212">groupings</text:span></text:p>
      <text:p text:style-name="P56"><text:span text:style-name="T26">G</text:span><text:span text:style-name="T25">r</text:span><text:span text:style-name="T23">oupings</text:span><text:span text:style-name="T194"> </text:span><text:span text:style-name="T214">can </text:span><text:span text:style-name="T194">occur </text:span><text:span text:style-name="T213">only </text:span><text:span text:style-name="T198">as the first non-whitespace</text:span><text:span text:style-name="T199"> token</text:span><text:span text:style-name="T198"> </text:span><text:span text:style-name="T97">at the start of a </text:span><text:span text:style-name="T98">source code </text:span><text:span text:style-name="T97">line</text:span><text:span text:style-name="T194">.</text:span></text:p>
      <text:p text:style-name="P56"><text:span text:style-name="T376">Header </text:span><text:span text:style-name="T377">groupings</text:span><text:span text:style-name="T195"> are </text:span><text:span text:style-name="T200">introduced to support </text:span><text:span text:style-name="T195">a new way to define things like </text:span><text:span text:style-name="T24">functions</text:span><text:span text:style-name="T195">, </text:span><text:span text:style-name="T24">adhocs</text:span><text:span text:style-name="T195">, </text:span><text:span text:style-name="T24">flowofs</text:span><text:span text:style-name="T195">, and </text:span><text:span text:style-name="T24">operator</text:span><text:span text:style-name="T195"> methods in classes. <text:s/></text:span><text:span text:style-name="T319">Header</text:span><text:span text:style-name="T308"> groupings </text:span><text:span text:style-name="T196">have </text:span><text:span text:style-name="T375">one pipe sign character</text:span><text:span text:style-name="T308"> </text:span><text:span text:style-name="T309">and follow immediately after the definition line</text:span><text:span text:style-name="T196">.</text:span></text:p>
      <text:p text:style-name="P57"><text:span text:style-name="T196">E</text:span><text:span text:style-name="T152">xample:</text:span></text:p>
      <text:p text:style-name="P126">function sample<text:line-break/><text:span text:style-name="T129">|</text:span>returns int r <text:s text:c="16"/>// Header grouping <text:span text:style-name="T506">(leading pipe sign)</text:span><text:line-break/><text:span text:style-name="T129">|</text:span>params int a, int b <text:s text:c="10"/>// Header grouping <text:span text:style-name="T506">(leading pipe sign)</text:span><text:line-break/>{<text:line-break/> <text:s text:c="3"/>// Code goes here<text:line-break/>}</text:p>
      <text:p text:style-name="P54"><text:soft-page-break/><text:span text:style-name="T376">User </text:span><text:span text:style-name="T378">grouping</text:span><text:span text:style-name="T379">s</text:span><text:span text:style-name="T193"> </text:span><text:span text:style-name="T197">are </text:span><text:span text:style-name="T201">inserted </text:span><text:span text:style-name="T197">as needed by the developer. <text:s/>They will be</text:span><text:span text:style-name="T193"> </text:span>interpreted <text:span text:style-name="T461">by the compiler </text:span>as either whitespace<text:span text:style-name="T467">s</text:span> or <text:span text:style-name="T465">line </text:span>comment<text:span text:style-name="T467">s</text:span>, <text:span text:style-name="T461">depending on their token length.</text:span></text:p>
      <text:p text:style-name="P155"><text:span text:style-name="T57">Note:</text:span><text:span text:style-name="T30"><text:tab/>All </text:span><text:span text:style-name="T55">t</text:span><text:span text:style-name="T67">hree</text:span><text:span text:style-name="T55"> characters</text:span><text:span text:style-name="T19"> </text:span><text:span text:style-name="T40">pipe sign </text:span><text:span text:style-name="T19">sequences are interpreted as </text:span><text:span text:style-name="T55">whitespace</text:span><text:span text:style-name="T57">s</text:span><text:span text:style-name="T40">.</text:span></text:p>
      <text:p text:style-name="P155"><text:span text:style-name="T57">Note:</text:span><text:span text:style-name="T30"><text:tab/>All </text:span><text:span text:style-name="T67">four o</text:span><text:span text:style-name="T58">r more character</text:span><text:span text:style-name="T22"> sequences are interpreted as </text:span><text:span text:style-name="T68">remainder-of-l</text:span><text:span text:style-name="T55">ine comment</text:span><text:span text:style-name="T57">s</text:span><text:span text:style-name="T19">.</text:span></text:p>
      <text:p text:style-name="P68">This was added to give a visible block cue which will catch the eye very easily. <text:s/>Near the top of a block, a comment prefixed with three pipe signs can be added, allowing the lines following it prefixed with two pipe signs to be interpreted as a group.</text:p>
      <text:p text:style-name="P58"><text:span text:style-name="T29">Groupings</text:span><text:span text:style-name="T468"> were created not only to give a </text:span><text:span text:style-name="T188">visual </text:span><text:span text:style-name="T189">cue, </text:span><text:span text:style-name="T202">but also </text:span><text:span text:style-name="T189">to introduce </text:span><text:span text:style-name="T452">a new debugger feature called, </text:span><text:span text:style-name="T55">single step group</text:span><text:span text:style-name="T84">,</text:span><text:span text:style-name="T310"> </text:span><text:span text:style-name="T311">which</text:span><text:span text:style-name="T310"> </text:span><text:span text:style-name="T452">allows code to be stepped over at the </text:span><text:span text:style-name="T19">grou</text:span><text:span text:style-name="T31">ping</text:span><text:span text:style-name="T452"> level, and to even collapse source code and read only the associated line comments as in the example below.</text:span></text:p>
      <text:p text:style-name="Paragraph">Example <text:span text:style-name="T469">(expanded, comments shown in </text:span><text:span text:style-name="T111">bold</text:span><text:span text:style-name="T469">)</text:span>:</text:p>
      <text:p text:style-name="P122">01: <text:s text:c="4"/><text:span text:style-name="T101">||||||||||</text:span><text:line-break/>02: <text:s text:c="4"/><text:span text:style-name="T101">|||</text:span><text:span text:style-name="T126">|</text:span><text:span text:style-name="T101"> Print five</text:span><text:line-break/>03: <text:s text:c="4"/>|<text:span text:style-name="T524">|</text:span>|<text:line-break/>04: <text:s text:c="4"/>|<text:span text:style-name="T524">|</text:span>| <text:s/>int i;<text:line-break/>05: <text:s text:c="4"/>|<text:span text:style-name="T524">|</text:span>| <text:s/>i = 5;<text:line-break/>06: <text:s text:c="4"/>|<text:span text:style-name="T524">|</text:span>| <text:s/>printf(“%d\n”, i);<text:line-break/>07: <text:s text:c="4"/>|<text:span text:style-name="T524">|</text:span>|<text:line-break/>08: <text:s text:c="4"/><text:span text:style-name="T101">||||||</text:span></text:p>
      <text:p text:style-name="P59">In this example, lines 01, 02, and 08 are interpreted as line comments. <text:s/>Lines 03 to 07 are all interpreted as whitespaces.</text:p>
      <text:p text:style-name="P60">Example <text:span text:style-name="T469">(collapsed)</text:span>:</text:p>
      <text:p text:style-name="P123">01: <text:s text:c="4"/><text:span text:style-name="T101">||||||||||</text:span><text:line-break/>02: <text:span text:style-name="T110">[+]</text:span> <text:span text:style-name="T101">||</text:span><text:span text:style-name="T126">|</text:span><text:span text:style-name="T101">| Print five</text:span><text:line-break/>0<text:span text:style-name="T470">8</text:span>: <text:s text:c="4"/><text:span text:style-name="T101">||||||</text:span></text:p>
      <text:p text:style-name="P87">In this case, the <text:span text:style-name="T470">[+] indicates the code is collapsed, and can be expanded by clicking on it.</text:span></text:p>
      <text:h text:style-name="P180" text:outline-level="1"><text:bookmark-start text:name="__RefHeading__4299_889146227"/>Line Renumbering<text:bookmark-end text:name="__RefHeading__4299_889146227"/></text:h>
      <text:p text:style-name="P19">CAlive<text:span text:style-name="T152"> introduces the ability to reorder lines for visual purposes. <text:s/>To do this, an extension of the two character user grouping is employed where the first pipe sign is replace with the line number.</text:span></text:p>
      <text:p text:style-name="P132"><text:span text:style-name="T152">//////////<text:line-break/></text:span><text:soft-page-break/><text:span text:style-name="T152">// Normal code:<text:line-break/>//////<text:line-break/> <text:s text:c="3"/></text:span><text:span text:style-name="T224">f</text:span><text:span text:style-name="T152">unction name<text:line-break/> <text:s text:c="3"/>|returns s32 r<text:line-break/> <text:s text:c="3"/>|params int a, int b<text:line-break/> <text:s text:c="3"/>{<text:line-break/> <text:s text:c="7"/>a = get_value();<text:line-break/> <text:s text:c="7"/>r = some_function(a, b);<text:line-break/> <text:s text:c="7"/>b = set_value(b);<text:line-break/> <text:s text:c="3"/></text:span><text:span text:style-name="T224">}</text:span><text:span text:style-name="T152"><text:line-break/><text:line-break/><text:line-break/>//////////<text:line-break/>// Reordered code:<text:line-break/>//////<text:line-break/> <text:s text:c="3"/></text:span><text:span text:style-name="T224">f</text:span><text:span text:style-name="T152">unction name<text:line-break/> <text:s text:c="3"/>|returns s32 r<text:line-break/> <text:s text:c="3"/>|params int a, int b<text:line-break/> <text:s text:c="3"/>{<text:line-break/> <text:s text:c="7"/></text:span><text:span text:style-name="T412">1|</text:span><text:span text:style-name="T152"> a = get_value();<text:line-break/> <text:s text:c="7"/></text:span><text:span text:style-name="T412">3|</text:span><text:span text:style-name="T152"> b = set_value(b);<text:line-break/> <text:s text:c="7"/></text:span><text:span text:style-name="T412">2|</text:span><text:span text:style-name="T152"> r = some_function(a, b);<text:line-break/> <text:s text:c="3"/>}</text:span></text:p>
      <text:p text:style-name="P88"><text:span text:style-name="T152">Why would someone use this? <text:s/>There have been times in programming where I wanted to see the differences between two source code lines, and to realize that they were only slightly different, but in notable ways. <text:s/>Because there was a line or two in-between, it made it difficult to do the compare </text:span><text:span text:style-name="T223">visually because the content between the top and bottom line resulted in a type of visual noise making it difficult</text:span><text:span text:style-name="T152">. <text:s/>However, with the </text:span><text:span text:style-name="T223">ability to re-order the lines, the eye can now automatically group things which are similar, making it easy to see the differences. <text:s/>And the leading N| characters will indicate they are out of order. <text:s/>In addition, the GUI editor can also re-order them into proper order visually with the click of a feature, for example.</text:span></text:p>
      <text:h text:style-name="P181" text:outline-level="1"><text:bookmark-start text:name="__RefHeading__4301_889146227"/>Double {{ and }}<text:bookmark-end text:name="__RefHeading__4301_889146227"/></text:h>
      <text:p text:style-name="P27">CAlive<text:span text:style-name="T152"> introduces the </text:span><text:span text:style-name="T101">{{</text:span><text:span text:style-name="T152"> and </text:span><text:span text:style-name="T101">}}</text:span><text:span text:style-name="T152"> characters, simply referred to as the </text:span><text:span text:style-name="T101">double left brace</text:span><text:span text:style-name="T152"> and </text:span><text:span text:style-name="T101">double right brace</text:span><text:span text:style-name="T152">.</text:span></text:p>
      <text:p text:style-name="P46">Their purpose is to mark off block which may include improperly mated standard block characters, { and }. <text:s/>They can be used anywhere, but are typically used only in macro definitions and flowof blocks (explained in a later section).</text:p>
      <text:h text:style-name="P182" text:outline-level="1"><text:bookmark-start text:name="__RefHeading__4303_889146227"/>Multi-line #define Macros<text:bookmark-end text:name="__RefHeading__4303_889146227"/></text:h>
      <text:p text:style-name="P26"><text:span text:style-name="T503">C</text:span><text:span text:style-name="T499">Alive</text:span><text:span text:style-name="T370"> introduces a simple way to define multi-line macros </text:span><text:span text:style-name="T372">through the use of the double left-brace {{ and double right-brace }} combinations:</text:span></text:p>
      <text:p text:style-name="P138"><text:span text:style-name="T372">//////////<text:line-break/></text:span><text:soft-page-break/><text:span text:style-name="T372">// </text:span><text:span text:style-name="T370">Traditional macro definition<text:line-break/>//////</text:span><text:span text:style-name="T372"><text:line-break/> <text:s text:c="3"/>#</text:span><text:span text:style-name="T370">define multiLineMacro \<text:line-break/> <text:s text:c="7"/>line1 \<text:line-break/> <text:s text:c="7"/>line2 \<text:line-break/> <text:s text:c="7"/>line3<text:line-break/><text:line-break/><text:line-break/>//////////<text:line-break/>// CAlive allows this syntax:<text:line-break/>//////<text:line-break/> <text:s text:c="3"/>#define multiLineMacro {{<text:line-break/> <text:s text:c="7"/>line1<text:line-break/> <text:s text:c="7"/>line2<text:line-break/> <text:s text:c="7"/>line3<text:line-break/> <text:s text:c="3"/>}};</text:span></text:p>
      <text:p text:style-name="P49">It is slightly longer, but it is somewhat easier to read. <text:s/>By using the double left-brace{{ and double right-brace }}, the ability exists within the multi-line macro definition to have unmatched { and } combinations.</text:p>
      <text:h text:style-name="P185" text:outline-level="1"><text:bookmark-start text:name="__RefHeading__2662_343834233"/>F<text:span text:style-name="T481">undamental Data Types</text:span><text:bookmark-end text:name="__RefHeading__2662_343834233"/></text:h>
      <text:p text:style-name="Paragraph"><text:span text:style-name="T3">CAlive</text:span> supports standard C and C++ fundamental data types, including:</text:p>
      <text:p text:style-name="P118">bool <text:s text:c="15"/>-- 8-bit boolean<text:line-break/>char <text:s text:c="15"/>-- 8-bit signed<text:line-break/>short <text:s text:c="14"/>-- 16-bit signed<text:line-break/>int <text:s text:c="16"/>-- 32-bit signed<text:line-break/>long <text:s text:c="15"/>-- 64-bit signed<text:line-break/><text:span text:style-name="T508">long long <text:s text:c="6"/></text:span><text:s text:c="4"/><text:span text:style-name="T508">-- 64-bit signed</text:span><text:line-break/><text:line-break/>unsigned char <text:s text:c="6"/>-- 8-bit unsigned<text:line-break/>unsigned short <text:s text:c="5"/>-- 16-bit unsigned<text:line-break/>unsigned int <text:s text:c="7"/>-- 32-bit unsigned<text:line-break/>unsigned long <text:s text:c="6"/>-- 64-bit unsigned<text:line-break/><text:span text:style-name="T508">unsigned long long <text:s/>-- 64-bit unsigned</text:span><text:line-break/><text:line-break/>float <text:s text:c="14"/>-- 32-bit floating point IEEE-754<text:line-break/>double <text:s text:c="13"/>-- 64-bit floating point IEEE-754<text:line-break/>long double <text:s text:c="8"/>-- 80-bit floating point IEEE-754</text:p>
      <text:p text:style-name="Paragraph"/>
      <text:h text:style-name="Heading_20_2" text:outline-level="2"><text:bookmark-start text:name="__RefHeading__4305_889146227"/>Overrides<text:bookmark-end text:name="__RefHeading__4305_889146227"/></text:h>
      <text:p text:style-name="P66"><text:span text:style-name="T3">CAlive</text:span> supports <text:span text:style-name="T439">standard </text:span>variable-level overrides including <text:span text:style-name="T3">volatile </text:span><text:span text:style-name="T15">(aka </text:span><text:span text:style-name="T12">live </text:span><text:span text:style-name="T15">in CAlive)</text:span><text:span text:style-name="T3">,</text:span> <text:span text:style-name="T3">const</text:span><text:span text:style-name="T152">, </text:span><text:span text:style-name="T11">extern</text:span><text:span text:style-name="T180">, </text:span><text:span text:style-name="T11">static</text:span><text:span text:style-name="T180">,</text:span><text:span text:style-name="T152"> </text:span><text:span text:style-name="T158">and </text:span><text:span text:style-name="T180">also </text:span><text:span text:style-name="T158">introduces </text:span><text:span text:style-name="T181">three</text:span><text:span text:style-name="T180"> </text:span><text:span text:style-name="T158">new </text:span><text:span text:style-name="T160">ones</text:span><text:span text:style-name="T158">:</text:span></text:p>
      <text:p text:style-name="P67"><text:span text:style-name="T158"><text:tab/></text:span><text:span text:style-name="T59">ro</text:span><text:span text:style-name="T9"><text:tab/></text:span><text:span text:style-name="T181">store in </text:span><text:span text:style-name="T158">read-only </text:span><text:span text:style-name="T181">memory</text:span><text:span text:style-name="T158"><text:line-break/><text:tab/></text:span><text:span text:style-name="T59">rw</text:span><text:span text:style-name="T9"><text:tab/></text:span><text:span text:style-name="T181">store in </text:span><text:span text:style-name="T158">read-write </text:span><text:span text:style-name="T181">memory </text:span><text:span text:style-name="T158">(default), </text:span><text:span text:style-name="T159">and<text:line-break/><text:tab/></text:span><text:span text:style-name="T60">rw</text:span><text:span text:style-name="T61">p</text:span><text:span text:style-name="T10"><text:tab/></text:span><text:span text:style-name="T159">read-write </text:span><text:span text:style-name="T160">protocol, </text:span><text:span text:style-name="T181">store in read-write memory</text:span></text:p>
      <text:p text:style-name="Paragraph"><text:soft-page-break/><text:span text:style-name="T181">The </text:span><text:span text:style-name="T13">rwp (r</text:span><text:span text:style-name="T160">ead-write protocol</text:span><text:span text:style-name="T181">)</text:span><text:span text:style-name="T160"> is an override that </text:span><text:span text:style-name="T161">protects </text:span><text:span text:style-name="T160">data changes </text:span><text:span text:style-name="T181">from </text:span><text:span text:style-name="T160">be</text:span><text:span text:style-name="T181">ing</text:span><text:span text:style-name="T160"> made </text:span><text:span text:style-name="T181">unless the </text:span><text:span text:style-name="T411">(|</text:span><text:span text:style-name="T419">rwp</text:span><text:span text:style-name="T411">|)</text:span><text:span text:style-name="T10"> </text:span><text:span text:style-name="T160">cask is included </text:span><text:span text:style-name="T161">immediately before the write. <text:s/></text:span><text:span text:style-name="T181">If the (|</text:span><text:span text:style-name="T418">rwp</text:span><text:span text:style-name="T368">|) cask is not included, </text:span><text:span text:style-name="T160">write accesses result in an </text:span><text:span text:style-name="T10">inquiry</text:span><text:span text:style-name="T160">.</text:span></text:p>
      <text:p text:style-name="P150"><text:span text:style-name="T54">Note:</text:span><text:span text:style-name="T76"> <text:s/></text:span><text:span text:style-name="T78">R</text:span><text:span text:style-name="T77">ead</text:span><text:span text:style-name="T14"> accesses </text:span><text:span text:style-name="T16">on rwp variables </text:span><text:span text:style-name="T14">are always allowed.</text:span></text:p>
      <text:p text:style-name="Paragraph">Example:</text:p>
      <text:p text:style-name="P127"><text:span text:style-name="T101">ro </text:span><text:s/>int _COUNT = 5; <text:s text:c="4"/>// <text:span text:style-name="T486">R</text:span>ead-only memory, <text:span text:style-name="T477">behaves like const</text:span><text:line-break/><text:span text:style-name="T101">rw </text:span><text:s/>int _LOOPS = 5; <text:s text:c="4"/>// <text:span text:style-name="T486">R</text:span>ead-write memory, <text:span text:style-name="T485">standard access, default</text:span><text:line-break/><text:span text:style-name="T112">rwp</text:span><text:span text:style-name="T440"> int _ITERS = 0; <text:s text:c="4"/>// Read-write memory, written to only</text:span><text:span text:style-name="T487">1</text:span><text:span text:style-name="T440"> when<text:line-break/> // prefixed with a </text:span><text:span text:style-name="T413">(|rwp|)</text:span><text:span text:style-name="T440"> cask.<text:line-break/><text:line-break/>// </text:span><text:span text:style-name="T488">1</text:span><text:span text:style-name="T440"> Note: <text:s/>All compile-time initializations are honored.</text:span></text:p>
      <text:p text:style-name="Paragraph"/>
      <text:h text:style-name="Heading_20_2" text:outline-level="2"><text:bookmark-start text:name="__RefHeading__2664_343834233"/>Endian<text:span text:style-name="T479">ness</text:span><text:bookmark-end text:name="__RefHeading__2664_343834233"/></text:h>
      <text:p text:style-name="Paragraph"><text:span text:style-name="T3">CAlive</text:span> data is stored in memory as little endian <text:span text:style-name="T478">by default</text:span>. <text:s/>To explicitly set the endian<text:span text:style-name="T478">ness</text:span> using the command-line, the switches <text:span text:style-name="T42">-be</text:span> for big endian <text:span text:style-name="T478">and</text:span> <text:span text:style-name="T42">-le</text:span> for little endian <text:span text:style-name="T478">are provided</text:span>. <text:s/><text:span text:style-name="T478">In addition, e</text:span>very variable can also have its own explicit override which prefixes the variable. <text:s/>Use a prefix of “be” for big endian, or “le” for little endian <text:span text:style-name="T478">will override command line switches</text:span>.</text:p>
      <text:p text:style-name="P18">Example:</text:p>
      <text:p text:style-name="P117"><text:span text:style-name="T101">be</text:span> int ab; <text:s text:c="4"/>// ab is stored <text:span text:style-name="T443">in memory</text:span> as big endian<text:line-break/><text:span text:style-name="T101">le</text:span> int al; <text:s text:c="4"/>// al is stored <text:span text:style-name="T443">in memory </text:span>as little endian<text:line-break/><text:line-break/>// Note: <text:s/>All references are automatically converted <text:span text:style-name="T453">as needed by the CPU</text:span><text:line-break/>// <text:s text:c="7"/><text:span text:style-name="T453">for </text:span>computation<text:span text:style-name="T437">al use, and re-converted as needed for storage.</text:span></text:p>
      <text:h text:style-name="Heading_20_1" text:outline-level="1"><text:bookmark-start text:name="__RefHeading__2666_343834233"/>New Types<text:bookmark-end text:name="__RefHeading__2666_343834233"/></text:h>
      <text:p text:style-name="Paragraph"><text:span text:style-name="T3">CAlive</text:span> introduces several new fundamental types <text:span text:style-name="T438">using a general pattern of signed, unsigned, and floating point designators. <text:s/>These are the single digits “s”, “u”, and “f”. <text:s/>In addition, there are new fundamental structure types which are added to make certain types of low-level software development less library dependent, and more capable out of the box. <text:s/>Note that you can still use any libraries you choose.</text:span></text:p>
      <text:p text:style-name="P133">s8, u8 <text:s text:c="7"/>-- 8-bit signed and unsigned<text:line-break/>s16,u16 <text:s text:c="6"/>-- 16-bit signed and unsigned<text:line-break/>s32,u32 <text:s text:c="6"/>-- 32-bit signed and unsigned<text:line-break/>s64,u64 <text:s text:c="6"/>-- 64-bit signed and unsigned<text:line-break/>f32,f64,f80 <text:s text:c="2"/>-- 32-bit, 64-bit, and 80-bit floating point</text:p>
      <text:p text:style-name="P159"><text:soft-page-break/></text:p>
      <text:h text:style-name="P196" text:outline-level="2"><text:bookmark-start text:name="__RefHeading__2668_343834233"/>Auto-<text:span text:style-name="T480">sizing</text:span><text:bookmark-end text:name="__RefHeading__2668_343834233"/></text:h>
      <text:p text:style-name="P89">The following are <text:span text:style-name="T42">auto-sizing</text:span> variables which are stored in <text:span text:style-name="T509">memory to </text:span>a particular size, but auto-size to 32-bits (prefixed with “e”) or 64-bits (prefixed with “r”) <text:span text:style-name="T509">for use in computations. <text:s/></text:span><text:span text:style-name="T233">All auto-sizing data types will sign saturate upon storage back to their form, and can be used in conjunction with endian overrides:</text:span></text:p>
      <text:p text:style-name="P163"><text:span text:style-name="T114">Note:</text:span><text:span text:style-name="T509"><text:tab/>These prefixes are taken from the x86 prefixes used for 32-bit and 64-bit registers.</text:span></text:p>
      <text:p text:style-name="P119">// <text:span text:style-name="T510">Expand to </text:span><text:span text:style-name="T116">32-bit</text:span><text:span text:style-name="T135"> </text:span><text:span text:style-name="T136">prefixed with “e”</text:span><text:line-break/>es8, eu8 <text:s text:c="5"/>-- 8-bit signed and unsigned<text:line-break/>es16,eu16 <text:s text:c="4"/>-- 16-bit signed and unsigned<text:line-break/>es24,eu24 <text:s text:c="4"/>-- 24-bit signed and unsigned<text:span text:style-name="T442"><text:line-break/><text:line-break/>// Expand to </text:span><text:span text:style-name="T115">64-bit</text:span><text:span text:style-name="T137"> </text:span><text:span text:style-name="T136">prefixed with “r”</text:span><text:span text:style-name="T442"><text:line-break/>rs8, ru8 <text:s text:c="5"/>-- 8-bit signed and unsigned<text:line-break/>rs16,ru16 <text:s text:c="4"/>-- 16-bit signed and unsigned<text:line-break/>rs24,ru24 <text:s text:c="4"/>-- 24-bit signed and unsigned<text:line-break/>rs32,ru32 <text:s text:c="4"/>-- 32-bit signed and unsigned<text:line-break/>rs40,ru40 <text:s text:c="4"/>-- 40-bit signed and unsigned<text:line-break/>rs48,ru48 <text:s text:c="4"/>-- 48-bit signed and unsigned<text:line-break/>rs56,ru56 <text:s text:c="4"/>-- 56-bit signed and unsigned</text:span></text:p>
      <text:h text:style-name="Heading_20_1" text:outline-level="1"><text:bookmark-start text:name="__RefHeading__2670_343834233"/>Built-in <text:span text:style-name="T482">Type Extensions</text:span><text:bookmark-end text:name="__RefHeading__2670_343834233"/></text:h>
      <text:p text:style-name="Paragraph">The following built-in variables are also provided, <text:span text:style-name="T458">along with several functions which populate into them</text:span>:</text:p>
      <text:p text:style-name="P124"><text:span text:style-name="T101">var</text:span> <text:s text:c="10"/>-- <text:span text:style-name="T455">Weakly typed (type determined </text:span>by <text:span text:style-name="T456">use)</text:span><text:line-break/><text:span text:style-name="T117">bi</text:span><text:span text:style-name="T454"> <text:s text:c="11"/>-- Big integer (arbitrary precision)<text:line-break/></text:span><text:span text:style-name="T117">bfp</text:span><text:span text:style-name="T454"> <text:s text:c="10"/>-- Big floating point (arbitrary precision)<text:line-break/></text:span><text:span text:style-name="T101">builder</text:span> <text:s text:c="6"/>-- An accumulato<text:span text:style-name="T457">r allocated as needed in chunks</text:span><text:line-break/><text:span text:style-name="T117">datum</text:span><text:span text:style-name="T454"> <text:s text:c="8"/>-- Allocated data with pointer, length, and populated length<text:line-break/></text:span><text:span text:style-name="T117">date</text:span><text:span text:style-name="T454"> <text:s text:c="9"/>-- A date with year, month, day<text:line-break/></text:span><text:span text:style-name="T117">datetime</text:span><text:span text:style-name="T454"> <text:s text:c="5"/>-- A date plus hour, minute, second, millisecond<text:line-break/></text:span><text:span text:style-name="T117">process</text:span><text:span text:style-name="T454"> <text:s text:c="6"/>-- A process control variable<text:line-break/></text:span><text:span text:style-name="T117">thread</text:span><text:span text:style-name="T454"> <text:s text:c="7"/>-- A thread control variable</text:span></text:p>
      <text:h text:style-name="P186" text:outline-level="1">Compile-time Functions <text:span text:style-name="T520">and Constants</text:span></text:h>
      <text:p text:style-name="P31">CAlive<text:span text:style-name="T152"> offers compile-time functions </text:span><text:span text:style-name="T247">to aid in documentation, conditional compilation, </text:span><text:span text:style-name="T248">and sizing</text:span><text:span text:style-name="T247">.</text:span></text:p>
      <text:p text:style-name="P102"><text:span text:style-name="T152">sizeof</text:span><text:span text:style-name="T284"> allows the size of the variable in bytes.<text:line-break/></text:span><text:span text:style-name="T152">countof</text:span><text:span text:style-name="T284"> allows the count of the type in units.<text:line-break/></text:span><text:soft-page-break/><text:span text:style-name="T152">offsetof</text:span><text:span text:style-name="T284"> allows the offset of the variable with regards to its parent.<text:line-break/></text:span><text:span text:style-name="T152">addressof</text:span><text:span text:style-name="T284"> allows the address of the variable in memory.<text:line-break/></text:span><text:span text:style-name="T252">tr</text:span><text:span text:style-name="T251">ue</text:span><text:span text:style-name="T348">, </text:span><text:span text:style-name="T252">yes</text:span><text:span text:style-name="T350">, </text:span><text:span text:style-name="T252">on</text:span><text:span text:style-name="T350"> all</text:span><text:span text:style-name="T348"> </text:span><text:span text:style-name="T349">assign </text:span><text:span text:style-name="T350">-1 </text:span><text:span text:style-name="T349">to their target </text:span><text:span text:style-name="T351">(all bits set to 1)</text:span><text:span text:style-name="T349">.<text:line-break/></text:span><text:span text:style-name="T251">false</text:span><text:span text:style-name="T348">, </text:span><text:span text:style-name="T253">no</text:span><text:span text:style-name="T351">, </text:span><text:span text:style-name="T253">off</text:span><text:span text:style-name="T351"> all</text:span><text:span text:style-name="T348"> </text:span><text:span text:style-name="T349">assign a 0 to their target </text:span><text:span text:style-name="T351">(all bits set to 0)</text:span><text:span text:style-name="T349">.<text:line-break/></text:span><text:span text:style-name="T254">NULL</text:span><text:span text:style-name="T352"> a constant pointer to 0x0.<text:line-break/></text:span><text:span text:style-name="T254">null</text:span><text:span text:style-name="T352"> a constant value of 0, 0.0f, or 0.0.<text:line-break/></text:span><text:span text:style-name="T255">and</text:span><text:span text:style-name="T353"> a verbose form of the &amp;&amp; operator<text:line-break/></text:span><text:span text:style-name="T255">or</text:span><text:span text:style-name="T353"> a verbose form of the || operator<text:line-break/></text:span><text:span text:style-name="T255">not</text:span><text:span text:style-name="T353"> a verbose form of the ! operator<text:line-break/></text:span><text:span text:style-name="T255">xor</text:span><text:span text:style-name="T353"> a verbose form of the ^ operator<text:line-break/></text:span><text:span text:style-name="T255">shiftl</text:span><text:span text:style-name="T353"> a verbose form of the &lt;&lt; operator<text:line-break/></text:span><text:span text:style-name="T255">shiftr</text:span><text:span text:style-name="T353"> a verbose form of the &gt;&gt; operator</text:span></text:p>
      <text:h text:style-name="P174" text:outline-level="1">Casks</text:h>
      <text:p text:style-name="P33"><text:span text:style-name="T522">C</text:span>Alive<text:span text:style-name="T152"> introduces the </text:span><text:span text:style-name="T101">cask</text:span><text:span text:style-name="T152">. <text:s/></text:span>Casks<text:span text:style-name="T152"> are drop-ins that can be inserted anywhere in code in an otherwise syntactically correct expression.</text:span></text:p>
      <text:p text:style-name="P34"><text:span text:style-name="T264">The basic </text:span><text:span text:style-name="T523">c</text:span>ask<text:span text:style-name="T152"> </text:span><text:span text:style-name="T264">is made up of a matching left-side and right-side form, with the cask name in the middle. <text:s/>They </text:span><text:span text:style-name="T152">come in one of four types:</text:span></text:p>
      <text:p text:style-name="P100"><text:span text:style-name="T420">(|reference|)</text:span><text:span text:style-name="T152"><text:tab/></text:span><text:span text:style-name="T284">used to reference something which already exists<text:line-break/></text:span><text:span text:style-name="T420">[|definition|]</text:span><text:span text:style-name="T152"><text:tab/></text:span><text:span text:style-name="T284">used to define something new<text:line-break/></text:span><text:span text:style-name="T420">&lt;|logic|&gt;</text:span><text:span text:style-name="T152"><text:tab/></text:span><text:span text:style-name="T284">used conditionally based on their logic test<text:line-break/></text:span><text:span text:style-name="T421">~|utility|~</text:span><text:span text:style-name="T265"><text:tab/></text:span><text:span text:style-name="T361">used to inject arbitrary code at any point</text:span></text:p>
      <text:p text:style-name="P108"><text:span text:style-name="T361">G</text:span><text:span text:style-name="T284">raphically the casks appear to be a solid unit in a GUI editor. <text:s/>In text form they take on the form </text:span><text:span text:style-name="T362">shown</text:span><text:span text:style-name="T284">.</text:span></text:p>
      <text:p text:style-name="P107"><text:span text:style-name="T284">Reference casks are used to access something that already exists, and </text:span><text:span text:style-name="T132">adhoc</text:span><text:span text:style-name="T284"> or </text:span><text:span text:style-name="T132">function</text:span><text:span text:style-name="T284">, for example. <text:s/>To access them by name, simply use the </text:span><text:span text:style-name="T132">adhoc</text:span><text:span text:style-name="T284"> or </text:span><text:span text:style-name="T132">function</text:span><text:span text:style-name="T284"> name in the middle of the referen</text:span><text:span text:style-name="T364">c</text:span><text:span text:style-name="T284">e cask syntax. <text:s/></text:span><text:span text:style-name="T364">To pass parameters, insert them on the right side adding a double-bar before the right side ) character. <text:s/>To receive return values, insert them on the left side adding a double-bar before the left side ( character.</text:span></text:p>
      <text:p text:style-name="P106">For example:</text:p>
      <text:p text:style-name="P103"><text:span text:style-name="T420">(|myprint|”Hello, world!”||)</text:span><text:span text:style-name="T284"> passes the “Hellow, world!” parameter to myprint(). <text:s/>Is essentially the same syntax as: <text:s/>myprint(“Hello, world!”);.</text:span></text:p>
      <text:p text:style-name="P97"><text:span text:style-name="T420">(||result|compute|)</text:span><text:span text:style-name="T284"> receives a return parameter from compute(). <text:s/>It is essentially the same syntax as: <text:s/>result = compute();.</text:span></text:p>
      <text:p text:style-name="P98"><text:span text:style-name="T420">(||result|compute|a,b,c||)</text:span><text:span text:style-name="T284"> both sends parameters and receives a return parameter from compute(). <text:s/>It is essentialldy the same as: <text:s/>result = compute(a,b,c);</text:span></text:p>
      <text:p text:style-name="P144"><text:soft-page-break/><text:span text:style-name="T152">function main<text:line-break/>| returns int r<text:line-break/>| params int argc, char* argv[]<text:line-break/>{<text:line-break/> <text:s text:c="3"/></text:span><text:span text:style-name="T272">int x </text:span><text:span text:style-name="T273">= 0</text:span><text:span text:style-name="T272">;<text:line-break/></text:span><text:span text:style-name="T152"><text:line-break/><text:line-break/> <text:s text:c="3"/></text:span><text:span text:style-name="T271">adhoc myprint<text:line-break/> <text:s text:c="3"/>| params s8* </text:span><text:span text:style-name="T272">format, int value</text:span><text:span text:style-name="T271"><text:line-break/> <text:s text:c="3"/>{</text:span><text:span text:style-name="T152"><text:line-break/> <text:s text:c="7"/>printf(</text:span><text:span text:style-name="T271">ptr</text:span><text:span text:style-name="T152">);<text:line-break/> <text:s text:c="3"/></text:span><text:span text:style-name="T271">}<text:line-break/><text:line-break/><text:line-break/> <text:s text:c="3"/>// </text:span><text:span text:style-name="T272">Stand-alone example:</text:span><text:span text:style-name="T271"><text:line-break/> <text:s text:c="3"/></text:span><text:span text:style-name="T415">(|myprint|”%</text:span><text:span text:style-name="T416">d\n”, 5||</text:span><text:span text:style-name="T415">)</text:span><text:span text:style-name="T271"><text:line-break/> <text:s text:c="3"/>// </text:span><text:span text:style-name="T272">Displays: 5</text:span><text:span text:style-name="T271"><text:line-break/><text:line-break/><text:line-break/> <text:s text:c="3"/>// </text:span><text:span text:style-name="T272">Used before and after an assignment:<text:line-break/> <text:s text:c="3"/></text:span><text:span text:style-name="T416">(|myprint|”Before: %d\n”, x||)</text:span><text:span text:style-name="T272"> <text:s/>x = 9 <text:s/></text:span><text:span text:style-name="T416">(|myprint|”After: %d\n”, x||)</text:span><text:span text:style-name="T367">;</text:span><text:span text:style-name="T152"><text:line-break/> <text:s text:c="3"/>// </text:span><text:span text:style-name="T273">Displays: <text:s/>Before: 0<text:line-break/> <text:s text:c="3"/>// <text:s text:c="11"/>After: 9</text:span><text:span text:style-name="T152"><text:line-break/>}</text:span></text:p>
      <text:p text:style-name="Paragraph"/>
      <text:h text:style-name="P197" text:outline-level="2">Drop-ins</text:h>
      <text:p text:style-name="P93"><text:span text:style-name="T362">C</text:span><text:span text:style-name="T284">asks can be dropped into code at any point. <text:s/>Based on their form they will have different </text:span><text:span text:style-name="T363">e</text:span><text:span text:style-name="T284">ffects on the binary that is produced, or they may have no affect at all.</text:span></text:p>
      <text:p text:style-name="P143"><text:span text:style-name="T152">// Standard function using its syntax<text:line-break/>function main<text:line-break/>| returns int r<text:line-break/>| params int argc, char* argv[]<text:line-break/>{<text:line-break/> <text:s text:c="3"/>printf(“%d\n”, argc);<text:line-break/>}<text:line-break/><text:line-break/><text:line-break/>// To apply a cask, insert </text:span><text:span text:style-name="T266">it </text:span><text:span text:style-name="T152">anywhere </text:span><text:span text:style-name="T266">in code. <text:s/></text:span><text:span text:style-name="T270">Note that in the<text:line-break/>// examples below, the extra spacing is added to make it easier to<text:line-break/>// see. <text:s/>However, in real source code the spacing is not required.<text:line-break/><text:line-break/></text:span><text:span text:style-name="T266"><text:line-break/>// </text:span><text:span text:style-name="T267">Example 1:<text:line-break/></text:span><text:span text:style-name="T152">function main<text:line-break/>| returns int r<text:line-break/>| params int argc, char* argv[]<text:line-break/>{<text:line-break/> <text:s text:c="3"/>printf( <text:s/></text:span><text:span text:style-name="T414">(|cask|)</text:span><text:span text:style-name="T268"> <text:s/></text:span><text:span text:style-name="T152">“%d\n”, argc);<text:line-break/>}<text:line-break/>// </text:span><text:span text:style-name="T268">In this case, the (|cask|) is inserted before the </text:span><text:span text:style-name="T39">“%d\n”</text:span><text:span text:style-name="T268"> parameter</text:span><text:span text:style-name="T152"><text:line-break/><text:line-break/><text:line-break/></text:span><text:span text:style-name="T266">// </text:span><text:span text:style-name="T267">Example </text:span><text:span text:style-name="T269">2</text:span><text:span text:style-name="T267">:<text:line-break/></text:span><text:span text:style-name="T152">function main<text:line-break/>| returns int r<text:line-break/>| params int argc, char* argv[]<text:line-break/>{<text:line-break/> <text:s text:c="3"/>printf(“%d\n”, argc) <text:s/></text:span><text:span text:style-name="T414">(|cask|)</text:span><text:span text:style-name="T152">;<text:line-break/></text:span><text:soft-page-break/><text:span text:style-name="T152">}<text:line-break/>// </text:span><text:span text:style-name="T268">In this case, the (|cask|) is inserted after the entire function<text:line-break/></text:span><text:span text:style-name="T152"><text:line-break/><text:line-break/></text:span><text:span text:style-name="T266">// </text:span><text:span text:style-name="T267">Example </text:span><text:span text:style-name="T269">3</text:span><text:span text:style-name="T267">:<text:line-break/></text:span><text:span text:style-name="T152">function main<text:line-break/>| returns int r<text:line-break/>| params int argc, char* argv[]<text:line-break/>{<text:line-break/> <text:s text:c="3"/>printf(“%d\n”, argc <text:s/></text:span><text:span text:style-name="T414">(|cask|)</text:span><text:span text:style-name="T152"> <text:s/>);<text:line-break/>}<text:line-break/>// </text:span><text:span text:style-name="T268">In this case, the (|cask|) is inserted after the </text:span><text:span text:style-name="T38">argc</text:span><text:span text:style-name="T269"> parameter</text:span></text:p>
      <text:p text:style-name="P92"><text:span text:style-name="T268">I</text:span><text:span text:style-name="T152">n each of these examples, the insertion of the cask did not alter the syntax of the expression. <text:s/>The cask is simply viewed as a drop-in inserted at that point in the instruction decoding.</text:span></text:p>
      <text:p text:style-name="P47">Based on where it's added, the results can be different. <text:s/>If, for example, casks are inserted before and after an assignment expression, the value that will be visible </text:p>
      <text:h text:style-name="P183" text:outline-level="1">#Pragmas</text:h>
      <text:p text:style-name="P32"><text:span text:style-name="T141">C</text:span><text:span text:style-name="T132">Alive</text:span><text:span text:style-name="T284"> allows for various #pragmas to aid in compilation.</text:span></text:p>
      <text:p text:style-name="P101"><text:span text:style-name="T152">#align N</text:span><text:span text:style-name="T284"> aligns code or data on the indicated byte size boundary<text:line-break/></text:span><text:span text:style-name="T152">#optimize N [force]</text:span><text:span text:style-name="T284"> provides a hint to the compiler on what optimization level to use from this point forward. <text:s/>If </text:span><text:span text:style-name="T132">force</text:span><text:span text:style-name="T284"> is used, then it overrides any command line switches.<text:line-break/></text:span><text:span text:style-name="T249">#define X[(...)]</text:span><text:span text:style-name="T343"> defines a macro. <text:s/>If the (…) block is included, allows for parameters.<text:line-break/></text:span><text:span text:style-name="T249">#undefine X</text:span><text:span text:style-name="T343"> un-defines a macro.<text:line-break/></text:span><text:span text:style-name="T250">#typedef</text:span><text:span text:style-name="T344"> aliases one type to another name.<text:line-break/></text:span><text:span text:style-name="T256">#hide</text:span><text:span text:style-name="T354"> indicates the following members should not be shown in the debugger<text:line-break/></text:span><text:span text:style-name="T256">#show</text:span><text:span text:style-name="T354"> indicates the following members should be shown in the debugger</text:span><text:span text:style-name="T344"><text:line-break/></text:span><text:span text:style-name="T256">#order N</text:span><text:span text:style-name="T354"> assigns a </text:span><text:span text:style-name="T355">new order to the following members<text:line-break/></text:span><text:span text:style-name="T257">#if X</text:span><text:span text:style-name="T355"> a conditional compilation block test<text:line-break/></text:span><text:span text:style-name="T257">#else</text:span><text:span text:style-name="T355"> an optional conditional compilation block<text:line-break/></text:span><text:span text:style-name="T257">#elseif</text:span><text:span text:style-name="T355"> an optional conditional compilation block test<text:line-break/></text:span><text:span text:style-name="T257">#endif</text:span><text:span text:style-name="T355"> termination for a conditional compilation block<text:line-break/></text:span><text:span text:style-name="T258">#push [X]</text:span><text:span text:style-name="T356"> pushes X (if specified) to the stack, or all #pragma settings<text:line-break/></text:span><text:span text:style-name="T258">#pop</text:span><text:span text:style-name="T356"> pops the most recent #push back off the #pragma stack<text:line-break/></text:span><text:span text:style-name="T258">#text</text:span><text:span text:style-name="T356"> Displays text at compile time<text:line-break/></text:span><text:span text:style-name="T259">#warning [N] [text]</text:span><text:span text:style-name="T357"> </text:span><text:span text:style-name="T358">i</text:span><text:span text:style-name="T357">ssues a warning with optional number and text<text:line-break/></text:span><text:span text:style-name="T259">#erro</text:span><text:span text:style-name="T260">r [N] [text]</text:span><text:span text:style-name="T357"> </text:span><text:span text:style-name="T358">issues an error with optional number and text<text:line-break/></text:span><text:span text:style-name="T261">#stop [text]</text:span><text:span text:style-name="T359"> stops compilation with some optional text<text:line-break/></text:span><text:span text:style-name="T262">#</text:span><text:span text:style-name="T263">meia</text:span><text:span text:style-name="T360"> inserts an explicit </text:span><text:span text:style-name="T144">inquiry</text:span><text:span text:style-name="T360"> at this location in source code</text:span></text:p>
      <text:h text:style-name="P187" text:outline-level="1"><text:bookmark-start text:name="__RefHeading__2672_343834233"/><text:span text:style-name="T491">S</text:span>tructs<text:bookmark-end text:name="__RefHeading__2672_343834233"/></text:h>
      <text:p text:style-name="Paragraph"><text:soft-page-break/><text:span text:style-name="T3">CAlive</text:span> supports structures, and <text:span text:style-name="T444">adds several features to give more direct developer-time control over how the compiler processes structures, and how those members are displayed in a debugger.</text:span></text:p>
      <text:p text:style-name="P50">The general form<text:span text:style-name="T445">s</text:span> <text:span text:style-name="T445">are</text:span>:</text:p>
      <text:p text:style-name="P153"><text:span text:style-name="T53">Note:</text:span><text:span text:style-name="T336"><text:tab/></text:span><text:span text:style-name="T75">It is a CAlive convention to prefix structs with “S”.</text:span></text:p>
      <text:p text:style-name="P121">struct S<text:span text:style-name="T445">NormalStruct</text:span><text:line-break/>{<text:line-break/> <text:s text:c="3"/>// Members go here<text:line-break/>};<text:line-break/><text:line-break/><text:span text:style-name="T445">struct SBitStruct<text:line-break/>{<text:line-break/> <text:s text:c="3"/>// Note: <text:s/>be and le overrides can be used here, or in variables,<text:line-break/> <text:s text:c="3"/>// <text:s text:c="7"/>classes, or structs, which use this struct.<text:line-break/> <text:s text:c="3"/>s32 <text:s text:c="2"/>value1 <text:s text:c="2"/>: 5; <text:s text:c="3"/>// 5-bit variable<text:line-break/> <text:s text:c="18"/>: 0; <text:s text:c="3"/>// Skip forward to next byte<text:line-break/> <text:s text:c="3"/>s32 <text:s text:c="2"/>value2 <text:s text:c="2"/>: 3; <text:s text:c="3"/>// 3-bit variable<text:line-break/> <text:s text:c="18"/>: 5; <text:s text:c="3"/>// Ignore these five bits<text:line-break/>};</text:span></text:p>
      <text:p text:style-name="P90">Because <text:span text:style-name="T3">CAlive</text:span> supports the class, the struct can be thought of as a type of clas with all its members public. <text:s/>In this way, structs can also have member functions, including constructors and destructors.</text:p>
      <text:p text:style-name="P91">The keyword <text:span text:style-name="T42">hide</text:span><text:span text:style-name="T284"> can be used to make a member not show up in standard debugger displays.</text:span></text:p>
      <text:p text:style-name="P142"><text:span text:style-name="T284">struct SExample<text:line-break/>{<text:line-break/> <text:s text:c="3"/>s32 <text:s text:c="9"/>id;<text:line-break/> <text:s text:c="3"/>datum <text:s text:c="7"/>data;<text:line-break/><text:line-break/> <text:s text:c="3"/></text:span><text:span text:style-name="T373">hide</text:span><text:span text:style-name="T284"> void* <text:s text:c="2"/>p; <text:s text:c="4"/>// </text:span><text:span text:style-name="T345">Will not show up by default in the debugger</text:span><text:span text:style-name="T284"><text:line-break/>};</text:span></text:p>
      <text:p text:style-name="P152"><text:span text:style-name="T52">Note:<text:tab/></text:span><text:span text:style-name="T92">CAlive </text:span><text:span text:style-name="T52">does not require</text:span><text:span text:style-name="T92"> that the prefix “struct” </text:span><text:span text:style-name="T93">be used anywhere </text:span><text:span text:style-name="T92">except definition</text:span><text:span text:style-name="T93">s</text:span><text:span text:style-name="T92">. <text:s/></text:span><text:span text:style-name="T93">Once defined, the struct becomes its own type which can be used as needed.</text:span></text:p>
      <text:h text:style-name="P198" text:outline-level="2"><text:bookmark-start text:name="__RefHeading__4307_889146227"/>Renaming Members<text:bookmark-end text:name="__RefHeading__4307_889146227"/></text:h>
      <text:p text:style-name="Paragraph"><text:span text:style-name="T3">CAlive</text:span><text:span text:style-name="T152"> allows </text:span><text:span text:style-name="T234">for </text:span><text:span text:style-name="T235">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139"><text:span text:style-name="T152">struct SOriginal<text:line-break/>{<text:line-break/> <text:s text:c="3"/>void* <text:s/>p;<text:line-break/> <text:s text:c="3"/>void* <text:s/>p2;<text:line-break/></text:span><text:soft-page-break/><text:span text:style-name="T152">};<text:line-break/><text:line-break/>// Instance use renaming:<text:line-break/>SOriginal myStruct </text:span><text:span text:style-name="T373">rename</text:span><text:span text:style-name="T152"> p </text:span><text:span text:style-name="T373">to</text:span><text:span text:style-name="T152"> data;<text:line-break/><text:line-break/>// Right now, myStruct.p <text:s text:c="5"/>-- would result in an error<text:line-break/>// <text:s text:c="11"/>myStruct.data <text:s text:c="2"/>-- would is the member's name<text:line-break/><text:line-break/>// More than one rename:<text:line-break/>SOriginal myStruct </text:span><text:span text:style-name="T373">rename</text:span><text:span text:style-name="T152"> p </text:span><text:span text:style-name="T373">to</text:span><text:span text:style-name="T152"> data</text:span><text:span text:style-name="T373">,</text:span><text:span text:style-name="T152"> </text:span><text:span text:style-name="T373">rename</text:span><text:span text:style-name="T152"> p2 </text:span><text:span text:style-name="T373">to</text:span><text:span text:style-name="T152"> data2;</text:span></text:p>
      <text:h text:style-name="P188" text:outline-level="1"><text:bookmark-start text:name="__RefHeading__2674_343834233"/><text:span text:style-name="T491">C</text:span>lasses<text:bookmark-end text:name="__RefHeading__2674_343834233"/></text:h>
      <text:p text:style-name="Paragraph"><text:span text:style-name="T3">CAlive</text:span> supports simple classes, including <text:span text:style-name="T42">constructors</text:span><text:span text:style-name="T152">, </text:span><text:span text:style-name="T62">destructors</text:span>, <text:span text:style-name="T42">operator overrides</text:span>, <text:span text:style-name="T63">default parameters</text:span><text:span text:style-name="T447">,</text:span> <text:span text:style-name="T42">public</text:span> and <text:span text:style-name="T42">private</text:span> members, <text:span text:style-name="T42">multiple inheritance</text:span>, <text:span text:style-name="T42">virtual methods</text:span>, <text:span text:style-name="T64">function overloading</text:span>, and <text:span text:style-name="T451">a keyword </text:span>designator for <text:span text:style-name="T42">accessor</text:span> <text:span text:style-name="T446">functions</text:span> (<text:span text:style-name="T152">which </text:span><text:span text:style-name="T237">both </text:span><text:span text:style-name="T179">document</text:span><text:span text:style-name="T237">s</text:span><text:span text:style-name="T179"> </text:span><text:span text:style-name="T185">functionality</text:span><text:span text:style-name="T179">, and </text:span><text:span text:style-name="T152">simplif</text:span><text:span text:style-name="T237">ies</text:span><text:span text:style-name="T152"> syntax usage in expressions </text:span><text:span text:style-name="T237">concatenated expressions</text:span><text:span text:style-name="T178">)</text:span><text:span text:style-name="T152">. </text:span></text:p>
      <text:p text:style-name="P50"><text:span text:style-name="T152">Basic class form </text:span><text:span text:style-name="T183">(also supports bulk of C++ syntax)</text:span><text:span text:style-name="T152">:</text:span></text:p>
      <text:p text:style-name="P151"><text:span text:style-name="T53">Note:</text:span><text:span text:style-name="T75"> <text:s/>It is a CAlive convention to prefix </text:span><text:span text:style-name="T79">class definitions </text:span><text:span text:style-name="T75">with “</text:span><text:span text:style-name="T79">C</text:span><text:span text:style-name="T75">”</text:span></text:p>
      <text:p text:style-name="P145"><text:span text:style-name="T373">class C</text:span><text:span text:style-name="T381">N</text:span><text:span text:style-name="T373">ame</text:span><text:span text:style-name="T163"><text:line-break/>|</text:span><text:span text:style-name="T386">extends</text:span><text:span text:style-name="T182"> </text:span><text:span text:style-name="T163">inherit1, inherit2<text:line-break/></text:span><text:span text:style-name="T167">|</text:span><text:span text:style-name="T386">extends</text:span><text:span text:style-name="T182"> </text:span><text:span text:style-name="T167">inherit3</text:span><text:span text:style-name="T163"><text:line-break/>|</text:span><text:span text:style-name="T381">rename</text:span><text:span text:style-name="T163"> memberName </text:span><text:span text:style-name="T381">to</text:span><text:span text:style-name="T163"> newMemberName<text:line-break/></text:span><text:span text:style-name="T164">|</text:span><text:span text:style-name="T385">rename</text:span><text:span text:style-name="T164"> </text:span><text:span text:style-name="T215">inherit2</text:span><text:span text:style-name="T182">.member</text:span><text:span text:style-name="T164">Name </text:span><text:span text:style-name="T385">to</text:span><text:span text:style-name="T164"> newMemberName</text:span><text:span text:style-name="T152"><text:line-break/>{<text:line-break/>public:<text:line-break/><text:line-break/></text:span><text:span text:style-name="T186">||||||||||<text:line-break/></text:span><text:span text:style-name="T236">|||</text:span><text:span text:style-name="T274">|</text:span><text:span text:style-name="T236"> Class functions</text:span><text:span text:style-name="T186"><text:line-break/>|||</text:span><text:span text:style-name="T152"><text:line-break/></text:span><text:span text:style-name="T186">||| </text:span><text:span text:style-name="T152"><text:s/></text:span><text:span text:style-name="T165">function </text:span><text:span text:style-name="T152">C</text:span><text:span text:style-name="T165">N</text:span><text:span text:style-name="T152">ame<text:line-break/></text:span><text:span text:style-name="T186">||| </text:span><text:span text:style-name="T152"><text:s/></text:span><text:span text:style-name="T164">|</text:span><text:span text:style-name="T385">init</text:span><text:span text:style-name="T164"> memberName</text:span><text:span text:style-name="T170">1</text:span><text:span text:style-name="T164"> to value<text:line-break/></text:span><text:span text:style-name="T186">||| </text:span><text:span text:style-name="T164"><text:s/>|</text:span><text:span text:style-name="T385">init</text:span><text:span text:style-name="T164"> memberName</text:span><text:span text:style-name="T170">2</text:span><text:span text:style-name="T164"> to value</text:span><text:span text:style-name="T152"><text:line-break/></text:span><text:span text:style-name="T186">||| </text:span><text:span text:style-name="T152"><text:s/></text:span><text:span text:style-name="T164">{<text:line-break/></text:span><text:span text:style-name="T186">||| </text:span><text:span text:style-name="T164"><text:s text:c="5"/>// </text:span><text:span text:style-name="T166">Init code goes here</text:span><text:span text:style-name="T164"><text:line-break/></text:span><text:span text:style-name="T186">||| </text:span><text:span text:style-name="T164"><text:s/>}<text:line-break/></text:span><text:span text:style-name="T186">|||</text:span><text:span text:style-name="T164"><text:line-break/></text:span><text:span text:style-name="T186">||| </text:span><text:span text:style-name="T171"><text:s/></text:span><text:span text:style-name="T172">function ~CName;<text:line-break/></text:span><text:span text:style-name="T186">|||</text:span><text:span text:style-name="T172"><text:line-break/></text:span><text:span text:style-name="T186">||||||<text:line-break/></text:span><text:span text:style-name="T172"><text:line-break/><text:line-break/></text:span><text:span text:style-name="T152"> </text:span><text:span text:style-name="T162">operator =<text:line-break/> </text:span><text:span text:style-name="T168">|</text:span><text:span text:style-name="T383">returns</text:span><text:span text:style-name="T168"> </text:span><text:span text:style-name="T162">C</text:span><text:span text:style-name="T173">N</text:span><text:span text:style-name="T162">ame&amp; </text:span><text:span text:style-name="T173">r <text:s text:c="7"/>// “r” for return</text:span><text:span text:style-name="T168"><text:line-break/></text:span><text:span text:style-name="T162"> </text:span><text:span text:style-name="T168">|</text:span><text:span text:style-name="T383">params</text:span><text:span text:style-name="T168"> </text:span><text:span text:style-name="T169">const </text:span><text:span text:style-name="T162">CName&amp; </text:span><text:span text:style-name="T173">p <text:s text:c="2"/>// “p” for param</text:span><text:span text:style-name="T162"><text:line-break/></text:span><text:span text:style-name="T168"> </text:span><text:span text:style-name="T169">|</text:span><text:span text:style-name="T384">const</text:span><text:span text:style-name="T168"><text:line-break/> {<text:line-break/> // Code goes here<text:line-break/> }</text:span><text:span text:style-name="T162"><text:line-break/><text:line-break/><text:line-break/></text:span><text:span text:style-name="T187">||||||||||<text:line-break/>|</text:span><text:span text:style-name="T186">|</text:span><text:span text:style-name="T187">|</text:span><text:span text:style-name="T162"><text:line-break/></text:span><text:span text:style-name="T186">|||</text:span><text:span text:style-name="T152"> <text:s/></text:span><text:span text:style-name="T382">accessor</text:span><text:span text:style-name="T152"> s32 GetValue() <text:s text:c="3"/>{ return(m_value); }<text:line-break/></text:span><text:soft-page-break/><text:span text:style-name="T186">|||</text:span><text:span text:style-name="T152"> <text:s/></text:span><text:span text:style-name="T382">accessor</text:span><text:span text:style-name="T152"> SetValue(s32 v) <text:s text:c="2"/>{ m_value = v; }<text:line-break/></text:span><text:span text:style-name="T186">|||</text:span><text:span text:style-name="T152"><text:line-break/></text:span><text:span text:style-name="T186">|||</text:span><text:span text:style-name="T152"> <text:s/>//////////<text:line-break/></text:span><text:span text:style-name="T186">|||</text:span><text:span text:style-name="T152"> <text:s/>// </text:span><text:span text:style-name="T174">Allows syntax usage</text:span><text:span text:style-name="T175">s</text:span><text:span text:style-name="T174">:<text:line-break/></text:span><text:span text:style-name="T186">|||</text:span><text:span text:style-name="T174"> <text:s/>//<text:line-break/></text:span><text:span text:style-name="T186">|||</text:span><text:span text:style-name="T174"> <text:s/>// <text:s text:c="3"/></text:span><text:span text:style-name="T175">s32 <text:s text:c="2"/>x;</text:span><text:span text:style-name="T174"><text:line-break/></text:span><text:span text:style-name="T186">|||</text:span><text:span text:style-name="T174"> <text:s/>// <text:s text:c="3"/>CName cn;<text:line-break/></text:span><text:span text:style-name="T186">|||</text:span><text:span text:style-name="T174"> <text:s/>//<text:line-break/></text:span><text:span text:style-name="T186">|||</text:span><text:span text:style-name="T174"> <text:s/>// <text:s text:c="3"/>x = cn.GetValue; <text:s text:c="3"/>// </text:span><text:span text:style-name="T176">rather than cn.GetValue();<text:line-break/></text:span><text:span text:style-name="T186">|||</text:span><text:span text:style-name="T176"> <text:s/>//<text:line-break/></text:span><text:span text:style-name="T186">|||</text:span><text:span text:style-name="T176"> <text:s/>// If multiple </text:span><text:span text:style-name="T184">accessors</text:span><text:span text:style-name="T176"> existed </text:span><text:span text:style-name="T177">through pointers</text:span><text:span text:style-name="T176">:<text:line-break/></text:span><text:span text:style-name="T186">|||</text:span><text:span text:style-name="T176"> <text:s/>// <text:s text:c="3"/>x = cn.level1.level2.level3.GetValue;<text:line-break/></text:span><text:span text:style-name="T186">|||</text:span><text:span text:style-name="T176"> <text:s/>//<text:line-break/></text:span><text:span text:style-name="T186">|||</text:span><text:span text:style-name="T176"> <text:s/>// Instead of:<text:line-break/></text:span><text:span text:style-name="T186">|||</text:span><text:span text:style-name="T176"> <text:s/>// <text:s text:c="3"/>x = cn.level1</text:span><text:span text:style-name="T177">()</text:span><text:span text:style-name="T176">.level2</text:span><text:span text:style-name="T177">()</text:span><text:span text:style-name="T176">.level3</text:span><text:span text:style-name="T177">()</text:span><text:span text:style-name="T176">.getValue();</text:span><text:span text:style-name="T174"><text:line-break/></text:span><text:span text:style-name="T186">|||</text:span><text:span text:style-name="T152"> <text:s/>//////<text:line-break/></text:span><text:span text:style-name="T186">|||<text:line-break/></text:span><text:span text:style-name="T187">||||||</text:span><text:span text:style-name="T152"><text:line-break/><text:line-break/><text:line-break/></text:span><text:span text:style-name="T162">private:<text:line-break/> s32 iSetValue2(s32 iv) <text:s text:c="2"/>{ m_value = iv * 2; }</text:span><text:span text:style-name="T152"><text:line-break/><text:line-break/>private:<text:line-break/> s32 m_value;<text:line-break/>};</text:span></text:p>
      <text:p text:style-name="Paragraph"/>
      <text:h text:style-name="Heading_20_2" text:outline-level="2"><text:bookmark-start text:name="__RefHeading__4459_889146227"/>Struct Member Support<text:bookmark-end text:name="__RefHeading__4459_889146227"/></text:h>
      <text:p text:style-name="P28">CAlive<text:span text:style-name="T152"> allows everything which exists in </text:span>classes<text:span text:style-name="T152"> to also exist in </text:span>structs<text:span text:style-name="T152">, except that everything in a struct is </text:span><text:span text:style-name="T284">always </text:span><text:span text:style-name="T101">public</text:span><text:span text:style-name="T152">.</text:span></text:p>
      <text:h text:style-name="P189" text:outline-level="1">Volatile, Successive, and Literal</text:h>
      <text:p text:style-name="P30">CAlive<text:span text:style-name="T152"> gives the developer some explicit control over optimizations. <text:s/>These include the traditional </text:span><text:span text:style-name="T101">volatile</text:span><text:span text:style-name="T284"> override, </text:span><text:span text:style-name="T346">which can also be called </text:span><text:span text:style-name="T124">live</text:span><text:span text:style-name="T346"> in </text:span><text:span text:style-name="T142">CAlive</text:span><text:span text:style-name="T284">, </text:span><text:span text:style-name="T347">and </text:span><text:span text:style-name="T125">static</text:span><text:span text:style-name="T347"> and </text:span><text:span text:style-name="T125">extern</text:span><text:span text:style-name="T347">,</text:span><text:span text:style-name="T284"> </text:span><text:span text:style-name="T346">along with </text:span><text:span text:style-name="T284">two new ones: </text:span><text:span text:style-name="T152"><text:s/></text:span><text:span text:style-name="T101">successive</text:span><text:span text:style-name="T284"> and </text:span><text:span text:style-name="T101">literal</text:span><text:span text:style-name="T284"> overrides.</text:span></text:p>
      <text:p text:style-name="P99"><text:span text:style-name="T101">volatile</text:span><text:span text:style-name="T284"> </text:span><text:span text:style-name="T346">or </text:span><text:span text:style-name="T124">live</text:span><text:span text:style-name="T346"> </text:span><text:span text:style-name="T284">override specifies that the data can change at any time, and should be re-read from memory continually during use.</text:span></text:p>
      <text:p text:style-name="P96">static<text:span text:style-name="T284"> forces the variable to become a singleton.</text:span></text:p>
      <text:p text:style-name="P96">extern<text:span text:style-name="T284"> tells the compiler the variable will be defined or initialized in an external module that will be linked in later. <text:s/></text:span><text:span text:style-name="T521">Note:</text:span><text:span text:style-name="T143"> <text:s/>Full definitions with initializers can be declared extern while still be used locally for determining all references.</text:span></text:p>
      <text:p text:style-name="P95"><text:span text:style-name="T42">successive</text:span> override specifies that anything within the { .. } block needs to be in successive order as indicated. <text:s/>This causes all data within to be byte aligned, <text:span text:style-name="T513">with zero padding provided</text:span>.</text:p>
      <text:p text:style-name="P95"><text:soft-page-break/><text:span text:style-name="T42">literal</text:span> override specifies that anything within the { .. } block needs to be taken as it is, and cannot be altered in any form for optimizations.</text:p>
      <text:p text:style-name="Quotations"><text:span text:style-name="T121">Note:</text:span><text:span text:style-name="T515"><text:tab/></text:span>The <text:span text:style-name="T3">CAlive</text:span> compiler allows for <text:span text:style-name="T514">command line switches</text:span> <text:span text:style-name="T42">-volatile</text:span>, <text:span text:style-name="T42">-successive</text:span>, and <text:span text:style-name="T42">-literal</text:span> to be used.</text:p>
      <text:p text:style-name="P141">struct S<text:span text:style-name="T519">E</text:span>xample<text:line-break/>{<text:line-break/> <text:s text:c="3"/><text:span text:style-name="T123">volatile</text:span><text:span text:style-name="T518"> <text:s/></text:span>s32 <text:s text:c="4"/>type;<text:line-break/> <text:s text:c="13"/>datum <text:s text:c="2"/>data;<text:line-break/> <text:s text:c="3"/><text:line-break/><text:span text:style-name="T516"> <text:s text:c="3"/></text:span><text:span text:style-name="T122">literal</text:span><text:span text:style-name="T138"> <text:s text:c="10"/>// </text:span><text:span text:style-name="T139">Prevent </text:span><text:span text:style-name="T140">altering any type to any other type</text:span><text:span text:style-name="T122"><text:line-break/> <text:s text:c="3"/></text:span><text:span text:style-name="T138">{</text:span><text:line-break/> <text:s text:c="7"/><text:span text:style-name="T101">successive</text:span><text:span text:style-name="T132"> <text:s text:c="3"/>// </text:span><text:span text:style-name="T139">Prevent padding</text:span><text:span text:style-name="T101"><text:line-break/> <text:s text:c="7"/></text:span>{<text:line-break/> <text:s text:c="11"/>u16 <text:s text:c="3"/>fileId;<text:line-break/> <text:s text:c="11"/>u8 <text:s text:c="4"/>blockCount;<text:line-break/> <text:s text:c="7"/>}<text:line-break/> <text:s text:c="3"/><text:span text:style-name="T517">}</text:span><text:line-break/>};</text:p>
      <text:h text:style-name="P187" text:outline-level="1"><text:bookmark-start text:name="__RefHeading__2676_343834233"/>Auto-Resolve<text:bookmark-end text:name="__RefHeading__2676_343834233"/></text:h>
      <text:p text:style-name="Paragraph"><text:span text:style-name="T3">CAlive</text:span> introduces a feature to aid in structure and class member <text:span text:style-name="T449">access, </text:span>called <text:span text:style-name="T3">auto-resolve</text:span>. <text:s/><text:span text:style-name="T448">Its syntax is two dots either </text:span><text:span text:style-name="T33">within,</text:span><text:span text:style-name="T448"> or </text:span><text:span text:style-name="T33">trailing,</text:span><text:span text:style-name="T448"> a parent object.</text:span></text:p>
      <text:p text:style-name="P70">When used <text:span text:style-name="T101">within</text:span>, the compiler will traverse child members to find the matching name <text:span text:style-name="T490">at the outer-most edge of all children</text:span>.</text:p>
      <text:p text:style-name="P70">When used <text:span text:style-name="T101">trailing</text:span>, it will attempt to auto-resolve the type based on usage. <text:s/>If it finds a single matching member of that type, it will use it. <text:s/>If multiple types are found, <text:span text:style-name="T490">then it must </text:span>report an ambiguity error and request <text:span text:style-name="T490">that an </text:span>explicit member name be used.</text:p>
      <text:p text:style-name="Paragraph">Example:</text:p>
      <text:p text:style-name="P128">struct SAbc<text:line-break/>{<text:line-break/> <text:s text:c="3"/>int <text:s text:c="2"/>i <text:span text:style-name="T489">= 5</text:span>;<text:line-break/> <text:s text:c="3"/>float f <text:span text:style-name="T489">= 5.0f</text:span>;<text:line-break/>};<text:line-break/><text:line-break/><text:span text:style-name="T450">SAbc abc; <text:s text:c="7"/>// Auto-initializes to i=5, f=5.0f;<text:line-break/><text:line-break/></text:span><text:span text:style-name="T113">abc..</text:span><text:span text:style-name="T450"> = 2; <text:s text:c="6"/>// Will populate into i<text:line-break/></text:span><text:span text:style-name="T113">abc..</text:span><text:span text:style-name="T450"> = 1.0f; <text:s text:c="3"/>// Will populate into f<text:line-break/><text:line-break/>printf(“%d, %f\n”, abc.., abc..);<text:line-break/><text:line-break/>// Same as: <text:s/>printf(“%d, %f\n”, abc.i, abc.f);</text:span></text:p>
      <text:p text:style-name="P23">Note:<text:span text:style-name="T132"> <text:s/>This feature was primarily added to work with single instance member structs or classes which would be unique by type, and to reference the parent in context rather than the child. <text:s/>For example: <text:s/></text:span><text:soft-page-break/><text:span text:style-name="T132">struct SHeart; struct SBrain; struct SNeck; and finally struct SBody { SHeart h; SBrain b; SNeck n }; <text:s/>In this case, the body is comprised of things which relate to it. <text:s/>So, rather than referencing scan_brain(&amp;body.brain); it could use the simpler form scan_brain(&amp;body); and it would auto-resolve to &amp;body.brain. <text:s/>A developer looking over this code would already see “brain” in “scan_brain()” and wouldn't need to see it again to have full meaning.<text:line-break/><text:line-break/></text:span>Note:<text:span text:style-name="T132"> <text:s/>It is generally advised to always use the trailing dots, but it is not required. <text:s/>Under this guideline, the line above would be scan_brain(&amp;body..); <text:s/>By giving that visual cue, it would indicate to developers that there is a member being passed, rather than the parent.</text:span></text:p>
      <text:h text:style-name="Heading_20_1" text:outline-level="1"><text:bookmark-start text:name="__RefHeading__2678_343834233"/>Process Control<text:bookmark-end text:name="__RefHeading__2678_343834233"/></text:h>
      <text:p text:style-name="Paragraph"><text:span text:style-name="T69">CAlive</text:span><text:span text:style-name="T284"> introduces direct process control </text:span><text:span text:style-name="T291">through a new type called </text:span><text:span text:style-name="T51">process</text:span><text:span text:style-name="T291">. <text:s/>Two new keywords provide direct </text:span><text:span text:style-name="T284">support: <text:s/></text:span><text:span text:style-name="T51">engage</text:span><text:span text:style-name="T291">, and </text:span><text:span text:style-name="T51">unengage</text:span><text:span text:style-name="T291">, </text:span><text:span text:style-name="T292">along with m</text:span><text:span text:style-name="T291">essage parsing:</text:span></text:p>
      <text:p text:style-name="P120"><text:span text:style-name="T373">process</text:span><text:span text:style-name="T284"> externalApp; <text:s text:c="2"/>// Initialized to null process<text:line-break/><text:line-break/>engage <text:s text:c="4"/>externalApp<text:line-break/> <text:s text:c="3"/>as <text:s text:c="4"/>“myOtherApp.bin”<text:line-break/> <text:s text:c="3"/>handler </text:span><text:span text:style-name="T293">msg</text:span><text:span text:style-name="T284">Handler;<text:line-break/><text:line-break/>unengage externalApp <text:line-break/> <text:s text:c="3"/></text:span><text:span text:style-name="T292">with nExitCode</text:span><text:span text:style-name="T284">;<text:line-break/><text:line-break/></text:span><text:span text:style-name="T292">if (externalApp)</text:span><text:span text:style-name="T284"><text:line-break/> <text:s text:c="3"/>send externalApp n</text:span><text:span text:style-name="T292">1</text:span><text:span text:style-name="T284">, </text:span><text:span text:style-name="T292">n2,</text:span><text:span text:style-name="T284"> data;<text:line-break/><text:line-break/>// </text:span><text:span text:style-name="T292">Handler prototype </text:span><text:span text:style-name="T304">for incoming messages</text:span><text:span text:style-name="T284"><text:line-break/>void </text:span><text:span text:style-name="T373">m</text:span><text:span text:style-name="T387">sg</text:span><text:span text:style-name="T373">Handler</text:span><text:span text:style-name="T284">(process* p, s32 n</text:span><text:span text:style-name="T292">1</text:span><text:span text:style-name="T284">, </text:span><text:span text:style-name="T292">s32 n2,</text:span><text:span text:style-name="T284"> void* data);</text:span></text:p>
      <text:h text:style-name="P190" text:outline-level="1"><text:bookmark-start text:name="__RefHeading__2680_343834233"/><text:span text:style-name="T483">T</text:span>hread control<text:bookmark-end text:name="__RefHeading__2680_343834233"/></text:h>
      <text:p text:style-name="Paragraph"><text:span text:style-name="T3">CAlive</text:span> introduces direct thread control through a new type called <text:span text:style-name="T42">thread</text:span><text:span text:style-name="T284">. <text:s/>Threads are launched using the </text:span><text:span text:style-name="T42">in</text:span><text:span text:style-name="T284"> keyword, with multiple simultaneous thread launches using the </text:span><text:span text:style-name="T42">andin</text:span><text:span text:style-name="T284"> keyword.</text:span></text:p>
      <text:p text:style-name="Paragraph">Example:</text:p>
      <text:p text:style-name="P129"><text:span text:style-name="T284">thread t1, t2;<text:line-break/><text:line-break/></text:span><text:span text:style-name="T373">in t1</text:span><text:span text:style-name="T284"> {<text:line-break/> <text:s text:c="3"/>// Code to execute in thread 1 goes here<text:line-break/> <text:s text:c="3"/>// This can be a dispatch to a function, or it can be<text:line-break/> <text:s text:c="3"/>// arbitrary code<text:line-break/><text:line-break/> <text:s text:c="3"/></text:span><text:span text:style-name="T296">// To leave a thread </text:span><text:span text:style-name="T298">manually</text:span><text:span text:style-name="T296">, issue the out command.</text:span><text:span text:style-name="T284"><text:line-break/> <text:s text:c="3"/></text:span><text:span text:style-name="T297">if (!data_is_ready)</text:span><text:span text:style-name="T284"><text:line-break/> <text:s text:c="7"/></text:span><text:span text:style-name="T390">out </text:span><text:span text:style-name="T391">with</text:span><text:span text:style-name="T297"> nExitCode</text:span><text:span text:style-name="T296">;</text:span><text:span text:style-name="T284"><text:line-break/><text:line-break/> <text:s text:c="3"/>// </text:span><text:span text:style-name="T298">When control reaches the closing }, it will </text:span><text:span text:style-name="T320">issue</text:span><text:span text:style-name="T298"><text:line-break/></text:span><text:soft-page-break/><text:span text:style-name="T298"> <text:s text:c="3"/>// </text:span><text:span text:style-name="T320">an </text:span><text:span text:style-name="T87">out</text:span><text:span text:style-name="T320"> </text:span><text:span text:style-name="T298">automatically, with an exit code of 0.<text:line-break/> <text:s text:c="3"/>// </text:span><text:span text:style-name="T320">Or, you can explicitly exit with or without an<text:line-break/> <text:s text:c="3"/>// exit code. <text:s/>If one is not specified, it uses 0.<text:line-break/> <text:s text:c="3"/></text:span><text:span text:style-name="T392">out</text:span><text:span text:style-name="T320">;</text:span><text:span text:style-name="T298"><text:line-break/></text:span><text:span text:style-name="T284"><text:line-break/>} </text:span><text:span text:style-name="T373">andin t2</text:span><text:span text:style-name="T284"> {<text:line-break/> <text:s text:c="3"/>// Code to execute in thread 2 goes here<text:line-break/>}<text:line-break/><text:line-break/>// Re-join when threads t1 and t2 complete,<text:line-break/>// </text:span><text:span text:style-name="T300">Auto-timeout in 2000 milliseconds</text:span><text:span text:style-name="T284"><text:line-break/></text:span><text:span text:style-name="T387">join</text:span><text:span text:style-name="T293"> t1, t2 </text:span><text:span text:style-name="T387">timeout</text:span><text:span text:style-name="T293"> 2000 </text:span><text:span text:style-name="T387">handler</text:span><text:span text:style-name="T293"> timeoutHandler(...);<text:line-break/><text:line-break/>// </text:span><text:span text:style-name="T295">Control </text:span><text:span text:style-name="T299">threads </text:span><text:span text:style-name="T295">manually<text:line-break/></text:span><text:span text:style-name="T388">pause</text:span><text:span text:style-name="T295"> t1; <text:s text:c="21"/>// </text:span><text:span text:style-name="T301">Unconditional pause</text:span><text:span text:style-name="T295"><text:line-break/></text:span><text:span text:style-name="T388">resume</text:span><text:span text:style-name="T295"> t1; <text:s text:c="20"/>// </text:span><text:span text:style-name="T303">Unconditional resume</text:span><text:span text:style-name="T295"><text:line-break/></text:span><text:span text:style-name="T388">pause</text:span><text:span text:style-name="T295"> t1 </text:span><text:span text:style-name="T389">until</text:span><text:span text:style-name="T301"> sSemaphore</text:span><text:span text:style-name="T295">; <text:s text:c="4"/>// </text:span><text:span text:style-name="T301">Pause </text:span><text:span text:style-name="T302">to </text:span><text:span text:style-name="T301">sSemaphore change</text:span><text:span text:style-name="T295"><text:line-break/></text:span><text:span text:style-name="T388">unengage</text:span><text:span text:style-name="T295"> t1 </text:span><text:span text:style-name="T390">with</text:span><text:span text:style-name="T296"> nExitCode</text:span><text:span text:style-name="T295">;</text:span><text:span text:style-name="T293"><text:line-break/><text:line-break/>// Handler prototype<text:line-break/>void </text:span><text:span text:style-name="T387">timeoutHandler</text:span><text:span text:style-name="T294">(thread* t, s32 milliseconds, ...);</text:span></text:p>
      <text:h text:style-name="P191" text:outline-level="1"><text:bookmark-start text:name="__RefHeading__4309_889146227"/>Ports and Purposes<text:bookmark-end text:name="__RefHeading__4309_889146227"/></text:h>
      <text:p text:style-name="P71"><text:span text:style-name="T3">CAlive</text:span> introduces the concept of <text:span text:style-name="T3">ports</text:span> and <text:span text:style-name="T3">purposes</text:span>.</text:p>
      <text:p text:style-name="P71"><text:span text:style-name="T3">Ports</text:span> <text:span text:style-name="T492">introduce the ability </text:span>to <text:span text:style-name="T492">directly </text:span>enter a function or adhoc at a point other than <text:span text:style-name="T492">its top source code line</text:span>. <text:s/><text:span text:style-name="T34">Ports</text:span><text:span text:style-name="T216"> </text:span>was originally created to be an optimization feature only, however it was <text:span text:style-name="T492">later </text:span>decided to expose the ability natively in source code <text:span text:style-name="T492">because it it is reasonable to expect that the information it keys upon will be known to the developer, and by using it some additional documentation abilities are afforded</text:span>.</text:p>
      <text:p text:style-name="P130"><text:span text:style-name="T493">#define </text:span><text:span text:style-name="T494">_ADD</text:span><text:span text:style-name="T493"> <text:s text:c="2"/>1<text:line-break/>#define </text:span><text:span text:style-name="T494">_EDIT</text:span><text:span text:style-name="T493"> <text:s/>2<text:line-break/><text:line-break/><text:line-break/>function </text:span><text:span text:style-name="T505">process</text:span><text:span text:style-name="T493"><text:line-break/>|</text:span><text:span text:style-name="T494">port p</text:span><text:span text:style-name="T499"> <text:s text:c="14"/>// </text:span><text:span text:style-name="T500">Ports are int values, </text:span><text:span text:style-name="T502">and become param 1</text:span><text:span text:style-name="T493"><text:line-break/>|returns s32 r<text:line-break/>|params s32 a, s32 b<text:line-break/>{<text:line-break/> <text:s text:c="3"/>// Ports operate like switch statements, and must appear<text:line-break/> <text:s text:c="3"/>// at the top of a function. <text:s/>In other cases, their use<text:line-break/> <text:s text:c="3"/>// will be visible as an s32.<text:line-break/> <text:s text:c="3"/></text:span><text:span text:style-name="T494">port</text:span><text:span text:style-name="T493"><text:line-break/> <text:s text:c="3"/></text:span><text:span text:style-name="T494">{</text:span><text:span text:style-name="T493"><text:line-break/> <text:s text:c="7"/></text:span><text:span text:style-name="T494">port ADD:</text:span><text:span text:style-name="T493"><text:line-break/> <text:s text:c="11"/>// </text:span><text:span text:style-name="T497">Code for add operation goes here</text:span><text:span text:style-name="T493"><text:line-break/> <text:s text:c="11"/>break;<text:line-break/><text:line-break/> <text:s text:c="7"/></text:span><text:span text:style-name="T494">port EDIT:</text:span><text:span text:style-name="T493"><text:line-break/> <text:s text:c="11"/>// </text:span><text:span text:style-name="T497">Code for edit operation goes here</text:span><text:span text:style-name="T493"><text:line-break/> <text:s text:c="11"/>break;<text:line-break/> <text:s text:c="3"/></text:span><text:span text:style-name="T494">}</text:span><text:span text:style-name="T493"><text:line-break/><text:line-break/> <text:s text:c="3"/>// Common / shared body code goes here<text:line-break/> <text:s text:c="3"/></text:span><text:span text:style-name="T498">if (</text:span><text:span text:style-name="T495">p == _ADD</text:span><text:span text:style-name="T498">)<text:line-break/> <text:s text:c="3"/>{<text:line-break/></text:span><text:soft-page-break/><text:span text:style-name="T498"> <text:s text:c="7"/>// </text:span><text:span text:style-name="T504">Flow enters if the port was </text:span><text:span text:style-name="T501">_ADD</text:span><text:span text:style-name="T504"><text:line-break/></text:span><text:span text:style-name="T498"><text:line-break/> <text:s text:c="3"/></text:span><text:span text:style-name="T504">} else if (</text:span><text:span text:style-name="T496">p == _EDIT</text:span><text:span text:style-name="T504">) {<text:line-break/> <text:s text:c="7"/>// Flow enters if the port was </text:span><text:span text:style-name="T501">_EDIT</text:span><text:span text:style-name="T504"><text:line-break/> <text:s text:c="3"/>}</text:span><text:span text:style-name="T493"><text:line-break/>}<text:line-break/><text:line-break/><text:line-break/>function main<text:line-break/>{<text:line-break/> <text:s text:c="3"/>s32 x;<text:line-break/><text:line-break/> <text:s text:c="3"/>x = </text:span><text:span text:style-name="T505">process</text:span><text:span text:style-name="T493">(</text:span><text:span text:style-name="T494">_ADD</text:span><text:span text:style-name="T493">, <text:s text:c="2"/>1, 2);<text:line-break/> <text:s text:c="3"/>x = </text:span><text:span text:style-name="T505">process</text:span><text:span text:style-name="T493">(</text:span><text:span text:style-name="T494">_AEDIT</text:span><text:span text:style-name="T493">, 3, 4);<text:line-break/></text:span>}</text:p>
      <text:p text:style-name="P72"><text:span text:style-name="T3">Purposes</text:span><text:span text:style-name="T152"> were added </text:span><text:span text:style-name="T216">explicitly </text:span><text:span text:style-name="T152">to assist in documentation and encapsulation </text:span><text:span text:style-name="T217">of the same</text:span><text:span text:style-name="T152">. <text:s/></text:span><text:span text:style-name="T217">It allows a single function to be created, and to expose purposes externally which are related, but offer different abilities based on context.<text:line-break/><text:line-break/>The original intent was for self-documenting code </text:span><text:span text:style-name="T221">where the function is defined, and then within its own definition you could add help information. <text:s/>Here we see an example showing a retrieval of text help, and GUI help in SObject structures</text:span><text:span text:style-name="T217">:</text:span></text:p>
      <text:p text:style-name="P131"><text:span text:style-name="T217">f</text:span><text:span text:style-name="T152">unction </text:span><text:span text:style-name="T218">process<text:line-break/>|returns s32 r<text:line-break/>|</text:span><text:span text:style-name="T219">params s32 a</text:span><text:span text:style-name="T218"><text:line-break/>{<text:line-break/><text:line-break/><text:line-break/> <text:s text:c="3"/></text:span><text:span text:style-name="T393">purpose help_</text:span><text:span text:style-name="T394">text</text:span><text:span text:style-name="T218"><text:line-break/> <text:s text:c="3"/></text:span><text:span text:style-name="T219">|params </text:span><text:span text:style-name="T220">SDatum* helpText</text:span><text:span text:style-name="T218"><text:line-break/> <text:s text:c="3"/>{<text:line-break/> <text:s text:c="7"/>// </text:span><text:span text:style-name="T220">The function process.help_</text:span><text:span text:style-name="T221">text</text:span><text:span text:style-name="T220">() requires two parameters:<text:line-break/> <text:s text:c="7"/>// <text:s text:c="4"/>a <text:s text:c="8"/>-- defined in process<text:line-break/> <text:s text:c="7"/>// <text:s text:c="4"/>helpText <text:s/>-- defined here</text:span><text:span text:style-name="T218"><text:line-break/> <text:s text:c="3"/>}<text:line-break/><text:line-break/><text:line-break/> <text:s text:c="3"/></text:span><text:span text:style-name="T395">purpose help_</text:span><text:span text:style-name="T394">gui</text:span><text:span text:style-name="T221"><text:line-break/> <text:s text:c="3"/>|</text:span><text:span text:style-name="T394">only</text:span><text:span text:style-name="T221"> params Sobject** guiObjects, s32** tnCount<text:line-break/> <text:s text:c="3"/>{<text:line-break/> <text:s text:c="7"/>// The function process.help_gui() requires two parameters:<text:line-break/></text:span><text:span text:style-name="T220"> <text:s text:c="7"/>// <text:s text:c="4"/></text:span><text:span text:style-name="T221">guiObjects </text:span><text:span text:style-name="T220"><text:s/>-- defined here</text:span><text:span text:style-name="T218"><text:line-break/></text:span><text:span text:style-name="T220"> <text:s text:c="7"/>// <text:s text:c="4"/></text:span><text:span text:style-name="T221">tnCount </text:span><text:span text:style-name="T220"><text:s text:c="4"/>-- defined here<text:line-break/> <text:s text:c="7"/>//<text:line-break/> <text:s text:c="7"/>// </text:span><text:span text:style-name="T221">Note: <text:s/>This purpose still shares the returns value because<text:line-break/> <text:s text:c="7"/>// <text:s text:c="7"/>because it wasn't overridden with an “only” keyword.</text:span><text:span text:style-name="T218"><text:line-break/></text:span><text:span text:style-name="T221"> <text:s text:c="3"/>}</text:span><text:span text:style-name="T218"><text:line-break/><text:line-break/><text:line-break/> <text:s text:c="3"/></text:span><text:span text:style-name="T219">// </text:span><text:span text:style-name="T396">Native code</text:span><text:span text:style-name="T219"> </text:span><text:span text:style-name="T221">for process() </text:span><text:span text:style-name="T337">goes here</text:span><text:span text:style-name="T219"><text:line-break/></text:span><text:span text:style-name="T218">}</text:span></text:p>
      <text:p text:style-name="P73"><text:span text:style-name="T218">I</text:span><text:span text:style-name="T152">n this example, calls to </text:span><text:span text:style-name="T3">process.help_text(),</text:span><text:span text:style-name="T152"> and </text:span><text:span text:style-name="T3">process.help_gui()</text:span><text:span text:style-name="T152"> would call the </text:span><text:span text:style-name="T3">purpose</text:span><text:span text:style-name="T152"> code, rather than the native </text:span><text:span text:style-name="T3">process()</text:span><text:span text:style-name="T152"> code for the function.</text:span></text:p>
      <text:p text:style-name="P74"><text:span text:style-name="T222">The</text:span><text:span text:style-name="T152"> </text:span><text:span text:style-name="T35">p</text:span><text:span text:style-name="T3">urpose</text:span><text:span text:style-name="T152"> definitions can be used for </text:span><text:span text:style-name="T369">any program need</text:span><text:span text:style-name="T152">, and essentially introduce a </text:span><text:span text:style-name="T369">layer of encapsulation to source code</text:span><text:span text:style-name="T152">, bringing within a single function related functions.</text:span></text:p>
      <text:p text:style-name="P74"><text:soft-page-break/><text:span text:style-name="T152">Any </text:span><text:span text:style-name="T3">params</text:span><text:span text:style-name="T152"> and </text:span><text:span text:style-name="T3">returns</text:span><text:span text:style-name="T152"> specified on each purpose are </text:span><text:span text:style-name="T373">added to</text:span><text:span text:style-name="T152"> those </text:span><text:span text:style-name="T222">which already exist </text:span><text:span text:style-name="T152">in the main function's definition, extend</text:span><text:span text:style-name="T222">ing</text:span><text:span text:style-name="T152"> their utility as an augment for different input types </text:span><text:span text:style-name="T222">with different trailing parameters unique to their type</text:span><text:span text:style-name="T152">. <text:s/></text:span><text:span text:style-name="T222">This might be more desirable than passing data as </text:span><text:span text:style-name="T35">void*</text:span><text:span text:style-name="T222"> and then later casting it to other types, for example.</text:span></text:p>
      <text:p text:style-name="P75"><text:span text:style-name="T152">An explicit override called </text:span><text:span text:style-name="T42">only</text:span><text:span text:style-name="T152"> </text:span><text:span text:style-name="T222">can be used on </text:span><text:span text:style-name="T35">params</text:span><text:span text:style-name="T222"> and </text:span><text:span text:style-name="T35">returns</text:span><text:span text:style-name="T222"> and </text:span><text:span text:style-name="T152">allows only </text:span><text:span text:style-name="T222">those specified within the </text:span><text:span text:style-name="T35">purpose</text:span><text:span text:style-name="T222"> to be required for calls made to the </text:span><text:span text:style-name="T35">purpose</text:span><text:span text:style-name="T222">.</text:span></text:p>
      <text:h text:style-name="P192" text:outline-level="1">Adhocs</text:h>
      <text:p text:style-name="P29">CAlive<text:span text:style-name="T152"> introduces </text:span><text:span text:style-name="T101">adhoc</text:span><text:span text:style-name="T119">s</text:span><text:span text:style-name="T152">. <text:s/></text:span>Adhoc<text:span text:style-name="T511">s</text:span> <text:span text:style-name="T511">operate the same as </text:span><text:span text:style-name="T152">functions, </text:span><text:span text:style-name="T242">and </text:span><text:span text:style-name="T152">can be dec</text:span><text:span text:style-name="T242">l</text:span><text:span text:style-name="T152">ared at any point </text:span><text:span text:style-name="T242">in source code. <text:s/>They can be </text:span><text:span text:style-name="T152">referenced by anything they're declared within. <text:s/>They do not affect normal flow control when they appear in the middle of other code, but are created to help document and simplify source code.</text:span></text:p>
      <text:p text:style-name="P163"><text:span text:style-name="T120">Note:</text:span><text:span text:style-name="T512"><text:tab/>Think of them as encapsulated functions, or local functions, designed to provide documentation and use within a specific scope or context.</text:span></text:p>
      <text:p text:style-name="P146"><text:span text:style-name="T152">function sample<text:line-break/>| returns int r<text:line-break/>| params int a, int b<text:line-break/>{<text:line-break/> <text:s text:c="3"/></text:span><text:span text:style-name="T246">|</text:span><text:span text:style-name="T186">|</text:span><text:span text:style-name="T246">|||||||||</text:span><text:span text:style-name="T152"><text:line-break/> <text:s text:c="3"/></text:span><text:span text:style-name="T246">|</text:span><text:span text:style-name="T186">|</text:span><text:span text:style-name="T246">|| </text:span><text:span text:style-name="T243">Initialize</text:span><text:span text:style-name="T152"><text:line-break/></text:span><text:span text:style-name="T240"> <text:s text:c="3"/></text:span><text:span text:style-name="T246">|</text:span><text:span text:style-name="T186">|</text:span><text:span text:style-name="T246">|</text:span><text:span text:style-name="T240"><text:line-break/></text:span><text:span text:style-name="T152"> <text:s text:c="3"/></text:span><text:span text:style-name="T246">|</text:span><text:span text:style-name="T186">|</text:span><text:span text:style-name="T246">| <text:s text:c="2"/></text:span><text:span text:style-name="T240">r = 0;<text:line-break/> <text:s text:c="3"/></text:span><text:span text:style-name="T246">|</text:span><text:span text:style-name="T186">|</text:span><text:span text:style-name="T246">|</text:span><text:span text:style-name="T240"><text:line-break/> <text:s text:c="3"/></text:span><text:span text:style-name="T246">|</text:span><text:span text:style-name="T186">|</text:span><text:span text:style-name="T246">||||</text:span><text:span text:style-name="T152"><text:line-break/><text:line-break/><text:line-break/> <text:s text:c="3"/></text:span><text:span text:style-name="T244">|</text:span><text:span text:style-name="T186">|</text:span><text:span text:style-name="T244">|||||||||</text:span><text:span text:style-name="T152"><text:line-break/></text:span><text:span text:style-name="T284"> <text:s text:c="3"/></text:span><text:span text:style-name="T342">|</text:span><text:span text:style-name="T365">|</text:span><text:span text:style-name="T342">|| </text:span><text:span text:style-name="T340">Quick sum to determine range<text:line-break/> <text:s text:c="3"/></text:span><text:span text:style-name="T342">|</text:span><text:span text:style-name="T365">|</text:span><text:span text:style-name="T342">|</text:span><text:span text:style-name="T284"><text:line-break/> <text:s text:c="2"/></text:span><text:span text:style-name="T340"><text:s/></text:span><text:span text:style-name="T342">|</text:span><text:span text:style-name="T365">|</text:span><text:span text:style-name="T342">| <text:s/></text:span><text:span text:style-name="T284"><text:s/></text:span><text:span text:style-name="T340"><text:s/></text:span><text:span text:style-name="T373">adhoc quicksum</text:span><text:span text:style-name="T284"><text:line-break/> <text:s text:c="2"/></text:span><text:span text:style-name="T340"><text:s/></text:span><text:span text:style-name="T342">|</text:span><text:span text:style-name="T365">|</text:span><text:span text:style-name="T342">| <text:s/></text:span><text:span text:style-name="T284"><text:s/></text:span><text:span text:style-name="T340"><text:s/></text:span><text:span text:style-name="T284">| returns total<text:line-break/> <text:s text:c="2"/></text:span><text:span text:style-name="T340"><text:s/></text:span><text:span text:style-name="T342">|</text:span><text:span text:style-name="T365">|</text:span><text:span text:style-name="T342">| <text:s/></text:span><text:span text:style-name="T284"><text:s/></text:span><text:span text:style-name="T340"><text:s/></text:span><text:span text:style-name="T284">| params int value1, value2<text:line-break/> <text:s text:c="2"/></text:span><text:span text:style-name="T340"><text:s/></text:span><text:span text:style-name="T342">|</text:span><text:span text:style-name="T365">|</text:span><text:span text:style-name="T342">| <text:s/></text:span><text:span text:style-name="T284"><text:s/></text:span><text:span text:style-name="T340"><text:s/></text:span><text:span text:style-name="T284">{<text:line-break/> <text:s text:c="2"/></text:span><text:span text:style-name="T340"><text:s/></text:span><text:span text:style-name="T342">|</text:span><text:span text:style-name="T365">|</text:span><text:span text:style-name="T342">| <text:s/></text:span><text:span text:style-name="T284"><text:s/></text:span><text:span text:style-name="T340"><text:s/></text:span><text:span text:style-name="T284"><text:s text:c="4"/>total = value1 + value;<text:line-break/> <text:s text:c="2"/></text:span><text:span text:style-name="T340"><text:s/></text:span><text:span text:style-name="T342">|</text:span><text:span text:style-name="T365">|</text:span><text:span text:style-name="T342">| <text:s/></text:span><text:span text:style-name="T284"><text:s/></text:span><text:span text:style-name="T340"><text:s/></text:span><text:span text:style-name="T284">}<text:line-break/> <text:s text:c="3"/></text:span><text:span text:style-name="T342">|</text:span><text:span text:style-name="T365">|</text:span><text:span text:style-name="T342">|</text:span><text:span text:style-name="T284"><text:line-break/> <text:s text:c="3"/></text:span><text:span text:style-name="T342">|</text:span><text:span text:style-name="T365">|</text:span><text:span text:style-name="T342">||||</text:span><text:span text:style-name="T284"><text:line-break/><text:line-break/><text:line-break/> <text:s text:c="3"/>// </text:span><text:span text:style-name="T341">Based on the total, process differently<text:line-break/></text:span><text:span text:style-name="T152"> <text:s text:c="3"/>if (</text:span><text:span text:style-name="T373">quicksum</text:span><text:span text:style-name="T152">(a, b) &gt; 50)<text:line-break/> <text:s text:c="3"/>{<text:line-break/> <text:s text:c="7"/>// </text:span><text:span text:style-name="T241">Some </text:span><text:span text:style-name="T152">larger values </text:span><text:span text:style-name="T241">have sales tax</text:span><text:span text:style-name="T152"><text:line-break/> <text:s text:c="7"/></text:span><text:span text:style-name="T240">if (</text:span><text:span text:style-name="T404">quicksum</text:span><text:span text:style-name="T240">(a, b) &gt; 90)<text:line-break/> <text:s text:c="11"/>r += (int)((float)</text:span><text:span text:style-name="T404">quicksum</text:span><text:span text:style-name="T240">(a, b) * 0.05f);<text:line-break/><text:line-break/> <text:s text:c="7"/>// </text:span><text:span text:style-name="T245">Additional larger value processing here<text:line-break/></text:span><text:span text:style-name="T152"><text:line-break/> <text:s text:c="3"/>} else {<text:line-break/> <text:s text:c="7"/>// </text:span><text:span text:style-name="T241">S</text:span><text:span text:style-name="T152">maller value </text:span><text:span text:style-name="T241">have no sales tax<text:line-break/> <text:s text:c="7"/>// </text:span><text:span text:style-name="T245">Smaller value processing here</text:span><text:span text:style-name="T152"><text:line-break/> <text:s text:c="3"/>}<text:line-break/><text:line-break/>}</text:span></text:p>
      <text:h text:style-name="P193" text:outline-level="1"><text:bookmark-start text:name="__RefHeading__4311_889146227"/><text:soft-page-break/><text:span text:style-name="T222">F</text:span><text:span text:style-name="T152">lowof</text:span><text:span text:style-name="T228">s</text:span><text:bookmark-end text:name="__RefHeading__4311_889146227"/></text:h>
      <text:p text:style-name="P25">CAlive<text:span text:style-name="T152"> introduces the </text:span>flowof<text:span text:style-name="T152">. <text:s/></text:span>CAlive<text:span text:style-name="T152"> adds </text:span>flowofs<text:span text:style-name="T152"> to help break out and self-document source code into more mangeable components.</text:span></text:p>
      <text:p text:style-name="P44">Consider this logic:</text:p>
      <text:p text:style-name="P134"><text:span text:style-name="T152">function process<text:line-break/>| returns int r<text:line-break/>| params int a, int b<text:line-break/>{<text:line-break/> <text:s text:c="3"/>if (a &gt;= 0)<text:line-break/> <text:s text:c="3"/>{<text:line-break/> <text:s text:c="7"/>if (a &lt;= 5)<text:line-break/> <text:s text:c="7"/>{<text:line-break/> <text:s text:c="11"/>// a is 0..5<text:line-break/> <text:s text:c="11"/>// </text:span><text:span text:style-name="T226">Code goes here</text:span><text:span text:style-name="T152"><text:line-break/><text:line-break/> <text:s text:c="7"/>} else if (a &lt;= 10) {<text:line-break/> <text:s text:c="11"/>// a is 6..10<text:line-break/> <text:s text:c="11"/>// </text:span><text:span text:style-name="T226">Code goes here</text:span><text:span text:style-name="T152"><text:line-break/><text:line-break/> <text:s text:c="7"/>} else {<text:line-break/> <text:s text:c="11"/>// a &gt; 10<text:line-break/> <text:s text:c="11"/>// </text:span><text:span text:style-name="T226">Code goes here</text:span><text:span text:style-name="T152"><text:line-break/> <text:s text:c="7"/>}<text:line-break/><text:line-break/> <text:s text:c="3"/>} else {<text:line-break/> <text:s text:c="7"/>// a is negative<text:line-break/> <text:s text:c="7"/>// Report error<text:line-break/> <text:s text:c="3"/>}<text:line-break/>}</text:span></text:p>
      <text:p text:style-name="P45">It's not particularly difficult to follow, but what if it could be broken out to be easier to see and understand without having to do any logic refactoring, just a little reordering?</text:p>
      <text:p text:style-name="P76"><text:span text:style-name="T152">Consider this example </text:span><text:span text:style-name="T282">broken out </text:span><text:span text:style-name="T152">using </text:span><text:span text:style-name="T3">flowofs</text:span><text:span text:style-name="T152">:</text:span></text:p>
      <text:p text:style-name="P135"><text:span text:style-name="T152">function process<text:line-break/>| returns int r<text:line-break/>| params int a, int b<text:line-break/>{<text:line-break/> <text:s text:c="3"/>if (a &gt;= 0)<text:line-break/> <text:s text:c="3"/>{<text:line-break/> <text:s text:c="7"/>.</text:span><text:span text:style-name="T398">.low_risk;</text:span><text:span text:style-name="T321"> <text:s text:c="4"/></text:span><text:span text:style-name="T284">// </text:span><text:span text:style-name="T321">0..5 low-risk</text:span><text:span text:style-name="T225"><text:line-break/> <text:s text:c="7"/>.</text:span><text:span text:style-name="T398">.medium_risk;</text:span><text:span text:style-name="T321"> <text:s/>// 6..10 medium risk</text:span><text:span text:style-name="T225"><text:line-break/> <text:s text:c="7"/>.</text:span><text:span text:style-name="T398">.high_risk;</text:span><text:span text:style-name="T321"> <text:s text:c="3"/>// 11+ high risk</text:span><text:span text:style-name="T152"><text:line-break/><text:line-break/> <text:s text:c="3"/>} else {<text:line-break/> <text:s text:c="7"/>// a is negative<text:line-break/> <text:s text:c="7"/>// Report error<text:line-break/> <text:s text:c="3"/>}<text:line-break/>}<text:line-break/><text:line-break/><text:line-break/></text:span><text:span text:style-name="T398">flowof process::low_risk</text:span><text:span text:style-name="T225"><text:line-break/></text:span><text:span text:style-name="T238">{</text:span><text:span text:style-name="T225">{<text:line-break/></text:span><text:span text:style-name="T152"> <text:s text:c="3"/>if (a &lt;= 5)<text:line-break/> <text:s text:c="3"/>{<text:line-break/> <text:s text:c="7"/>// a is 0..5<text:line-break/> <text:s text:c="7"/>// </text:span><text:span text:style-name="T227">Code goes here</text:span><text:span text:style-name="T152"><text:line-break/></text:span><text:soft-page-break/><text:span text:style-name="T225">}</text:span><text:span text:style-name="T238">}</text:span><text:span text:style-name="T225"><text:line-break/><text:line-break/><text:line-break/></text:span><text:span text:style-name="T398">flowof process::medium_risk</text:span><text:span text:style-name="T225"><text:line-break/>{</text:span><text:span text:style-name="T238">{</text:span><text:span text:style-name="T152"><text:line-break/> <text:s text:c="3"/>} else if (a &lt;= 10) {<text:line-break/> <text:s text:c="7"/>// a is 6..10<text:line-break/> <text:s text:c="7"/>// </text:span><text:span text:style-name="T227">Code goes here</text:span><text:span text:style-name="T152"><text:line-break/></text:span><text:span text:style-name="T225">}</text:span><text:span text:style-name="T238">}</text:span><text:span text:style-name="T225"><text:line-break/><text:line-break/><text:line-break/></text:span><text:span text:style-name="T398">flowof process::high_risk</text:span><text:span text:style-name="T225"><text:line-break/></text:span><text:span text:style-name="T238">{</text:span><text:span text:style-name="T225">{</text:span><text:span text:style-name="T152"><text:line-break/> <text:s text:c="3"/>} else {<text:line-break/> <text:s text:c="7"/>// a &gt; 10<text:line-break/> <text:s text:c="7"/>// </text:span><text:span text:style-name="T227">Code goes here</text:span><text:span text:style-name="T152"><text:line-break/> <text:s text:c="3"/>}<text:line-break/></text:span><text:span text:style-name="T225">}</text:span><text:span text:style-name="T238">}</text:span></text:p>
      <text:p text:style-name="P77"><text:span text:style-name="T152">In this example the code is longer vertically, but it gains </text:span><text:span text:style-name="T227">notable simplicity in understanding the </text:span><text:span text:style-name="T36">process()</text:span><text:span text:style-name="T227"> function logic, and the </text:span><text:span text:style-name="T36">flowof</text:span><text:span text:style-name="T227"> blocks below are able to move the highly indented code in the original code to a more manageable level.</text:span></text:p>
      <text:p text:style-name="P78"><text:span text:style-name="T152">All parameters, returns, and local variables are inherited. <text:s/>And, new ones can be added within the flowof as needed, visible only there. <text:s/></text:span><text:span text:style-name="T231">To reference the </text:span><text:span text:style-name="T37">flowof</text:span><text:span text:style-name="T231"> in source code, precede the function name with an </text:span><text:span text:style-name="T37">auto-resolve</text:span><text:span text:style-name="T231"> to instruct the compiler on how to find it. <text:s/>In the alternative, use the full-form </text:span><text:span text:style-name="T37">flowof.low_risk</text:span><text:span text:style-name="T231"> or </text:span><text:span text:style-name="T37">process.low_risk</text:span><text:span text:style-name="T231">, for example.</text:span></text:p>
      <text:p text:style-name="P79"><text:span text:style-name="T152">Each </text:span><text:span text:style-name="T3">flowof</text:span><text:span text:style-name="T152"> </text:span><text:span text:style-name="T232">definition </text:span><text:span text:style-name="T152">can take on one of two forms, </text:span><text:span text:style-name="T232">and all</text:span><text:span text:style-name="T152"> </text:span><text:span text:style-name="T3">flowofs</text:span><text:span text:style-name="T152"> can be used more than once </text:span><text:span text:style-name="T232">in source code</text:span><text:span text:style-name="T152">:</text:span></text:p>
      <text:p text:style-name="P79"><text:span text:style-name="T152"><text:tab/>(1) <text:s/></text:span><text:span text:style-name="T42">linear </text:span><text:span text:style-name="T66">flowof</text:span><text:span text:style-name="T152"><text:line-break/><text:tab/>(2) <text:s/></text:span><text:span text:style-name="T42">function </text:span><text:span text:style-name="T66">flowof</text:span></text:p>
      <text:p text:style-name="P79"><text:span text:style-name="T152">A </text:span><text:span text:style-name="T42">linear </text:span><text:span text:style-name="T66">flowof</text:span><text:span text:style-name="T284"> </text:span><text:span text:style-name="T152">is code that is inserted linearly, as though you reached in to the original source code, extracted the portion you needed, and inserted it directly in the </text:span><text:span text:style-name="T3">flowof</text:span><text:span text:style-name="T152">. <text:s/>When program flow reaches the </text:span><text:span text:style-name="T3">flowof</text:span><text:span text:style-name="T152"> block, it will execute top-down the code that was extracted, and the debugger will enter into the </text:span><text:span text:style-name="T3">flowof</text:span><text:span text:style-name="T152"> block showing proram flow.</text:span></text:p>
      <text:p text:style-name="P80"><text:span text:style-name="T152">A </text:span><text:span text:style-name="T42">function </text:span><text:span text:style-name="T66">flowof</text:span><text:span text:style-name="T284"> is one that can receive parameters and send back return values. <text:s/>This makes them useful in that they still inherit the original context from which they're called, </text:span><text:span text:style-name="T322">but can process variably within based on a parameter rather than a fixed local variable.</text:span></text:p>
      <text:p text:style-name="P137"><text:span text:style-name="T322">// </text:span><text:span text:style-name="T323">flowof function example<text:line-break/><text:line-break/></text:span><text:span text:style-name="T324">function process<text:line-break/>| returns int r<text:line-break/>| params int a, int b<text:line-break/>{<text:line-break/> <text:s text:c="3"/></text:span><text:span text:style-name="T323">a = .</text:span><text:span text:style-name="T402">.</text:span><text:span text:style-name="T399">compute</text:span><text:span text:style-name="T323">(a * 5)</text:span><text:span text:style-name="T399">;</text:span><text:span text:style-name="T321"><text:line-break/> <text:s text:c="3"/></text:span><text:span text:style-name="T323">b = .</text:span><text:span text:style-name="T402">.</text:span><text:span text:style-name="T399">compute</text:span><text:span text:style-name="T323">(b * 3)</text:span><text:span text:style-name="T399">;<text:line-break/> <text:s text:c="3"/></text:span><text:span text:style-name="T323">r = .</text:span><text:span text:style-name="T402">.</text:span><text:span text:style-name="T399">total;</text:span><text:span text:style-name="T321"><text:line-break/></text:span><text:span text:style-name="T324">}<text:line-break/><text:line-break/><text:line-break/></text:span><text:soft-page-break/><text:span text:style-name="T398">flowof </text:span><text:span text:style-name="T321">process::</text:span><text:span text:style-name="T399">compute<text:line-break/>|returns int r<text:line-break/>|params int x</text:span><text:span text:style-name="T321"><text:line-break/>{<text:line-break/> <text:s text:c="3"/>// </text:span><text:span text:style-name="T323">Process the input in some way<text:line-break/> <text:s text:c="3"/>r = some_computation(x);</text:span><text:span text:style-name="T321"><text:line-break/>}<text:line-break/><text:line-break/><text:line-break/></text:span><text:span text:style-name="T398">flowof </text:span><text:span text:style-name="T321">process::</text:span><text:span text:style-name="T399">total<text:line-break/>|returns int r</text:span><text:span text:style-name="T321"><text:line-break/>{<text:line-break/> <text:s text:c="3"/>// </text:span><text:span text:style-name="T323">a and b are inherited<text:line-break/> <text:s text:c="3"/>r = a + b;</text:span><text:span text:style-name="T324"><text:line-break/></text:span><text:span text:style-name="T321">}</text:span></text:p>
      <text:p text:style-name="P81"><text:span text:style-name="T321">I</text:span><text:span text:style-name="T284">n this example, there are parameters involved with </text:span><text:span text:style-name="T69">flowofs</text:span><text:span text:style-name="T284"> </text:span><text:span text:style-name="T69">compute</text:span><text:span text:style-name="T284"> and </text:span><text:span text:style-name="T69">total</text:span><text:span text:style-name="T284">. <text:s/>The </text:span><text:span text:style-name="T69">compute</text:span><text:span text:style-name="T284"> </text:span><text:span text:style-name="T69">flowof</text:span><text:span text:style-name="T284"> receives an input parameter, and has a return a value. <text:s/></text:span><text:span text:style-name="T327">And the </text:span><text:span text:style-name="T89">total flowof</text:span><text:span text:style-name="T327"> does not receive any input parameters, but returns its own return parameter.</text:span></text:p>
      <text:p text:style-name="Quotations"><text:span text:style-name="T373">Note:</text:span><text:span text:style-name="T284"><text:tab/></text:span><text:span text:style-name="T326">T</text:span><text:span text:style-name="T284">he </text:span><text:span text:style-name="T69">return</text:span><text:span text:style-name="T88">s</text:span><text:span text:style-name="T284"> parameter in </text:span><text:span text:style-name="T327">in both the </text:span><text:span text:style-name="T89">compute</text:span><text:span text:style-name="T327"> and </text:span><text:span text:style-name="T89">total</text:span><text:span text:style-name="T327"> </text:span><text:span text:style-name="T89">flowofs</text:span><text:span text:style-name="T327"> are</text:span><text:span text:style-name="T284"> called </text:span><text:span text:style-name="T373">r</text:span><text:span text:style-name="T284">. <text:s/>This </text:span><text:span text:style-name="T327">local </text:span><text:span text:style-name="T89">flowof</text:span><text:span text:style-name="T327"> </text:span><text:span text:style-name="T326">definition </text:span><text:span text:style-name="T284">overrides the scope of the </text:span><text:span text:style-name="T69">return</text:span><text:span text:style-name="T89">s</text:span><text:span text:style-name="T284"> parameter in the </text:span><text:span text:style-name="T69">process()</text:span><text:span text:style-name="T284"> function, </text:span><text:span text:style-name="T327">and demonstrates how </text:span><text:span text:style-name="T89">flowof</text:span><text:span text:style-name="T327"> variables are scoped</text:span><text:span text:style-name="T284">.</text:span></text:p>
      <text:p text:style-name="P82"><text:span text:style-name="T284">The concept of the </text:span><text:span text:style-name="T69">flowof</text:span><text:span text:style-name="T284"> may seem very similar to that of a function or adhoc. <text:s/>However, they differ in that </text:span><text:span text:style-name="T69">flowofs</text:span><text:span text:style-name="T284"> are defined outside of the function</text:span></text:p>
      <text:h text:style-name="P184" text:outline-level="1"><text:bookmark-start text:name="__RefHeading__4313_889146227"/>Flow Blocks<text:bookmark-end text:name="__RefHeading__4313_889146227"/></text:h>
      <text:p text:style-name="P202">CAlive<text:span text:style-name="T152"> introduces a new type of </text:span><text:span text:style-name="T229">flow control </text:span><text:span text:style-name="T152">block, </text:span><text:span text:style-name="T229">one</text:span><text:span text:style-name="T152"> which is </text:span><text:span text:style-name="T283">closely </text:span><text:span text:style-name="T152">related to the </text:span>flowof,<text:span text:style-name="T229"> called </text:span><text:span text:style-name="T507">flow.</text:span><text:span text:style-name="T229"> </text:span><text:span text:style-name="T283">The </text:span><text:span text:style-name="T526">flow</text:span><text:span text:style-name="T283"> block is actually a more comprehensive </text:span><text:span text:style-name="T526">flowof</text:span><text:span text:style-name="T283"> form, </text:span><text:span text:style-name="T229">allow</text:span><text:span text:style-name="T283">ing</text:span><text:span text:style-name="T229"> </text:span><text:span text:style-name="T230">for </text:span><text:span text:style-name="T239">both </text:span><text:span text:style-name="T118">function flow control blocks</text:span><text:span text:style-name="T339">, and </text:span><text:span text:style-name="T118">linear flow control blocks</text:span><text:span text:style-name="T239"> </text:span><text:span text:style-name="T230">to be </text:span><text:span text:style-name="T239">created</text:span><text:span text:style-name="T230"> within.</text:span></text:p>
      <text:p text:style-name="P203"><text:span text:style-name="T230">T</text:span><text:span text:style-name="T152">he general format of the </text:span>flow<text:span text:style-name="T152"> block is </text:span><text:span text:style-name="T278">as follows. <text:s/></text:span><text:span text:style-name="T127">Note:</text:span><text:span text:style-name="T527"> <text:s/>Names for flow blocks are optional</text:span>:</text:p>
      <text:p text:style-name="P216"><text:span text:style-name="T406">f</text:span><text:span text:style-name="T373">low [name</text:span><text:span text:style-name="T407">1</text:span><text:span text:style-name="T373">]</text:span><text:span text:style-name="T152"><text:line-break/>{<text:line-break/> <text:s text:c="3"/>// Local variable declarations are legal<text:line-break/><text:line-break/> <text:s text:c="3"/>// </text:span><text:span text:style-name="T275">Nested flow blocks are legal<text:line-break/> <text:s text:c="3"/></text:span><text:span text:style-name="T405">flow [name2]</text:span><text:span text:style-name="T275"><text:line-break/> <text:s text:c="3"/>{<text:line-break/> <text:s text:c="7"/>// Nested flow { } block code goes here<text:line-break/> <text:s text:c="7"/></text:span><text:span text:style-name="T407">flowout</text:span><text:span text:style-name="T276">; <text:s text:c="7"/>// Flows out of this flow<text:line-break/> <text:s text:c="7"/></text:span><text:span text:style-name="T407">flowout name1</text:span><text:span text:style-name="T276">; <text:s/>// Flows out of the parent flow</text:span><text:span text:style-name="T275"><text:line-break/> <text:s text:c="3"/>}</text:span><text:span text:style-name="T152"><text:line-break/><text:line-break/> <text:s text:c="3"/>// Normal flow control block goes here<text:line-break/> <text:s text:c="3"/></text:span><text:span text:style-name="T373">flowin;</text:span><text:span text:style-name="T152"> <text:s text:c="2"/>// Restarts the flow { } block from the top<text:line-break/> <text:s text:c="3"/></text:span><text:span text:style-name="T373">flowout;</text:span><text:span text:style-name="T152"> <text:s/>// Exits the flow { } block<text:line-break/><text:line-break/> <text:s text:c="3"/>// When flow reaches the end, it naturally flows out<text:line-break/><text:line-break/>} </text:span><text:span text:style-name="T373">always before</text:span><text:span text:style-name="T152"> {<text:line-break/></text:span><text:soft-page-break/><text:span text:style-name="T152"> <text:s text:c="3"/>// Code runs before the flow { } block is entered<text:line-break/><text:line-break/>} </text:span><text:span text:style-name="T373">always after</text:span><text:span text:style-name="T152"> {<text:line-break/> <text:s text:c="3"/>// Code runs as the flow { } block is exited<text:line-break/><text:line-break/>} </text:span><text:span text:style-name="T373">flowof name</text:span><text:span text:style-name="T152"> {<text:line-break/> <text:s text:c="3"/>// A flowof substitution by name<text:line-break/><text:line-break/>// </text:span><text:span text:style-name="T275">Supports C-style declarations:</text:span><text:span text:style-name="T152"><text:line-break/>} </text:span><text:span text:style-name="T373">return_</text:span><text:span text:style-name="T410">type</text:span><text:span text:style-name="T373"> name(input_parameters)</text:span><text:span text:style-name="T152"> {<text:line-break/> <text:s text:c="3"/>// An encapsulated function specific to this flow<text:line-break/><text:line-break/>// </text:span><text:span text:style-name="T275">Supports Calive-style declarations:</text:span><text:span text:style-name="T152"><text:line-break/>} </text:span><text:span text:style-name="T405">flowof </text:span><text:span text:style-name="T373">name<text:line-break/></text:span><text:span text:style-name="T284"> <text:s/></text:span><text:span text:style-name="T405">| returns </text:span><text:span text:style-name="T373">return_type<text:line-break/></text:span><text:span text:style-name="T284"> <text:s/></text:span><text:span text:style-name="T405">| params </text:span><text:span text:style-name="T373">input_parameters<text:line-break/></text:span><text:span text:style-name="T152">{<text:line-break/> <text:s text:c="3"/>// An encapsulated function specific to this flow<text:line-break/><text:line-break/>} </text:span><text:span text:style-name="T373">inquiry [name]</text:span><text:span text:style-name="T152"> {<text:line-break/> <text:s text:c="3"/>// Handles any inquirys which arise<text:line-break/> <text:s text:c="3"/></text:span><text:span text:style-name="T409">return</text:span><text:span text:style-name="T408">;</text:span><text:span text:style-name="T280"> <text:s text:c="6"/>// </text:span><text:span text:style-name="T281">Returns </text:span><text:span text:style-name="T280">to the next line after the line </text:span><text:span text:style-name="T281">which</text:span><text:span text:style-name="T280"><text:line-break/> <text:s text:c="17"/>// caused the inquiry.<text:line-break/><text:line-break/> <text:s text:c="3"/></text:span><text:span text:style-name="T408">retry;</text:span><text:span text:style-name="T280"> <text:s text:c="7"/>// Return to the line which caused the inquiry<text:line-break/> <text:s text:c="17"/>// and retry it.<text:line-break/><text:line-break/> <text:s text:c="3"/></text:span><text:span text:style-name="T410">flowout;</text:span><text:span text:style-name="T366"> <text:s text:c="5"/>// Flows out of the flow { } block</text:span><text:span text:style-name="T152"><text:line-break/>}</text:span></text:p>
      <text:p text:style-name="P204"><text:span text:style-name="T276">The </text:span><text:span text:style-name="T525">flow</text:span><text:span text:style-name="T276"> block names can be overloaded. <text:s/>Nested </text:span><text:span text:style-name="T525">flow</text:span><text:span text:style-name="T276"> blocks are allowed. <text:s/></text:span><text:span text:style-name="T277">Unmatched { and } flow { } blocks can be created. <text:s/>In such a case use {{ and }} for the start and end:</text:span></text:p>
      <text:p text:style-name="P217"><text:span text:style-name="T277">f</text:span><text:span text:style-name="T152">low<text:line-break/>{<text:line-break/> <text:s text:c="3"/>if_cond;<text:line-break/> <text:s text:c="3"/>else_cond;<text:line-break/><text:line-break/>} flowof if_cond </text:span><text:span text:style-name="T373">{{</text:span><text:span text:style-name="T284"><text:line-break/></text:span><text:span text:style-name="T152"> <text:s text:c="3"/>if (cond)<text:line-break/> <text:s text:c="3"/>{<text:line-break/> <text:s text:c="7"/>// Code for the if condition<text:line-break/><text:line-break/></text:span><text:span text:style-name="T373">}}</text:span><text:span text:style-name="T152"> flowof else_cond </text:span><text:span text:style-name="T373">{{</text:span><text:span text:style-name="T152"><text:line-break/> <text:s text:c="3"/>} else {<text:line-break/> <text:s text:c="7"/>// else code goes here<text:line-break/> <text:s text:c="3"/>}<text:line-break/></text:span><text:span text:style-name="T373">}}</text:span></text:p>
      <text:p text:style-name="P208">In this example, the if_cond <text:span text:style-name="T3">flowof</text:span> has only the “if (cond) {“ portion of the code block. <text:s/>That is unmatched within the if_cond <text:span text:style-name="T3">flowof</text:span>. <text:s/>Likewise, the else_cond has the “} else { … }” block which is unmatched within the else_cond <text:span text:style-name="T3">flowof</text:span>. <text:s/>These are legal thru use of the {{ and }} for the block markers.</text:p>
      <text:p text:style-name="P204"><text:span text:style-name="T279">For a practical example, c</text:span><text:span text:style-name="T152">onsider the previous example as it would be applied using </text:span>flow<text:span text:style-name="T152"> blocks instead of </text:span>flowofs<text:span text:style-name="T152">:</text:span></text:p>
      <text:p text:style-name="P140"><text:span text:style-name="T322">//////////<text:line-break/>// </text:span><text:span text:style-name="T323">flow </text:span><text:span text:style-name="T328">block </text:span><text:span text:style-name="T323">example </text:span><text:span text:style-name="T328">using </text:span><text:span text:style-name="T329">a </text:span><text:span text:style-name="T328">standard </text:span><text:span text:style-name="T400">C-</text:span><text:span text:style-name="T401">like</text:span><text:span text:style-name="T400"> syntax</text:span><text:span text:style-name="T328"><text:line-break/>//////</text:span><text:span text:style-name="T323"><text:line-break/></text:span><text:soft-page-break/><text:span text:style-name="T323"> <text:s text:c="3"/></text:span><text:span text:style-name="T324">function process<text:line-break/></text:span><text:span text:style-name="T323"> <text:s text:c="3"/></text:span><text:span text:style-name="T324">| returns int r<text:line-break/></text:span><text:span text:style-name="T323"> <text:s text:c="3"/></text:span><text:span text:style-name="T324">| params int a, int b<text:line-break/></text:span><text:span text:style-name="T323"> <text:s text:c="3"/></text:span><text:span text:style-name="T324">{<text:line-break/></text:span><text:span text:style-name="T323"> <text:s text:c="3"/></text:span><text:span text:style-name="T324"><text:s text:c="4"/></text:span><text:span text:style-name="T328">flow<text:line-break/></text:span><text:span text:style-name="T323"> <text:s text:c="3"/></text:span><text:span text:style-name="T328"><text:s text:c="4"/>{<text:line-break/></text:span><text:span text:style-name="T323"> <text:s text:c="3"/></text:span><text:span text:style-name="T328"><text:s text:c="8"/>a = </text:span><text:span text:style-name="T400">compute</text:span><text:span text:style-name="T328">(a * 5);<text:line-break/></text:span><text:span text:style-name="T323"> <text:s text:c="3"/></text:span><text:span text:style-name="T328"><text:s text:c="8"/>b = </text:span><text:span text:style-name="T400">compute</text:span><text:span text:style-name="T328">(b * 3);<text:line-break/></text:span><text:span text:style-name="T323"> <text:s text:c="3"/></text:span><text:span text:style-name="T328"><text:s text:c="8"/>r = </text:span><text:span text:style-name="T400">total</text:span><text:span text:style-name="T328">;<text:line-break/><text:line-break/></text:span><text:span text:style-name="T323"> <text:s text:c="3"/></text:span><text:span text:style-name="T328"><text:s text:c="4"/>} int </text:span><text:span text:style-name="T400">compute</text:span><text:span text:style-name="T328">(int x) {<text:line-break/></text:span><text:span text:style-name="T323"> <text:s text:c="3"/></text:span><text:span text:style-name="T328"><text:s text:c="4"/></text:span><text:span text:style-name="T321"><text:s text:c="4"/>// </text:span><text:span text:style-name="T323">Process the input in some way<text:line-break/> <text:s text:c="11"/></text:span><text:span text:style-name="T328">return(</text:span><text:span text:style-name="T323">some_computation(x)</text:span><text:span text:style-name="T328">)</text:span><text:span text:style-name="T323">;<text:line-break/><text:line-break/> <text:s text:c="7"/></text:span><text:span text:style-name="T328">} int </text:span><text:span text:style-name="T400">total</text:span><text:span text:style-name="T328">() {<text:line-break/></text:span><text:span text:style-name="T323"> <text:s text:c="3"/></text:span><text:span text:style-name="T328"><text:s text:c="4"/></text:span><text:span text:style-name="T321"><text:s text:c="4"/>// </text:span><text:span text:style-name="T323">a and b are inherited<text:line-break/> <text:s text:c="11"/></text:span><text:span text:style-name="T330">return(</text:span><text:span text:style-name="T323">a + b</text:span><text:span text:style-name="T330">)</text:span><text:span text:style-name="T323">;</text:span><text:span text:style-name="T324"><text:line-break/></text:span><text:span text:style-name="T323"> <text:s text:c="3"/></text:span><text:span text:style-name="T328"><text:s text:c="4"/>}</text:span><text:span text:style-name="T321"><text:line-break/></text:span><text:span text:style-name="T323"> <text:s text:c="3"/></text:span><text:span text:style-name="T324">}<text:line-break/><text:line-break/><text:line-break/>//////////<text:line-break/>// </text:span><text:span text:style-name="T329">flow block example using </text:span><text:span text:style-name="T401">CAlive syntax</text:span><text:span text:style-name="T329"><text:line-break/>//////<text:line-break/></text:span><text:span text:style-name="T323"> <text:s text:c="3"/></text:span><text:span text:style-name="T324">function process<text:line-break/></text:span><text:span text:style-name="T323"> <text:s text:c="3"/></text:span><text:span text:style-name="T324">| returns int r<text:line-break/></text:span><text:span text:style-name="T323"> <text:s text:c="3"/></text:span><text:span text:style-name="T324">| params int a, int b<text:line-break/></text:span><text:span text:style-name="T323"> <text:s text:c="3"/></text:span><text:span text:style-name="T324">{<text:line-break/></text:span><text:span text:style-name="T323"> <text:s text:c="3"/></text:span><text:span text:style-name="T324"><text:s text:c="4"/></text:span><text:span text:style-name="T328">flow<text:line-break/></text:span><text:span text:style-name="T323"> <text:s text:c="3"/></text:span><text:span text:style-name="T328"><text:s text:c="4"/>{<text:line-break/></text:span><text:span text:style-name="T323"> <text:s text:c="3"/></text:span><text:span text:style-name="T328"><text:s text:c="8"/>a = </text:span><text:span text:style-name="T400">compute</text:span><text:span text:style-name="T328">(a * 5);<text:line-break/></text:span><text:span text:style-name="T323"> <text:s text:c="3"/></text:span><text:span text:style-name="T328"><text:s text:c="8"/>b = </text:span><text:span text:style-name="T400">compute</text:span><text:span text:style-name="T328">(b * 3);<text:line-break/></text:span><text:span text:style-name="T323"> <text:s text:c="3"/></text:span><text:span text:style-name="T328"><text:s text:c="8"/>r = </text:span><text:span text:style-name="T400">total</text:span><text:span text:style-name="T328">;<text:line-break/><text:line-break/></text:span><text:span text:style-name="T323"> <text:s text:c="3"/></text:span><text:span text:style-name="T328"><text:s text:c="4"/>}<text:line-break/><text:line-break/> <text:s text:c="7"/></text:span><text:span text:style-name="T333">flowof</text:span><text:span text:style-name="T328"> </text:span><text:span text:style-name="T400">compute</text:span><text:span text:style-name="T328"><text:line-break/> <text:s/></text:span><text:span text:style-name="T323"><text:s text:c="2"/></text:span><text:span text:style-name="T328"><text:s text:c="4"/></text:span><text:span text:style-name="T329">|returns int r<text:line-break/></text:span><text:span text:style-name="T323"> <text:s text:c="3"/></text:span><text:span text:style-name="T329"><text:s text:c="4"/>|params int x</text:span><text:span text:style-name="T328"><text:line-break/></text:span><text:span text:style-name="T323"> <text:s text:c="3"/></text:span><text:span text:style-name="T328"><text:s text:c="4"/>{<text:line-break/></text:span><text:span text:style-name="T323"> <text:s text:c="3"/></text:span><text:span text:style-name="T328"><text:s text:c="4"/></text:span><text:span text:style-name="T321"><text:s text:c="4"/>// </text:span><text:span text:style-name="T323">Process the input in some way<text:line-break/> <text:s text:c="11"/></text:span><text:span text:style-name="T330">r = </text:span><text:span text:style-name="T323">some_computation(x);<text:line-break/><text:line-break/> <text:s text:c="7"/></text:span><text:span text:style-name="T328">}<text:line-break/><text:line-break/> <text:s text:c="7"/></text:span><text:span text:style-name="T333">flowof</text:span><text:span text:style-name="T328"> </text:span><text:span text:style-name="T400">total</text:span><text:span text:style-name="T328"><text:line-break/></text:span><text:span text:style-name="T323"> <text:s text:c="3"/></text:span><text:span text:style-name="T328"><text:s text:c="4"/></text:span><text:span text:style-name="T329">|returns int r<text:line-break/></text:span><text:span text:style-name="T323"> <text:s text:c="3"/></text:span><text:span text:style-name="T329"><text:s text:c="4"/></text:span><text:span text:style-name="T328">{<text:line-break/></text:span><text:span text:style-name="T323"> <text:s text:c="3"/></text:span><text:span text:style-name="T328"><text:s text:c="4"/></text:span><text:span text:style-name="T321"><text:s text:c="4"/>// </text:span><text:span text:style-name="T323">a and b are inherited<text:line-break/> <text:s text:c="11"/>r = a + b;</text:span><text:span text:style-name="T324"><text:line-break/></text:span><text:span text:style-name="T323"> <text:s text:c="3"/></text:span><text:span text:style-name="T328"><text:s text:c="4"/>}</text:span><text:span text:style-name="T321"><text:line-break/></text:span><text:span text:style-name="T323"> <text:s text:c="3"/></text:span><text:span text:style-name="T324">}</text:span></text:p>
      <text:p text:style-name="P83"><text:span text:style-name="T324">I</text:span><text:span text:style-name="T284">n these examples, the </text:span><text:span text:style-name="T69">flow</text:span><text:span text:style-name="T284"> block </text:span><text:span text:style-name="T331">itself </text:span><text:span text:style-name="T284">encapsulates the logic </text:span><text:span text:style-name="T331">required to make it work </text:span><text:span text:style-name="T332">making the leading </text:span><text:span text:style-name="T90">auto-resolves</text:span><text:span text:style-name="T332"> no longer required, while also breaking </text:span><text:span text:style-name="T331">out the source code into manageable portions.</text:span></text:p>
      <text:p text:style-name="P83"><text:span text:style-name="T332">The </text:span><text:span text:style-name="T90">flowof</text:span><text:span text:style-name="T332"> blocks </text:span><text:span text:style-name="T331">provide a self-documenting framework which would explain the algorithm more clearly in human words, while allowing the GUI editor the ability to re-assemble the source code into a top-down form without </text:span><text:span text:style-name="T94">flowof</text:span><text:span text:style-name="T331"> blocks should it need to be inspected directly for logic.</text:span></text:p>
      <text:p text:style-name="P84"><text:span text:style-name="T331">N</text:span><text:span text:style-name="T284">ote also that standard </text:span><text:span text:style-name="T42">linear </text:span><text:span text:style-name="T65">flow </text:span><text:span text:style-name="T42">blocks</text:span><text:span text:style-name="T284"> can also be created </text:span><text:span text:style-name="T338">to extract source code, documenting the extraction, without changing logic or flow</text:span><text:span text:style-name="T284">:</text:span></text:p>
      <text:p text:style-name="P136"><text:soft-page-break/><text:span text:style-name="T284">function process<text:line-break/>| returns int r<text:line-break/>| params int a, int b<text:line-break/>{<text:line-break/> <text:s text:c="3"/></text:span><text:span text:style-name="T333">flow<text:line-break/> <text:s text:c="3"/>{</text:span><text:span text:style-name="T284"><text:line-break/> <text:s text:c="7"/>if (a &gt;= 0)<text:line-break/> <text:s text:c="7"/>{<text:line-break/> <text:s text:c="11"/></text:span><text:span text:style-name="T321">low_risk; <text:s text:c="4"/></text:span><text:span text:style-name="T284">// </text:span><text:span text:style-name="T321">0..5 low-risk<text:line-break/></text:span><text:span text:style-name="T284"> <text:s text:c="3"/></text:span><text:span text:style-name="T321"><text:s text:c="8"/>medium_risk; <text:s/>// 6..10 medium risk<text:line-break/></text:span><text:span text:style-name="T284"> <text:s text:c="3"/></text:span><text:span text:style-name="T321"><text:s text:c="8"/>high_risk; <text:s text:c="3"/>// 11+ high risk</text:span><text:span text:style-name="T284"><text:line-break/><text:line-break/> <text:s text:c="7"/>} else {<text:line-break/> <text:s text:c="11"/>// a is negative<text:line-break/> <text:s text:c="11"/>// Report error<text:line-break/> <text:s text:c="7"/>}<text:line-break/><text:line-break/> <text:s text:c="3"/></text:span><text:span text:style-name="T334">}</text:span><text:span text:style-name="T333"> flow</text:span><text:span text:style-name="T334">of low_risk </text:span><text:span text:style-name="T403">{{</text:span><text:span text:style-name="T334"><text:line-break/></text:span><text:span text:style-name="T284"> <text:s text:c="7"/>if (a &lt;= 5)<text:line-break/> <text:s text:c="7"/>{<text:line-break/> <text:s text:c="11"/>// a is 0..5<text:line-break/> <text:s text:c="11"/>// </text:span><text:span text:style-name="T325">Code goes here<text:line-break/></text:span><text:span text:style-name="T284"><text:line-break/></text:span><text:span text:style-name="T334"> <text:s text:c="3"/></text:span><text:span text:style-name="T403">}}</text:span><text:span text:style-name="T334"> flowof medium_risk </text:span><text:span text:style-name="T403">{{</text:span><text:span text:style-name="T334"><text:line-break/></text:span><text:span text:style-name="T284"> <text:s text:c="7"/>} else if (a &lt;= 10) {<text:line-break/> <text:s text:c="11"/>// a is 6..10<text:line-break/> <text:s text:c="11"/>// </text:span><text:span text:style-name="T325">Code goes here<text:line-break/></text:span><text:span text:style-name="T284"><text:line-break/></text:span><text:span text:style-name="T334"> <text:s text:c="3"/></text:span><text:span text:style-name="T403">}}</text:span><text:span text:style-name="T334"> flowof high_risk </text:span><text:span text:style-name="T403">{{</text:span><text:span text:style-name="T334"><text:line-break/></text:span><text:span text:style-name="T284"> <text:s text:c="7"/>} else {<text:line-break/> <text:s text:c="11"/>// a &gt; 10<text:line-break/> <text:s text:c="11"/>// </text:span><text:span text:style-name="T325">Code goes here</text:span><text:span text:style-name="T284"><text:line-break/> <text:s text:c="7"/>}<text:line-break/></text:span><text:span text:style-name="T334"> <text:s text:c="3"/></text:span><text:span text:style-name="T403">}}</text:span><text:span text:style-name="T284"><text:line-break/>}</text:span></text:p>
      <text:p text:style-name="P85"><text:span text:style-name="T335">Note that in this case the </text:span><text:span text:style-name="T91">auto-resolves</text:span><text:span text:style-name="T371"> are not required. <text:s/>However, because there are blocks of code which contain unmated { and } combinations, the use of the double left-brace {{ and double right-brace }} are required.</text:span></text:p>
      <text:p text:style-name="P86"><text:span text:style-name="T371">A</text:span><text:span text:style-name="T370">nd again, using the GUI editor features, these </text:span><text:span text:style-name="T99">flowof</text:span><text:span text:style-name="T370"> blocks can be rendered to be inline,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h text:style-name="P194" text:outline-level="1">Side Coding</text:h>
      <text:p text:style-name="P205">CAlive<text:span text:style-name="T152"> will introduce a new mechanism for augmenting source code beyond basic program instructions. <text:s/>It allows additional pieces of information to be tagged onto each line using the \|code|/ cask. <text:s/>The word “code” is replaced with a unique identifier for the tag, which will appear as a horizontal pane in the source code window.</text:span></text:p>
      <text:p text:style-name="P205"><text:span text:style-name="T152">Two standard forms of \|code|/ casks are defined:</text:span></text:p>
      <text:p text:style-name="P219"><text:span text:style-name="T373">\|c|/</text:span><text:span text:style-name="T152"><text:tab/>– Comment</text:span></text:p>
      <text:p text:style-name="P219"><text:soft-page-break/><text:span text:style-name="T373">\|sc|/</text:span><text:span text:style-name="T152"><text:tab/>– Source code</text:span></text:p>
      <text:p text:style-name="P209"><text:span text:style-name="T152">Additional user-defined types are possible, such as \|review notes|/, \|bug number|/, or any other named type.</text:span></text:p>
      <text:p text:style-name="P206"><text:span text:style-name="T152">If </text:span>CAlive<text:span text:style-name="T152"> sees that a source code line begins with a \|code|/ cask, it will convey all of the \|code|/ cask identifiers through the compilation process, but will only process source code between \|sc|/ (if any) up to any other \|code|/ casks which appear on the line. <text:s/>This allows an unlimited number of \|code|/ casks to be introduced per line, yet without affecting the actual source code. <text:s/>And from withing the GUI editor the individual panes will be available for display and editing, with new panes being able to be added at any time.</text:span></text:p>
      <text:p text:style-name="P207"><text:span text:style-name="T152">Consider this snippet of source code in a myprog.ca file:</text:span></text:p>
      <text:p text:style-name="Preformatted_20_Text"><text:span text:style-name="T101">\|c|/</text:span>Load file<text:span text:style-name="T101">\|sc|/</text:span>numread = read_file(fh, length, &amp;ptr);<text:span text:style-name="T101">\|review|/</text:span>ptr init?<text:line-break/>if (numread != length)<text:line-break/>{<text:line-break/><text:span text:style-name="T101">\|sc|/</text:span> <text:s text:c="3"/>printf("Error reading %d\n", length);<text:span text:style-name="T101">\|review|/</text:span><text:span text:style-name="T528">no return?</text:span><text:line-break/>}<text:line-break/><text:line-break/><text:span text:style-name="T101">\|c|/</text:span>Lowercase<text:span text:style-name="T101">\|sc|/</text:span>for (i = 0; i &lt; length; i++)<text:line-break/> <text:s text:c="3"/>lowercase(&amp;ptr[i]);</text:p>
      <text:p text:style-name="P210"><text:span text:style-name="T530">When viewed through the GUI editor, the </text:span>source code yield<text:span text:style-name="T529">s</text:span> three panes or columns, <text:span text:style-name="T529">which are identified by their names</text:span>:</text:p>
      <text:p text:style-name="P221">\|<text:span text:style-name="T101">c</text:span>|/<text:tab/><text:tab/>-- Comments</text:p>
      <text:p text:style-name="P221">\|<text:span text:style-name="T101">sc</text:span>|/<text:tab/><text:tab/>-- Source Code</text:p>
      <text:p text:style-name="P220">\|<text:span text:style-name="T101">review</text:span>|/<text:tab/>-- Review</text:p>
      <text:p text:style-name="Quotations"><text:span text:style-name="T128">Note:</text:span><text:span text:style-name="T530"><text:tab/></text:span>On source code lines that did not begin with a <text:span text:style-name="T284">\|code|/</text:span> cask, <text:span text:style-name="T530">traditional </text:span>source code was assumed. <text:s/><text:span text:style-name="T530">This provides </text:span>backward compatibility <text:span text:style-name="T530">for </text:span>legacy source code files which do not include <text:span text:style-name="T530">any </text:span><text:span text:style-name="T3">Side Codin</text:span><text:span text:style-name="T41">g markup.</text:span></text:p>
      <text:p text:style-name="P211">The end result of the above source file is a display which looks like this:</text:p>
      <text:p text:style-name="P218"><text:s text:c="4"/>Comments <text:s text:c="17"/><text:span text:style-name="T101">Source Code</text:span> <text:s text:c="19"/>Review<text:line-break/>+------------+---------------------------------------------+------------+<text:line-break/>| Load file <text:s/>| <text:s/><text:span text:style-name="T101">numread = read_file(fh, length, &amp;ptr);</text:span> <text:s text:c="4"/>| ptr init? <text:s/>|<text:line-break/>| <text:s text:c="11"/>| <text:s/><text:span text:style-name="T101">if (numread != length)</text:span> <text:s text:c="20"/>| <text:s text:c="11"/>|<text:line-break/>| <text:s text:c="11"/>| <text:s/><text:span text:style-name="T101">{</text:span> <text:s text:c="41"/>| <text:s text:c="11"/>|<text:line-break/>| <text:s text:c="11"/>| <text:s text:c="5"/><text:span text:style-name="T101">printf("Error reading %d\n", length);</text:span> <text:s/>| no return? |<text:line-break/>| <text:s text:c="11"/>| <text:s/><text:span text:style-name="T101">}</text:span> <text:s text:c="41"/>| <text:s text:c="11"/>|<text:line-break/>| <text:s text:c="11"/>| <text:s text:c="44"/>| <text:s text:c="11"/>|<text:line-break/>| Lowercase <text:s/>| <text:s/><text:span text:style-name="T101">for (i = 0; i &lt; length; i++)</text:span> <text:s text:c="14"/>| <text:s text:c="11"/>|<text:line-break/>| <text:s text:c="11"/>| <text:s text:c="5"/><text:span text:style-name="T101">lowercase(&amp;ptr[i]);</text:span> <text:s text:c="19"/>| <text:s text:c="11"/>|<text:line-break/>+------------+---------------------------------------------+------------+ </text:p>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vertical-align="middle">
        <style:background-image/>
      </style:paragraph-properties>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paragraph-properties fo:margin-top="0.5in" fo:margin-bottom="0.0598in" loext:contextual-spacing="false" fo:text-align="start" style:justify-single-word="false" fo:background-color="#000000">
        <style:background-image/>
      </style:paragraph-properties>
      <style:text-properties fo:font-variant="normal" fo:text-transform="none" fo:color="#ffffff" style:font-name="DejaVu Serif1" fo:font-family="'DejaVu Serif'" style:font-style-name="Bold" style:font-family-generic="roman" style:font-pitch="variable" fo:font-size="10pt" fo:font-style="normal"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eeeeee">
        <style:background-image/>
      </style:paragraph-properties>
      <style:text-properties fo:color="#000000" fo:font-size="10pt" fo:font-style="italic" fo:font-weight="normal"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0598in" fo:margin-bottom="0.0598in" loext:contextual-spacing="false" fo:background-color="transparent">
        <style:background-image/>
      </style:paragraph-properties>
      <style:text-properties fo:font-size="9pt" fo:font-style="italic" fo:font-weight="normal"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eeeeee"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paragraph-properties fo:margin-top="0in" fo:margin-bottom="2in" loext:contextual-spacing="false" fo:text-align="center" style:justify-single-word="false"/>
      <style:text-properties fo:color="#000000" fo:font-size="14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Copyright" style:family="paragraph" style:parent-style-name="Standard">
      <style:paragraph-properties fo:text-align="center" style:justify-single-word="false"/>
      <style:text-properties style:font-name="DejaVu Serif" fo:font-family="'DejaVu Serif'" style:font-style-name="Book" style:font-family-generic="roman" style:font-pitch="variable" fo:font-size="10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2"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eeeeee" fo:padding="0.2in" fo:border="0.06pt solid #dddddd" style:shadow="none">
        <style:background-image/>
      </style:paragraph-properties>
      <style:text-properties style:font-name="DejaVu Serif Condensed" fo:font-family="'DejaVu Serif Condensed'" style:font-style-name="Condensed Bold" style:font-family-generic="roman" style:font-pitch="variable" fo:font-size="18pt"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paragraph-properties fo:background-color="#eeeeee">
        <style:background-image/>
      </style:paragraph-properties>
      <style:text-properties style:font-name="DejaVu Serif2" fo:font-family="'DejaVu Serif'" style:font-style-name="Bold Italic" style:font-family-generic="roman" style:font-pitch="variable" fo:font-size="10pt" fo:font-style="italic" fo:font-weight="bold"/>
    </style:style>
    <style:style style:name="Contents_20_2" style:display-name="Contents 2" style:family="paragraph" style:parent-style-name="Standard" style:next-style-name="Standard" style:class="index">
      <style:paragraph-properties fo:margin-left="0.1665in" fo:margin-right="0in" fo:text-indent="0in" style:auto-text-indent="false" fo:background-color="#eeeeee">
        <style:background-image/>
      </style:paragraph-properties>
      <style:text-properties style:font-name="DejaVu Serif3" fo:font-family="'DejaVu Serif'" style:font-style-name="Italic" style:font-family-generic="roman" style:font-pitch="variable" fo:font-size="10pt" fo:font-style="italic"/>
    </style:style>
    <style:style style:name="Contents_20_3" style:display-name="Contents 3" style:family="paragraph" style:parent-style-name="Standard" style:next-style-name="Standard" style:class="index">
      <style:paragraph-properties fo:margin-left="0.3335in" fo:margin-right="0in" fo:text-indent="0in" style:auto-text-indent="false" fo:background-color="#eeeeee">
        <style:background-image/>
      </style:paragraph-properties>
      <style:text-properties style:font-name="DejaVu Serif3" fo:font-family="'DejaVu Serif'" style:font-style-name="Italic" style:font-family-generic="roman" style:font-pitch="variable" fo:font-size="9pt" fo:font-style="italic"/>
    </style:style>
    <style:style style:name="Contents_20_4" style:display-name="Contents 4" style:family="paragraph" style:parent-style-name="Standard" style:next-style-name="Standard" style:class="index">
      <style:paragraph-properties fo:margin-left="0.5in" fo:margin-right="0in" fo:text-indent="0in" style:auto-text-indent="false" fo:background-color="#eeeeee">
        <style:background-image/>
      </style:paragraph-properties>
      <style:text-properties style:font-name="DejaVu Serif3" fo:font-family="'DejaVu Serif'" style:font-style-name="Italic" style:font-family-generic="roman" style:font-pitch="variable" fo:font-size="8pt" fo:font-style="italic"/>
    </style:style>
    <style:style style:name="Header_20_-_20_Odd" style:display-name="Header - Odd" style:family="paragraph" style:parent-style-name="Header">
      <style:paragraph-properties fo:margin-top="0in" fo:margin-bottom="0.25in" loext:contextual-spacing="false" fo:text-align="end" style:justify-single-word="false" fo:padding-left="0in" fo:padding-right="0in" fo:padding-top="0in" fo:padding-bottom="0.0138in" fo:border-left="none" fo:border-right="none" fo:border-top="none" fo:border-bottom="0.51pt solid #000000"/>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padding-left="0in" fo:padding-right="0in" fo:padding-top="0in" fo:padding-bottom="0.0138in" fo:border-left="none" fo:border-right="none" fo:border-top="none" fo:border-bottom="0.51pt solid #000000"/>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in" fo:margin-right="0.5in" fo:margin-top="0in" fo:margin-bottom="0.1965in" loext:contextual-spacing="false" fo:text-indent="-0.5in" style:auto-text-indent="false" fo:background-color="transparent">
        <style:tab-stops/>
        <style:background-image/>
      </style:paragraph-properties>
      <style:text-properties style:font-name="DejaVu Serif" fo:font-family="'DejaVu Serif'" style:font-style-name="Book" style:font-family-generic="roman" style:font-pitch="variable" fo:font-size="8pt" fo:font-style="italic"/>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dddddd" style:shadow="none">
        <style:background-image/>
      </style:paragraph-properties>
      <style:text-properties style:font-name="FreeMono"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3"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officeooo:rsid="001ff881" officeooo:paragraph-rsid="001ff881"/>
    </style:style>
    <style:style style:name="MP4" style:family="paragraph" style:parent-style-name="Header_20_-_20_Even">
      <style:text-properties officeooo:rsid="0021de84" officeooo:paragraph-rsid="0021de84"/>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3</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rdc – [R]apid [D]evelopment [C]ompiler</text:p>
      </style:header>
      <style:header-left>
        <text:p text:style-name="MP4">Liberty Software Foundation</text:p>
      </style:header-left>
      <style:footer>
        <text:p text:style-name="MP5"><text:page-number text:select-page="current">39</text:page-number></text:p>
      </style:footer>
      <style:footer-left>
        <text:p text:style-name="MP2"><text:page-number text:select-page="current">40</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1-03T00:00:10.195594796</dc:date>
    <meta:editing-cycles>541</meta:editing-cycles>
    <meta:editing-duration>P2172DT3H3M23S</meta:editing-duration>
    <meta:generator>LibreOffice/4.3.3.2$Linux_X86_64 LibreOffice_project/430m0$Build-2</meta:generator>
    <meta:document-statistic meta:table-count="0" meta:image-count="0" meta:object-count="0" meta:page-count="40" meta:paragraph-count="326" meta:word-count="9063" meta:character-count="56794" meta:non-whitespace-character-count="44620"/>
  </office:meta>
</office:document-meta>
</file>